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0100000001028F582B9643F04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MMath10ular" svg:font-family="LMMath10ular" style:font-pitch="variable"/>
    <style:font-face style:name="LMMath10ular1" svg:font-family="LMMath10ular"/>
    <style:font-face style:name="LMMath8ular" svg:font-family="LMMath8ular" style:font-pitch="variable"/>
    <style:font-face style:name="LMMath8ular1" svg:font-family="LMMath8ular"/>
    <style:font-face style:name="LMMathSymbols10ular" svg:font-family="LMMathSymbols10ular" style:font-pitch="variable"/>
    <style:font-face style:name="LMMathSymbols10ular1" svg:font-family="LMMathSymbols10ular"/>
    <style:font-face style:name="LMMono10" svg:font-family="LMMono10"/>
    <style:font-face style:name="LMMono101" svg:font-family="LMMono10" style:font-pitch="variable"/>
    <style:font-face style:name="LMMono10ular" svg:font-family="LMMono10ular" style:font-pitch="variable"/>
    <style:font-face style:name="LMMono10ular1" svg:font-family="LMMono10ular"/>
    <style:font-face style:name="LMMonoLt10" svg:font-family="LMMonoLt10"/>
    <style:font-face style:name="LMMonoLt101" svg:font-family="LMMonoLt10" style:font-pitch="variable"/>
    <style:font-face style:name="LMRoman10" svg:font-family="LMRoman10" style:font-pitch="variable"/>
    <style:font-face style:name="LMRoman101" svg:font-family="LMRoman10"/>
    <style:font-face style:name="LMRoman10ular" svg:font-family="LMRoman10ular" style:font-pitch="variable"/>
    <style:font-face style:name="LMRoman10ular1" svg:font-family="LMRoman10ular"/>
    <style:font-face style:name="LMRoman12" svg:font-family="LMRoman12" style:font-pitch="variable"/>
    <style:font-face style:name="LMRoman121" svg:font-family="LMRoman12"/>
    <style:font-face style:name="LMRoman6ular" svg:font-family="LMRoman6ular" style:font-pitch="variable"/>
    <style:font-face style:name="LMRoman6ular1" svg:font-family="LMRoman6ular"/>
    <style:font-face style:name="LMRoman8" svg:font-family="LMRoman8" style:font-pitch="variable"/>
    <style:font-face style:name="LMRoman81" svg:font-family="LMRoman8"/>
    <style:font-face style:name="LMRoman9" svg:font-family="LMRoman9" style:font-pitch="variable"/>
    <style:font-face style:name="LMRoman91" svg:font-family="LMRoman9"/>
    <style:font-face style:name="LMRoman9ular" svg:font-family="LMRoman9ular" style:font-pitch="variable"/>
    <style:font-face style:name="LMRoman9ular1" svg:font-family="LMRoman9ular"/>
    <style:font-face style:name="LMRomanCaps10ular" svg:font-family="LMRomanCaps10ular" style:font-pitch="variable"/>
    <style:font-face style:name="LMRomanCaps10ular1" svg:font-family="LMRomanCaps10ular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horizontal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505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384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0.28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1cm" fo:min-width="0.21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solid" svg:stroke-width="0.014cm" svg:stroke-color="#000000" draw:stroke-linejoin="miter" svg:stroke-linecap="butt" draw:fill="none" fo:padding-top="0.007cm" fo:padding-bottom="0.007cm" fo:padding-left="0.007cm" fo:padding-right="0.007cm"/>
    </style:style>
    <style:style style:name="gr8" style:family="graphic" style:parent-style-name="standard">
      <style:graphic-properties draw:stroke="solid" svg:stroke-width="0.014cm" svg:stroke-color="#000000" draw:stroke-linejoin="miter" svg:stroke-linecap="butt" draw:fill="solid" draw:fill-color="#000000" fo:padding-top="0.007cm" fo:padding-bottom="0.007cm" fo:padding-left="0.007cm" fo:padding-right="0.007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15cm" fo:min-width="0.315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solid" svg:stroke-width="0.011cm" svg:stroke-color="#000000" draw:stroke-linejoin="round" svg:stroke-linecap="round" draw:fill="none" fo:padding-top="0.005cm" fo:padding-bottom="0.005cm" fo:padding-left="0.005cm" fo:padding-right="0.005cm"/>
    </style:style>
    <style:style style:name="gr11" style:family="graphic" style:parent-style-name="standard">
      <style:graphic-properties draw:stroke="solid" svg:stroke-width="0.014cm" svg:stroke-color="#000000" draw:stroke-linejoin="miter" svg:stroke-linecap="butt" draw:fill="solid" draw:fill-color="#dfdfdf" fo:padding-top="0.007cm" fo:padding-bottom="0.007cm" fo:padding-left="0.007cm" fo:padding-right="0.007cm"/>
    </style:style>
    <style:style style:name="gr12" style:family="graphic" style:parent-style-name="standard">
      <style:graphic-properties draw:stroke="solid" svg:stroke-width="0.028cm" svg:stroke-color="#000000" draw:stroke-linejoin="miter" svg:stroke-linecap="butt" draw:fill="none" fo:padding-top="0.014cm" fo:padding-bottom="0.014cm" fo:padding-left="0.014cm" fo:padding-right="0.014cm"/>
    </style:style>
    <style:style style:name="gr13" style:family="graphic" style:parent-style-name="standard">
      <style:graphic-properties draw:stroke="none" draw:fill="solid" draw:fill-color="#000000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4.3999996185303pt" style:font-size-asian="14.3999996185303pt" style:font-size-complex="14.3999996185303pt"/>
    </style:style>
    <style:style style:name="P4" style:family="paragraph">
      <loext:graphic-properties draw:fill="none"/>
      <style:text-properties fo:font-size="10.8999996185303pt" style:font-size-asian="10.8999996185303pt" style:font-size-complex="10.8999996185303pt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loext:graphic-properties draw:fill="none"/>
      <style:text-properties fo:font-size="8pt" style:font-size-asian="8pt" style:font-size-complex="8pt"/>
    </style:style>
    <style:style style:name="P7" style:family="paragraph">
      <loext:graphic-properties draw:fill="none"/>
      <style:text-properties fo:font-size="6pt" style:font-size-asian="6pt" style:font-size-complex="6pt"/>
    </style:style>
    <style:style style:name="P8" style:family="paragraph">
      <loext:graphic-properties draw:fill="solid" draw:fill-color="#000000"/>
    </style:style>
    <style:style style:name="P9" style:family="paragraph">
      <loext:graphic-properties draw:fill="none"/>
      <style:text-properties fo:font-size="9pt" style:font-size-asian="9pt" style:font-size-complex="9pt"/>
    </style:style>
    <style:style style:name="P10" style:family="paragraph">
      <loext:graphic-properties draw:fill="solid" draw:fill-color="#dfdfdf"/>
    </style:style>
    <style:style style:name="T1" style:family="text">
      <style:text-properties fo:color="#000000" loext:opacity="100%" style:font-name="LMRoman121" fo:font-size="14.3999996185303pt" fo:font-weight="bold" style:font-size-asian="14.3999996185303pt" style:font-name-complex="LMRoman121" style:font-size-complex="14.3999996185303pt" style:font-weight-complex="bold"/>
    </style:style>
    <style:style style:name="T2" style:family="text">
      <style:text-properties fo:color="#000000" loext:opacity="100%" style:font-name="LMRoman101" fo:font-size="10.8999996185303pt" fo:font-style="italic" style:font-size-asian="10.8999996185303pt" style:font-name-complex="LMRoman101" style:font-size-complex="10.8999996185303pt" style:font-style-complex="italic"/>
    </style:style>
    <style:style style:name="T3" style:family="text">
      <style:text-properties fo:color="#000000" loext:opacity="100%" style:font-name="LMRoman101" fo:font-size="10.8999996185303pt" fo:font-weight="bold" style:font-size-asian="10.8999996185303pt" style:font-name-complex="LMRoman101" style:font-size-complex="10.8999996185303pt" style:font-weight-complex="bold"/>
    </style:style>
    <style:style style:name="T4" style:family="text">
      <style:text-properties fo:color="#000000" loext:opacity="100%" style:font-name="LMRoman101" fo:font-size="10pt" fo:font-style="italic" fo:font-weight="bold" style:font-size-asian="10pt" style:font-name-complex="LMRoman101" style:font-size-complex="10pt" style:font-style-complex="italic" style:font-weight-complex="bold"/>
    </style:style>
    <style:style style:name="T5" style:family="text">
      <style:text-properties fo:color="#000000" loext:opacity="100%" style:font-name="LMRoman10ular1" fo:font-size="10.8999996185303pt" style:font-size-asian="10.8999996185303pt" style:font-name-complex="LMRoman10ular1" style:font-size-complex="10.8999996185303pt"/>
    </style:style>
    <style:style style:name="T6" style:family="text">
      <style:text-properties fo:color="#000000" loext:opacity="100%" style:font-name="LMMono10ular1" fo:font-size="10.8999996185303pt" style:font-size-asian="10.8999996185303pt" style:font-name-complex="LMMono10ular1" style:font-size-complex="10.8999996185303pt"/>
    </style:style>
    <style:style style:name="T7" style:family="text">
      <style:text-properties fo:color="#008000" loext:opacity="100%" style:font-name="LMMonoLt10" fo:font-size="10.8999996185303pt" fo:font-weight="bold" style:font-size-asian="10.8999996185303pt" style:font-name-complex="LMMonoLt10" style:font-size-complex="10.8999996185303pt" style:font-weight-complex="bold"/>
    </style:style>
    <style:style style:name="T8" style:family="text">
      <style:text-properties fo:color="#666666" loext:opacity="100%" style:font-name="LMMono10ular1" fo:font-size="10.8999996185303pt" style:font-size-asian="10.8999996185303pt" style:font-name-complex="LMMono10ular1" style:font-size-complex="10.8999996185303pt"/>
    </style:style>
    <style:style style:name="T9" style:family="text">
      <style:text-properties fo:color="#000000" loext:opacity="100%" style:font-name="LMRoman10ular1" fo:font-size="10pt" style:font-size-asian="10pt" style:font-name-complex="LMRoman10ular1" style:font-size-complex="10pt"/>
    </style:style>
    <style:style style:name="T10" style:family="text">
      <style:text-properties fo:color="#000000" loext:opacity="100%" style:font-name="LMRoman101" fo:font-size="10pt" fo:font-style="italic" style:font-size-asian="10pt" style:font-name-complex="LMRoman101" style:font-size-complex="10pt" style:font-style-complex="italic"/>
    </style:style>
    <style:style style:name="T11" style:family="text">
      <style:text-properties fo:color="#000000" loext:opacity="100%" style:font-name="LMMath8ular1" fo:font-size="8pt" fo:font-style="italic" style:font-size-asian="8pt" style:font-name-complex="LMMath8ular1" style:font-size-complex="8pt" style:font-style-complex="italic"/>
    </style:style>
    <style:style style:name="T12" style:family="text">
      <style:text-properties fo:color="#000000" loext:opacity="100%" style:font-name="LMRomanCaps10ular1" fo:font-size="10.8999996185303pt" style:font-size-asian="10.8999996185303pt" style:font-name-complex="LMRomanCaps10ular1" style:font-size-complex="10.8999996185303pt"/>
    </style:style>
    <style:style style:name="T13" style:family="text">
      <style:text-properties fo:color="#000000" loext:opacity="100%" style:font-name="LMMath10ular1" fo:font-size="10.8999996185303pt" fo:font-style="italic" style:font-size-asian="10.8999996185303pt" style:font-name-complex="LMMath10ular1" style:font-size-complex="10.8999996185303pt" style:font-style-complex="italic"/>
    </style:style>
    <style:style style:name="T14" style:family="text">
      <style:text-properties fo:color="#000000" loext:opacity="100%" style:font-name="LMRoman81" fo:font-size="8pt" fo:font-style="italic" style:font-size-asian="8pt" style:font-name-complex="LMRoman81" style:font-size-complex="8pt" style:font-style-complex="italic"/>
    </style:style>
    <style:style style:name="T15" style:family="text">
      <style:text-properties fo:color="#000000" loext:opacity="100%" style:font-name="LMRoman6ular1" fo:font-size="6pt" style:font-size-asian="6pt" style:font-name-complex="LMRoman6ular1" style:font-size-complex="6pt"/>
    </style:style>
    <style:style style:name="T16" style:family="text">
      <style:text-properties fo:color="#0000ff" loext:opacity="100%" style:font-name="LMMono10ular1" fo:font-size="10.8999996185303pt" style:font-size-asian="10.8999996185303pt" style:font-name-complex="LMMono10ular1" style:font-size-complex="10.8999996185303pt"/>
    </style:style>
    <style:style style:name="T17" style:family="text">
      <style:text-properties fo:color="#408080" loext:opacity="100%" style:font-name="LMMono10" fo:font-size="10.8999996185303pt" fo:font-style="italic" style:font-size-asian="10.8999996185303pt" style:font-name-complex="LMMono10" style:font-size-complex="10.8999996185303pt" style:font-style-complex="italic"/>
    </style:style>
    <style:style style:name="T18" style:family="text">
      <style:text-properties fo:color="#ab21ff" loext:opacity="100%" style:font-name="LMMonoLt10" fo:font-size="10.8999996185303pt" fo:font-weight="bold" style:font-size-asian="10.8999996185303pt" style:font-name-complex="LMMonoLt10" style:font-size-complex="10.8999996185303pt" style:font-weight-complex="bold"/>
    </style:style>
    <style:style style:name="T19" style:family="text">
      <style:text-properties fo:color="#000000" loext:opacity="100%" style:font-name="LMMathSymbols10ular1" fo:font-size="10.8999996185303pt" style:font-size-asian="10.8999996185303pt" style:font-name-complex="LMMathSymbols10ular1" style:font-size-complex="10.8999996185303pt"/>
    </style:style>
    <style:style style:name="T20" style:family="text">
      <style:text-properties fo:color="#000000" loext:opacity="100%" style:font-name="LMRoman9ular1" fo:font-size="9pt" style:font-size-asian="9pt" style:font-name-complex="LMRoman9ular1" style:font-size-complex="9pt"/>
    </style:style>
    <style:style style:name="T21" style:family="text">
      <style:text-properties fo:color="#008000" loext:opacity="100%" style:font-name="LMMono10ular1" fo:font-size="10.8999996185303pt" style:font-size-asian="10.8999996185303pt" style:font-name-complex="LMMono10ular1" style:font-size-complex="10.8999996185303pt"/>
    </style:style>
    <style:style style:name="T22" style:family="text">
      <style:text-properties fo:color="#000000" loext:opacity="100%" style:font-name="LMRoman91" fo:font-size="9pt" fo:font-style="italic" style:font-size-asian="9pt" style:font-name-complex="LMRoman91" style:font-size-complex="9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18.901cm" svg:height="0.054cm" draw:transform="rotate (-3.14159265358979) translate (20.001cm -0.026cm)">
          <draw:image xlink:href="Pictures/100000010000000100000001028F582B9643F048.png" xlink:type="simple" xlink:show="embed" xlink:actuate="onLoad" draw:mime-type="image/png">
            <text:p/>
          </draw:image>
        </draw:frame>
        <draw:frame draw:style-name="gr2" draw:text-style-name="P3" draw:layer="layout" svg:width="3.909cm" svg:height="0.729cm" svg:x="1.626cm" svg:y="0.842cm">
          <draw:text-box>
            <text:p text:style-name="P2"><text:span text:style-name="T1">Terminale NSI</text:span></text:p>
          </draw:text-box>
        </draw:frame>
        <draw:frame draw:style-name="gr1" draw:text-style-name="P1" draw:layer="layout" svg:width="18.901cm" svg:height="0.016cm" draw:transform="rotate (-3.14159265358979) translate (20.001cm 1.604cm)">
          <draw:image xlink:href="Pictures/100000010000000100000001028F582B9643F048.png" xlink:type="simple" xlink:show="embed" xlink:actuate="onLoad" draw:mime-type="image/png">
            <text:p/>
          </draw:image>
        </draw:frame>
        <draw:frame draw:style-name="gr2" draw:text-style-name="P3" draw:layer="layout" svg:width="4.074cm" svg:height="0.729cm" svg:x="16.137cm" svg:y="0.842cm">
          <draw:text-box>
            <text:p text:style-name="P2"><text:span text:style-name="T1">Bac Blanc 2022</text:span></text:p>
          </draw:text-box>
        </draw:frame>
        <draw:frame draw:style-name="gr3" draw:text-style-name="P4" draw:layer="layout" svg:width="1.416cm" svg:height="0.551cm" svg:x="1.626cm" svg:y="1.644cm">
          <draw:text-box>
            <text:p text:style-name="P2"><text:span text:style-name="T2">Ce sujet</text:span></text:p>
          </draw:text-box>
        </draw:frame>
        <draw:frame draw:style-name="gr3" draw:text-style-name="P4" draw:layer="layout" svg:width="8.913cm" svg:height="0.551cm" svg:x="3.226cm" svg:y="1.644cm">
          <draw:text-box>
            <text:p text:style-name="P2"><text:span text:style-name="T2">comporte trois exercices notés chacun sur 8 points.</text:span></text:p>
          </draw:text-box>
        </draw:frame>
        <draw:frame draw:style-name="gr3" draw:text-style-name="P4" draw:layer="layout" svg:width="1.344cm" svg:height="0.551cm" svg:x="12.251cm" svg:y="1.644cm">
          <draw:text-box>
            <text:p text:style-name="P2"><text:span text:style-name="T2">Le total</text:span></text:p>
          </draw:text-box>
        </draw:frame>
        <draw:frame draw:style-name="gr3" draw:text-style-name="P4" draw:layer="layout" svg:width="4.65cm" svg:height="0.551cm" svg:x="13.754cm" svg:y="1.644cm">
          <draw:text-box>
            <text:p text:style-name="P2"><text:span text:style-name="T2">sera donc une note sur 24,</text:span></text:p>
          </draw:text-box>
        </draw:frame>
        <draw:frame draw:style-name="gr3" draw:text-style-name="P4" draw:layer="layout" svg:width="0.518cm" svg:height="0.551cm" svg:x="18.644cm" svg:y="1.644cm">
          <draw:text-box>
            <text:p text:style-name="P2"><text:span text:style-name="T2">qui</text:span></text:p>
          </draw:text-box>
        </draw:frame>
        <draw:frame draw:style-name="gr3" draw:text-style-name="P4" draw:layer="layout" svg:width="0.713cm" svg:height="0.551cm" svg:x="19.325cm" svg:y="1.644cm">
          <draw:text-box>
            <text:p text:style-name="P2"><text:span text:style-name="T2">sera</text:span></text:p>
          </draw:text-box>
        </draw:frame>
        <draw:frame draw:style-name="gr3" draw:text-style-name="P4" draw:layer="layout" svg:width="13.782cm" svg:height="0.551cm" svg:x="1.101cm" svg:y="2.122cm">
          <draw:text-box>
            <text:p text:style-name="P2"><text:span text:style-name="T2">ramenée sur 12 avant d’être ajoutée à votre note obtenue à l’Épreuve Pratique.</text:span></text:p>
          </draw:text-box>
        </draw:frame>
        <draw:frame draw:style-name="gr3" draw:text-style-name="P4" draw:layer="layout" svg:width="2.059cm" svg:height="0.551cm" svg:x="1.626cm" svg:y="3.532cm">
          <draw:text-box>
            <text:p text:style-name="P2"><text:span text:style-name="T3">Exercice 1</text:span></text:p>
          </draw:text-box>
        </draw:frame>
        <draw:frame draw:style-name="gr4" draw:text-style-name="P5" draw:layer="layout" svg:width="1.429cm" svg:height="0.509cm" svg:x="4.805cm" svg:y="3.569cm">
          <draw:text-box>
            <text:p text:style-name="P2"><text:span text:style-name="T4">8 points</text:span></text:p>
          </draw:text-box>
        </draw:frame>
        <draw:frame draw:style-name="gr3" draw:text-style-name="P4" draw:layer="layout" svg:width="3.575cm" svg:height="0.446cm" svg:x="1.626cm" svg:y="4.299cm">
          <draw:text-box>
            <text:p text:style-name="P2"><text:span text:style-name="T5">Dans cet exercice,</text:span></text:p>
          </draw:text-box>
        </draw:frame>
        <draw:frame draw:style-name="gr3" draw:text-style-name="P4" draw:layer="layout" svg:width="11.115cm" svg:height="0.446cm" svg:x="4.834cm" svg:y="4.299cm">
          <draw:text-box>
            <text:p text:style-name="P2"><text:span text:style-name="T5">on pourra utiliser les mots clés suivants du langage</text:span><text:span text:style-name="T6"> SQL</text:span><text:span text:style-name="T5"> :</text:span></text:p>
          </draw:text-box>
        </draw:frame>
        <draw:frame draw:style-name="gr3" draw:text-style-name="P4" draw:layer="layout" svg:width="6.268cm" svg:height="0.446cm" svg:x="14.749cm" svg:y="4.299cm">
          <draw:text-box>
            <text:p text:style-name="P2"><text:span text:style-name="T7">SELECT</text:span><text:span text:style-name="T6">,</text:span><text:span text:style-name="T7"> FROM</text:span><text:span text:style-name="T6">,</text:span><text:span text:style-name="T7"> WHERE</text:span><text:span text:style-name="T6">,</text:span><text:span text:style-name="T7"> JOIN</text:span><text:span text:style-name="T6">,</text:span></text:p>
          </draw:text-box>
        </draw:frame>
        <draw:frame draw:style-name="gr3" draw:text-style-name="P4" draw:layer="layout" svg:width="5.785cm" svg:height="0.446cm" svg:x="1.101cm" svg:y="4.777cm">
          <draw:text-box>
            <text:p text:style-name="P2"><text:span text:style-name="T7">ON</text:span><text:span text:style-name="T6">,</text:span><text:span text:style-name="T7"> INSERT INTO</text:span><text:span text:style-name="T6">,</text:span><text:span text:style-name="T7"> UPDATE</text:span><text:span text:style-name="T6">,</text:span></text:p>
          </draw:text-box>
        </draw:frame>
        <draw:frame draw:style-name="gr3" draw:text-style-name="P4" draw:layer="layout" svg:width="6.726cm" svg:height="0.446cm" svg:x="6.354cm" svg:y="4.777cm">
          <draw:text-box>
            <text:p text:style-name="P2"><text:span text:style-name="T7">SET</text:span><text:span text:style-name="T6">,</text:span><text:span text:style-name="T7"> VALUES</text:span><text:span text:style-name="T6">,</text:span><text:span text:style-name="T7"> COUNT</text:span><text:span text:style-name="T6">,</text:span><text:span text:style-name="T7"> OR</text:span><text:span text:style-name="T6">,</text:span><text:span text:style-name="T7"> AND</text:span><text:span text:style-name="T5">.</text:span></text:p>
          </draw:text-box>
        </draw:frame>
        <draw:frame draw:style-name="gr3" draw:text-style-name="P4" draw:layer="layout" svg:width="21.613cm" svg:height="0.446cm" svg:x="1.626cm" svg:y="5.467cm">
          <draw:text-box>
            <text:p text:style-name="P2"><text:span text:style-name="T5">Les articles d’un journal sont recensés dans une base de données</text:span><text:span text:style-name="T6"> Journal</text:span><text:span text:style-name="T5">. Cette base contient des informations</text:span></text:p>
          </draw:text-box>
        </draw:frame>
        <draw:frame draw:style-name="gr3" draw:text-style-name="P4" draw:layer="layout" svg:width="21.799cm" svg:height="0.446cm" svg:x="1.101cm" svg:y="5.946cm">
          <draw:text-box>
            <text:p text:style-name="P2"><text:span text:style-name="T5">sur chaque article (titre, auteur et date de parution). Chaque auteur est caractérisé par son nom et son prénom.</text:span></text:p>
          </draw:text-box>
        </draw:frame>
        <draw:frame draw:style-name="gr3" draw:text-style-name="P4" draw:layer="layout" svg:width="9.679cm" svg:height="0.446cm" svg:x="1.101cm" svg:y="6.424cm">
          <draw:text-box>
            <text:p text:style-name="P2"><text:span text:style-name="T5">On associe de plus à certains articles des thèmes.</text:span></text:p>
          </draw:text-box>
        </draw:frame>
        <draw:frame draw:style-name="gr3" draw:text-style-name="P4" draw:layer="layout" svg:width="13.202cm" svg:height="0.446cm" svg:x="1.626cm" svg:y="7.11cm">
          <draw:text-box>
            <text:p text:style-name="P2"><text:span text:style-name="T5">Le schéma relationnel de la base de données est donné ci-dessous :</text:span></text:p>
          </draw:text-box>
        </draw:frame>
        <draw:frame draw:style-name="gr1" draw:text-style-name="P1" draw:layer="layout" svg:width="1.819cm" svg:height="0.016cm" draw:transform="rotate (-3.14159265358979) translate (7.94cm 8.136cm)">
          <draw:image xlink:href="Pictures/100000010000000100000001028F582B9643F048.png" xlink:type="simple" xlink:show="embed" xlink:actuate="onLoad" draw:mime-type="image/png">
            <text:p/>
          </draw:image>
        </draw:frame>
        <draw:frame draw:style-name="gr3" draw:text-style-name="P4" draw:layer="layout" svg:width="9.418cm" svg:height="0.446cm" svg:x="3.607cm" svg:y="7.724cm">
          <draw:text-box>
            <text:p text:style-name="P2"><text:span text:style-name="T5">•</text:span><text:span text:style-name="T6"> </text:span><text:span text:style-name="T6">Articles (idArticle, titre, #auteur, dateParution)</text:span></text:p>
          </draw:text-box>
        </draw:frame>
        <draw:frame draw:style-name="gr1" draw:text-style-name="P1" draw:layer="layout" svg:width="1.616cm" svg:height="0.016cm" draw:transform="rotate (-3.14159265358979) translate (7.534cm 8.746cm)">
          <draw:image xlink:href="Pictures/100000010000000100000001028F582B9643F048.png" xlink:type="simple" xlink:show="embed" xlink:actuate="onLoad" draw:mime-type="image/png">
            <text:p/>
          </draw:image>
        </draw:frame>
        <draw:frame draw:style-name="gr3" draw:text-style-name="P4" draw:layer="layout" svg:width="6.78cm" svg:height="0.446cm" svg:x="3.607cm" svg:y="8.333cm">
          <draw:text-box>
            <text:p text:style-name="P2"><text:span text:style-name="T5">•</text:span><text:span text:style-name="T6"> </text:span><text:span text:style-name="T6">Auteurs (idAuteur, nom, prenom)</text:span></text:p>
          </draw:text-box>
        </draw:frame>
        <draw:frame draw:style-name="gr1" draw:text-style-name="P1" draw:layer="layout" svg:width="1.417cm" svg:height="0.016cm" draw:transform="rotate (-3.14159265358979) translate (7.136cm 9.355cm)">
          <draw:image xlink:href="Pictures/100000010000000100000001028F582B9643F048.png" xlink:type="simple" xlink:show="embed" xlink:actuate="onLoad" draw:mime-type="image/png">
            <text:p/>
          </draw:image>
        </draw:frame>
        <draw:frame draw:style-name="gr3" draw:text-style-name="P4" draw:layer="layout" svg:width="5.493cm" svg:height="0.446cm" svg:x="3.607cm" svg:y="8.943cm">
          <draw:text-box>
            <text:p text:style-name="P2"><text:span text:style-name="T5">•</text:span><text:span text:style-name="T6"> </text:span><text:span text:style-name="T6">Themes (idTheme, theme)</text:span></text:p>
          </draw:text-box>
        </draw:frame>
        <draw:frame draw:style-name="gr1" draw:text-style-name="P1" draw:layer="layout" svg:width="2.425cm" svg:height="0.016cm" draw:transform="rotate (-3.14159265358979) translate (9.151cm 9.965cm)">
          <draw:image xlink:href="Pictures/100000010000000100000001028F582B9643F048.png" xlink:type="simple" xlink:show="embed" xlink:actuate="onLoad" draw:mime-type="image/png">
            <text:p/>
          </draw:image>
        </draw:frame>
        <draw:frame draw:style-name="gr3" draw:text-style-name="P4" draw:layer="layout" svg:width="9.197cm" svg:height="0.446cm" svg:x="3.607cm" svg:y="9.552cm">
          <draw:text-box>
            <text:p text:style-name="P2"><text:span text:style-name="T5">•</text:span><text:span text:style-name="T6"> </text:span><text:span text:style-name="T6">Traitements (idTraitement, #article, #theme)</text:span></text:p>
          </draw:text-box>
        </draw:frame>
        <draw:frame draw:style-name="gr3" draw:text-style-name="P4" draw:layer="layout" svg:width="20.225cm" svg:height="0.446cm" svg:x="1.626cm" svg:y="10.162cm">
          <draw:text-box>
            <text:p text:style-name="P2"><text:span text:style-name="T5">Dans ce schéma, les clés primaires sont soulignées et les clés étrangères sont précédées du symbole</text:span><text:span text:style-name="T8"> #</text:span><text:span text:style-name="T5">.</text:span></text:p>
          </draw:text-box>
        </draw:frame>
        <draw:frame draw:style-name="gr3" draw:text-style-name="P4" draw:layer="layout" svg:width="20.093cm" svg:height="0.446cm" svg:x="1.626cm" svg:y="10.852cm">
          <draw:text-box>
            <text:p text:style-name="P2"><text:span text:style-name="T5">L’attribut</text:span><text:span text:style-name="T6"> auteur</text:span><text:span text:style-name="T5"> de la relation</text:span><text:span text:style-name="T6"> Articles</text:span><text:span text:style-name="T5"> est une clé étrangère faisant référence à l’attribut</text:span><text:span text:style-name="T6"> idAuteur</text:span><text:span text:style-name="T5"> de la</text:span></text:p>
          </draw:text-box>
        </draw:frame>
        <draw:frame draw:style-name="gr3" draw:text-style-name="P4" draw:layer="layout" svg:width="3.223cm" svg:height="0.446cm" svg:x="1.101cm" svg:y="11.33cm">
          <draw:text-box>
            <text:p text:style-name="P2"><text:span text:style-name="T5">relation</text:span><text:span text:style-name="T6"> Auteurs</text:span><text:span text:style-name="T5">.</text:span></text:p>
          </draw:text-box>
        </draw:frame>
        <draw:frame draw:style-name="gr3" draw:text-style-name="P4" draw:layer="layout" svg:width="19.792cm" svg:height="0.446cm" svg:x="1.626cm" svg:y="12.02cm">
          <draw:text-box>
            <text:p text:style-name="P2"><text:span text:style-name="T5">L’attribut</text:span><text:span text:style-name="T6"> article</text:span><text:span text:style-name="T5"> de la relation</text:span><text:span text:style-name="T6"> Traitements</text:span><text:span text:style-name="T5"> est une clé étrangère faisant référence à l’attribut</text:span><text:span text:style-name="T6"> idArticle</text:span></text:p>
          </draw:text-box>
        </draw:frame>
        <draw:frame draw:style-name="gr3" draw:text-style-name="P4" draw:layer="layout" svg:width="4.227cm" svg:height="0.446cm" svg:x="1.101cm" svg:y="12.499cm">
          <draw:text-box>
            <text:p text:style-name="P2"><text:span text:style-name="T5">de la relation</text:span><text:span text:style-name="T6"> Articles</text:span><text:span text:style-name="T5">.</text:span></text:p>
          </draw:text-box>
        </draw:frame>
        <draw:frame draw:style-name="gr3" draw:text-style-name="P4" draw:layer="layout" svg:width="21.008cm" svg:height="0.446cm" svg:x="1.626cm" svg:y="13.185cm">
          <draw:text-box>
            <text:p text:style-name="P2"><text:span text:style-name="T5">L’attribut</text:span><text:span text:style-name="T6"> theme</text:span><text:span text:style-name="T5"> de la relation</text:span><text:span text:style-name="T6"> Traitements</text:span><text:span text:style-name="T5"> est une clé étrangère faisant référence à l’attribut</text:span><text:span text:style-name="T6"> idTheme</text:span><text:span text:style-name="T5"> de la</text:span></text:p>
          </draw:text-box>
        </draw:frame>
        <draw:frame draw:style-name="gr3" draw:text-style-name="P4" draw:layer="layout" svg:width="3.257cm" svg:height="0.446cm" svg:x="1.101cm" svg:y="13.663cm">
          <draw:text-box>
            <text:p text:style-name="P2"><text:span text:style-name="T5">relation</text:span><text:span text:style-name="T6"> Themes</text:span><text:span text:style-name="T5">.</text:span></text:p>
          </draw:text-box>
        </draw:frame>
        <draw:frame draw:style-name="gr3" draw:text-style-name="P4" draw:layer="layout" svg:width="20.534cm" svg:height="0.446cm" svg:x="1.626cm" svg:y="14.353cm">
          <draw:text-box>
            <text:p text:style-name="P2"><text:span text:style-name="T5">Tous les attributs dont le nom est préfixé par</text:span><text:span text:style-name="T6"> id</text:span><text:span text:style-name="T5"> sont des nombres entiers ainsi que l’attribut</text:span><text:span text:style-name="T6"> dateParution</text:span></text:p>
          </draw:text-box>
        </draw:frame>
        <draw:frame draw:style-name="gr3" draw:text-style-name="P4" draw:layer="layout" svg:width="17.676cm" svg:height="0.446cm" svg:x="1.101cm" svg:y="14.831cm">
          <draw:text-box>
            <text:p text:style-name="P2"><text:span text:style-name="T5">(les dates sont notées au format</text:span><text:span text:style-name="T6"> aaaaMMjj</text:span><text:span text:style-name="T5">, par exemple</text:span><text:span text:style-name="T8"> 20220103</text:span><text:span text:style-name="T5"> pour le 3 janvier 2022).</text:span></text:p>
          </draw:text-box>
        </draw:frame>
        <draw:frame draw:style-name="gr3" draw:text-style-name="P4" draw:layer="layout" svg:width="3.774cm" svg:height="0.446cm" svg:x="16.646cm" svg:y="14.831cm">
          <draw:text-box>
            <text:p text:style-name="P2"><text:span text:style-name="T5">Les autres attributs</text:span></text:p>
          </draw:text-box>
        </draw:frame>
        <draw:frame draw:style-name="gr3" draw:text-style-name="P4" draw:layer="layout" svg:width="6.132cm" svg:height="0.446cm" svg:x="1.101cm" svg:y="15.31cm">
          <draw:text-box>
            <text:p text:style-name="P2"><text:span text:style-name="T5">sont des chaînes de caractères.</text:span></text:p>
          </draw:text-box>
        </draw:frame>
        <draw:frame draw:style-name="gr3" draw:text-style-name="P4" draw:layer="layout" svg:width="17.605cm" svg:height="0.446cm" svg:x="1.626cm" svg:y="16cm">
          <draw:text-box>
            <text:p text:style-name="P2"><text:span text:style-name="T5">Les entrées de la relation</text:span><text:span text:style-name="T6"> Traitements</text:span><text:span text:style-name="T5"> correspondent aux thèmes abordés par des articles.</text:span></text:p>
          </draw:text-box>
        </draw:frame>
        <draw:frame draw:style-name="gr3" draw:text-style-name="P4" draw:layer="layout" svg:width="2.864cm" svg:height="0.446cm" svg:x="17.382cm" svg:y="16cm">
          <draw:text-box>
            <text:p text:style-name="P2"><text:span text:style-name="T5">Un article peut</text:span></text:p>
          </draw:text-box>
        </draw:frame>
        <draw:frame draw:style-name="gr3" draw:text-style-name="P4" draw:layer="layout" svg:width="6.538cm" svg:height="0.446cm" svg:x="1.101cm" svg:y="16.478cm">
          <draw:text-box>
            <text:p text:style-name="P2"><text:span text:style-name="T5">aborder 0, 1 ou plusieurs thèmes.</text:span></text:p>
          </draw:text-box>
        </draw:frame>
        <draw:frame draw:style-name="gr3" draw:text-style-name="P4" draw:layer="layout" svg:width="0.384cm" svg:height="0.551cm" svg:x="2.146cm" svg:y="17.286cm">
          <draw:text-box>
            <text:p text:style-name="P2"><text:span text:style-name="T3">1.</text:span></text:p>
          </draw:text-box>
        </draw:frame>
        <draw:frame draw:style-name="gr3" draw:text-style-name="P4" draw:layer="layout" svg:width="3.655cm" svg:height="0.446cm" svg:x="2.68cm" svg:y="17.363cm">
          <draw:text-box>
            <text:p text:style-name="P2"><text:span text:style-name="T5">Expliquer pourquoi</text:span></text:p>
          </draw:text-box>
        </draw:frame>
        <draw:frame draw:style-name="gr3" draw:text-style-name="P4" draw:layer="layout" svg:width="0.384cm" svg:height="0.446cm" svg:x="6.136cm" svg:y="17.363cm">
          <draw:text-box>
            <text:p text:style-name="P2"><text:span text:style-name="T5">il</text:span></text:p>
          </draw:text-box>
        </draw:frame>
        <draw:frame draw:style-name="gr3" draw:text-style-name="P4" draw:layer="layout" svg:width="12.627cm" svg:height="0.446cm" svg:x="6.513cm" svg:y="17.363cm">
          <draw:text-box>
            <text:p text:style-name="P2"><text:span text:style-name="T5">n’est pas possible d’insérer une entrée dans la relation</text:span><text:span text:style-name="T6"> Articles</text:span><text:span text:style-name="T5"> si</text:span></text:p>
          </draw:text-box>
        </draw:frame>
        <draw:frame draw:style-name="gr3" draw:text-style-name="P4" draw:layer="layout" svg:width="1.945cm" svg:height="0.446cm" svg:x="18.254cm" svg:y="17.363cm">
          <draw:text-box>
            <text:p text:style-name="P2"><text:span text:style-name="T5">la relation</text:span></text:p>
          </draw:text-box>
        </draw:frame>
        <draw:frame draw:style-name="gr3" draw:text-style-name="P4" draw:layer="layout" svg:width="3.275cm" svg:height="0.446cm" svg:x="2.68cm" svg:y="17.841cm">
          <draw:text-box>
            <text:p text:style-name="P2"><text:span text:style-name="T6">Auteurs</text:span><text:span text:style-name="T5"> est vide.</text:span></text:p>
          </draw:text-box>
        </draw:frame>
        <draw:frame draw:style-name="gr3" draw:text-style-name="P4" draw:layer="layout" svg:width="11.034cm" svg:height="0.446cm" svg:x="1.626cm" svg:y="18.73cm">
          <draw:text-box>
            <text:p text:style-name="P2"><text:span text:style-name="T5">On fournit les extraits suivants de chacune des relations.</text:span></text:p>
          </draw:text-box>
        </draw:frame>
        <draw:frame draw:style-name="gr1" draw:text-style-name="P1" draw:layer="layout" svg:width="12.801cm" svg:height="0.033cm" draw:transform="rotate (-3.14159265358979) translate (17.051cm 20.053cm)">
          <draw:image xlink:href="Pictures/100000010000000100000001028F582B9643F048.png" xlink:type="simple" xlink:show="embed" xlink:actuate="onLoad" draw:mime-type="image/png">
            <text:p/>
          </draw:image>
        </draw:frame>
        <draw:frame draw:style-name="gr3" draw:text-style-name="P4" draw:layer="layout" svg:width="1.433cm" svg:height="0.446cm" svg:x="4.462cm" svg:y="19.522cm">
          <draw:text-box>
            <text:p text:style-name="P2"><text:span text:style-name="T6">Articles</text:span></text:p>
          </draw:text-box>
        </draw:frame>
        <draw:frame draw:style-name="gr3" draw:text-style-name="P4" draw:layer="layout" svg:width="1.585cm" svg:height="0.446cm" svg:x="4.462cm" svg:y="20.136cm">
          <draw:text-box>
            <text:p text:style-name="P2"><text:span text:style-name="T6">idArticle</text:span></text:p>
          </draw:text-box>
        </draw:frame>
        <draw:frame draw:style-name="gr3" draw:text-style-name="P4" draw:layer="layout" svg:width="0.806cm" svg:height="0.446cm" svg:x="6.701cm" svg:y="20.136cm">
          <draw:text-box>
            <text:p text:style-name="P2"><text:span text:style-name="T6">titre</text:span></text:p>
          </draw:text-box>
        </draw:frame>
        <draw:frame draw:style-name="gr3" draw:text-style-name="P4" draw:layer="layout" svg:width="1.276cm" svg:height="0.446cm" svg:x="12.78cm" svg:y="20.136cm">
          <draw:text-box>
            <text:p text:style-name="P2"><text:span text:style-name="T6">auteur</text:span></text:p>
          </draw:text-box>
        </draw:frame>
        <draw:frame draw:style-name="gr1" draw:text-style-name="P1" draw:layer="layout" svg:width="12.801cm" svg:height="0.02cm" draw:transform="rotate (-3.14159265358979) translate (17.051cm 20.722cm)">
          <draw:image xlink:href="Pictures/100000010000000100000001028F582B9643F048.png" xlink:type="simple" xlink:show="embed" xlink:actuate="onLoad" draw:mime-type="image/png">
            <text:p/>
          </draw:image>
        </draw:frame>
        <draw:frame draw:style-name="gr3" draw:text-style-name="P4" draw:layer="layout" svg:width="2.487cm" svg:height="0.446cm" svg:x="14.415cm" svg:y="20.136cm">
          <draw:text-box>
            <text:p text:style-name="P2"><text:span text:style-name="T6">dateParution</text:span></text:p>
          </draw:text-box>
        </draw:frame>
        <draw:frame draw:style-name="gr3" draw:text-style-name="P4" draw:layer="layout" svg:width="0.384cm" svg:height="0.446cm" svg:x="4.462cm" svg:y="20.809cm">
          <draw:text-box>
            <text:p text:style-name="P2"><text:span text:style-name="T6">1</text:span></text:p>
          </draw:text-box>
        </draw:frame>
        <draw:frame draw:style-name="gr3" draw:text-style-name="P4" draw:layer="layout" svg:width="5.48cm" svg:height="0.446cm" svg:x="6.701cm" svg:y="20.809cm">
          <draw:text-box>
            <text:p text:style-name="P2"><text:span text:style-name="T6">Présidence française de l’UE</text:span></text:p>
          </draw:text-box>
        </draw:frame>
        <draw:frame draw:style-name="gr3" draw:text-style-name="P4" draw:layer="layout" svg:width="0.384cm" svg:height="0.446cm" svg:x="12.78cm" svg:y="20.809cm">
          <draw:text-box>
            <text:p text:style-name="P2"><text:span text:style-name="T6">2</text:span></text:p>
          </draw:text-box>
        </draw:frame>
        <draw:frame draw:style-name="gr3" draw:text-style-name="P4" draw:layer="layout" svg:width="1.966cm" svg:height="0.446cm" svg:x="14.415cm" svg:y="20.809cm">
          <draw:text-box>
            <text:p text:style-name="P2"><text:span text:style-name="T6">20220112</text:span></text:p>
          </draw:text-box>
        </draw:frame>
        <draw:frame draw:style-name="gr3" draw:text-style-name="P4" draw:layer="layout" svg:width="0.384cm" svg:height="0.446cm" svg:x="4.462cm" svg:y="21.287cm">
          <draw:text-box>
            <text:p text:style-name="P2"><text:span text:style-name="T6">2</text:span></text:p>
          </draw:text-box>
        </draw:frame>
        <draw:frame draw:style-name="gr3" draw:text-style-name="P4" draw:layer="layout" svg:width="4.451cm" svg:height="0.446cm" svg:x="6.701cm" svg:y="21.287cm">
          <draw:text-box>
            <text:p text:style-name="P2"><text:span text:style-name="T6">Les bleues en demies !</text:span></text:p>
          </draw:text-box>
        </draw:frame>
        <draw:frame draw:style-name="gr3" draw:text-style-name="P4" draw:layer="layout" svg:width="0.384cm" svg:height="0.446cm" svg:x="12.78cm" svg:y="21.287cm">
          <draw:text-box>
            <text:p text:style-name="P2"><text:span text:style-name="T6">3</text:span></text:p>
          </draw:text-box>
        </draw:frame>
        <draw:frame draw:style-name="gr1" draw:text-style-name="P1" draw:layer="layout" svg:width="12.801cm" svg:height="0.033cm" draw:transform="rotate (-3.14159265358979) translate (17.051cm 21.886cm)">
          <draw:image xlink:href="Pictures/100000010000000100000001028F582B9643F048.png" xlink:type="simple" xlink:show="embed" xlink:actuate="onLoad" draw:mime-type="image/png">
            <text:p/>
          </draw:image>
        </draw:frame>
        <draw:frame draw:style-name="gr3" draw:text-style-name="P4" draw:layer="layout" svg:width="1.966cm" svg:height="0.446cm" svg:x="14.415cm" svg:y="21.287cm">
          <draw:text-box>
            <text:p text:style-name="P2"><text:span text:style-name="T6">20220110</text:span></text:p>
          </draw:text-box>
        </draw:frame>
        <draw:frame draw:style-name="gr1" draw:text-style-name="P1" draw:layer="layout" svg:width="5.71cm" svg:height="0.033cm" draw:transform="rotate (-3.14159265358979) translate (8.834cm 24.142cm)">
          <draw:image xlink:href="Pictures/100000010000000100000001028F582B9643F048.png" xlink:type="simple" xlink:show="embed" xlink:actuate="onLoad" draw:mime-type="image/png">
            <text:p/>
          </draw:image>
        </draw:frame>
        <draw:frame draw:style-name="gr3" draw:text-style-name="P4" draw:layer="layout" svg:width="1.501cm" svg:height="0.446cm" svg:x="3.336cm" svg:y="23.611cm">
          <draw:text-box>
            <text:p text:style-name="P2"><text:span text:style-name="T6">Auteurs</text:span></text:p>
          </draw:text-box>
        </draw:frame>
        <draw:frame draw:style-name="gr3" draw:text-style-name="P4" draw:layer="layout" svg:width="1.653cm" svg:height="0.446cm" svg:x="3.336cm" svg:y="24.229cm">
          <draw:text-box>
            <text:p text:style-name="P2"><text:span text:style-name="T6">idAuteur</text:span></text:p>
          </draw:text-box>
        </draw:frame>
        <draw:frame draw:style-name="gr3" draw:text-style-name="P4" draw:layer="layout" svg:width="0.861cm" svg:height="0.446cm" svg:x="5.376cm" svg:y="24.229cm">
          <draw:text-box>
            <text:p text:style-name="P2"><text:span text:style-name="T6">nom</text:span></text:p>
          </draw:text-box>
        </draw:frame>
        <draw:frame draw:style-name="gr1" draw:text-style-name="P1" draw:layer="layout" svg:width="5.71cm" svg:height="0.02cm" draw:transform="rotate (-3.14159265358979) translate (8.834cm 24.816cm)">
          <draw:image xlink:href="Pictures/100000010000000100000001028F582B9643F048.png" xlink:type="simple" xlink:show="embed" xlink:actuate="onLoad" draw:mime-type="image/png">
            <text:p/>
          </draw:image>
        </draw:frame>
        <draw:frame draw:style-name="gr3" draw:text-style-name="P4" draw:layer="layout" svg:width="1.501cm" svg:height="0.446cm" svg:x="7.209cm" svg:y="24.229cm">
          <draw:text-box>
            <text:p text:style-name="P2"><text:span text:style-name="T6">prenom</text:span></text:p>
          </draw:text-box>
        </draw:frame>
        <draw:frame draw:style-name="gr3" draw:text-style-name="P4" draw:layer="layout" svg:width="0.384cm" svg:height="0.446cm" svg:x="3.336cm" svg:y="24.898cm">
          <draw:text-box>
            <text:p text:style-name="P2"><text:span text:style-name="T6">1</text:span></text:p>
          </draw:text-box>
        </draw:frame>
        <draw:frame draw:style-name="gr3" draw:text-style-name="P4" draw:layer="layout" svg:width="1.539cm" svg:height="0.446cm" svg:x="5.376cm" svg:y="24.898cm">
          <draw:text-box>
            <text:p text:style-name="P2"><text:span text:style-name="T6">Londres</text:span></text:p>
          </draw:text-box>
        </draw:frame>
        <draw:frame draw:style-name="gr3" draw:text-style-name="P4" draw:layer="layout" svg:width="1.145cm" svg:height="0.446cm" svg:x="7.209cm" svg:y="24.898cm">
          <draw:text-box>
            <text:p text:style-name="P2"><text:span text:style-name="T6">Alfred</text:span></text:p>
          </draw:text-box>
        </draw:frame>
        <draw:frame draw:style-name="gr3" draw:text-style-name="P4" draw:layer="layout" svg:width="0.384cm" svg:height="0.446cm" svg:x="3.336cm" svg:y="25.377cm">
          <draw:text-box>
            <text:p text:style-name="P2"><text:span text:style-name="T6">2</text:span></text:p>
          </draw:text-box>
        </draw:frame>
        <draw:frame draw:style-name="gr3" draw:text-style-name="P4" draw:layer="layout" svg:width="1.192cm" svg:height="0.446cm" svg:x="5.376cm" svg:y="25.377cm">
          <draw:text-box>
            <text:p text:style-name="P2"><text:span text:style-name="T6">Jeraus</text:span></text:p>
          </draw:text-box>
        </draw:frame>
        <draw:frame draw:style-name="gr3" draw:text-style-name="P4" draw:layer="layout" svg:width="0.836cm" svg:height="0.446cm" svg:x="7.209cm" svg:y="25.377cm">
          <draw:text-box>
            <text:p text:style-name="P2"><text:span text:style-name="T6">Jean</text:span></text:p>
          </draw:text-box>
        </draw:frame>
        <draw:frame draw:style-name="gr3" draw:text-style-name="P4" draw:layer="layout" svg:width="0.384cm" svg:height="0.446cm" svg:x="3.336cm" svg:y="25.855cm">
          <draw:text-box>
            <text:p text:style-name="P2"><text:span text:style-name="T6">3</text:span></text:p>
          </draw:text-box>
        </draw:frame>
        <draw:frame draw:style-name="gr3" draw:text-style-name="P4" draw:layer="layout" svg:width="0.844cm" svg:height="0.446cm" svg:x="5.376cm" svg:y="25.855cm">
          <draw:text-box>
            <text:p text:style-name="P2"><text:span text:style-name="T6">Zola</text:span></text:p>
          </draw:text-box>
        </draw:frame>
        <draw:frame draw:style-name="gr1" draw:text-style-name="P1" draw:layer="layout" svg:width="5.71cm" svg:height="0.033cm" draw:transform="rotate (-3.14159265358979) translate (8.834cm 26.454cm)">
          <draw:image xlink:href="Pictures/100000010000000100000001028F582B9643F048.png" xlink:type="simple" xlink:show="embed" xlink:actuate="onLoad" draw:mime-type="image/png">
            <text:p/>
          </draw:image>
        </draw:frame>
        <draw:frame draw:style-name="gr3" draw:text-style-name="P4" draw:layer="layout" svg:width="1.467cm" svg:height="0.446cm" svg:x="7.209cm" svg:y="25.855cm">
          <draw:text-box>
            <text:p text:style-name="P2"><text:span text:style-name="T6">Étienne</text:span></text:p>
          </draw:text-box>
        </draw:frame>
        <draw:frame draw:style-name="gr1" draw:text-style-name="P1" draw:layer="layout" svg:width="4.076cm" svg:height="0.033cm" draw:transform="rotate (-3.14159265358979) translate (16.653cm 23.905cm)">
          <draw:image xlink:href="Pictures/100000010000000100000001028F582B9643F048.png" xlink:type="simple" xlink:show="embed" xlink:actuate="onLoad" draw:mime-type="image/png">
            <text:p/>
          </draw:image>
        </draw:frame>
        <draw:frame draw:style-name="gr3" draw:text-style-name="P4" draw:layer="layout" svg:width="1.534cm" svg:height="0.446cm" svg:x="12.785cm" svg:y="23.374cm">
          <draw:text-box>
            <text:p text:style-name="P2"><text:span text:style-name="T6">Themes</text:span></text:p>
          </draw:text-box>
        </draw:frame>
        <draw:frame draw:style-name="gr3" draw:text-style-name="P4" draw:layer="layout" svg:width="1.687cm" svg:height="0.446cm" svg:x="12.785cm" svg:y="23.988cm">
          <draw:text-box>
            <text:p text:style-name="P2"><text:span text:style-name="T6">idTheme</text:span></text:p>
          </draw:text-box>
        </draw:frame>
        <draw:frame draw:style-name="gr1" draw:text-style-name="P1" draw:layer="layout" svg:width="4.076cm" svg:height="0.02cm" draw:transform="rotate (-3.14159265358979) translate (16.653cm 24.574cm)">
          <draw:image xlink:href="Pictures/100000010000000100000001028F582B9643F048.png" xlink:type="simple" xlink:show="embed" xlink:actuate="onLoad" draw:mime-type="image/png">
            <text:p/>
          </draw:image>
        </draw:frame>
        <draw:frame draw:style-name="gr3" draw:text-style-name="P4" draw:layer="layout" svg:width="1.45cm" svg:height="0.446cm" svg:x="14.622cm" svg:y="23.988cm">
          <draw:text-box>
            <text:p text:style-name="P2"><text:span text:style-name="T6">themes</text:span></text:p>
          </draw:text-box>
        </draw:frame>
        <draw:frame draw:style-name="gr3" draw:text-style-name="P4" draw:layer="layout" svg:width="0.384cm" svg:height="0.446cm" svg:x="12.785cm" svg:y="24.661cm">
          <draw:text-box>
            <text:p text:style-name="P2"><text:span text:style-name="T6">1</text:span></text:p>
          </draw:text-box>
        </draw:frame>
        <draw:frame draw:style-name="gr3" draw:text-style-name="P4" draw:layer="layout" svg:width="1.67cm" svg:height="0.446cm" svg:x="14.622cm" svg:y="24.661cm">
          <draw:text-box>
            <text:p text:style-name="P2"><text:span text:style-name="T6">Politique</text:span></text:p>
          </draw:text-box>
        </draw:frame>
        <draw:frame draw:style-name="gr3" draw:text-style-name="P4" draw:layer="layout" svg:width="0.384cm" svg:height="0.446cm" svg:x="12.785cm" svg:y="25.14cm">
          <draw:text-box>
            <text:p text:style-name="P2"><text:span text:style-name="T6">2</text:span></text:p>
          </draw:text-box>
        </draw:frame>
        <draw:frame draw:style-name="gr3" draw:text-style-name="P4" draw:layer="layout" svg:width="1.039cm" svg:height="0.446cm" svg:x="14.622cm" svg:y="25.14cm">
          <draw:text-box>
            <text:p text:style-name="P2"><text:span text:style-name="T6">Sport</text:span></text:p>
          </draw:text-box>
        </draw:frame>
        <draw:frame draw:style-name="gr3" draw:text-style-name="P4" draw:layer="layout" svg:width="0.384cm" svg:height="0.446cm" svg:x="12.785cm" svg:y="25.618cm">
          <draw:text-box>
            <text:p text:style-name="P2"><text:span text:style-name="T6">3</text:span></text:p>
          </draw:text-box>
        </draw:frame>
        <draw:frame draw:style-name="gr3" draw:text-style-name="P4" draw:layer="layout" svg:width="1.365cm" svg:height="0.446cm" svg:x="14.622cm" svg:y="25.618cm">
          <draw:text-box>
            <text:p text:style-name="P2"><text:span text:style-name="T6">Europe</text:span></text:p>
          </draw:text-box>
        </draw:frame>
        <draw:frame draw:style-name="gr3" draw:text-style-name="P4" draw:layer="layout" svg:width="0.384cm" svg:height="0.446cm" svg:x="12.785cm" svg:y="26.092cm">
          <draw:text-box>
            <text:p text:style-name="P2"><text:span text:style-name="T6">4</text:span></text:p>
          </draw:text-box>
        </draw:frame>
        <draw:frame draw:style-name="gr1" draw:text-style-name="P1" draw:layer="layout" svg:width="4.076cm" svg:height="0.033cm" draw:transform="rotate (-3.14159265358979) translate (16.653cm 26.691cm)">
          <draw:image xlink:href="Pictures/100000010000000100000001028F582B9643F048.png" xlink:type="simple" xlink:show="embed" xlink:actuate="onLoad" draw:mime-type="image/png">
            <text:p/>
          </draw:image>
        </draw:frame>
        <draw:frame draw:style-name="gr3" draw:text-style-name="P4" draw:layer="layout" svg:width="1.712cm" svg:height="0.446cm" svg:x="14.622cm" svg:y="26.092cm">
          <draw:text-box>
            <text:p text:style-name="P2"><text:span text:style-name="T6">Handball</text:span></text:p>
          </draw:text-box>
        </draw:frame>
        <draw:frame draw:style-name="gr4" draw:text-style-name="P5" draw:layer="layout" svg:width="0.569cm" svg:height="0.412cm" svg:x="10.287cm" svg:y="28.633cm">
          <draw:text-box>
            <text:p text:style-name="P2"><text:span text:style-name="T9">1/8</text:span></text:p>
          </draw:text-box>
        </draw:frame>
        <draw:frame draw:style-name="gr4" draw:text-style-name="P5" draw:layer="layout" svg:width="4.434cm" svg:height="0.501cm" svg:x="15.634cm" svg:y="28.563cm">
          <draw:text-box>
            <text:p text:style-name="P2"><text:span text:style-name="T10">Bac Blanc NSI - Mars 2022</text:span></text:p>
          </draw:text-box>
        </draw:frame>
      </draw:page>
      <draw:page draw:name="page2" draw:style-name="dp1" draw:master-page-name="master-page3">
        <draw:frame draw:style-name="gr1" draw:text-style-name="P1" draw:layer="layout" svg:width="18.901cm" svg:height="0.054cm" draw:transform="rotate (-3.14159265358979) translate (20.001cm -0.026cm)">
          <draw:image xlink:href="Pictures/100000010000000100000001028F582B9643F048.png" xlink:type="simple" xlink:show="embed" xlink:actuate="onLoad" draw:mime-type="image/png">
            <text:p/>
          </draw:image>
        </draw:frame>
        <draw:frame draw:style-name="gr1" draw:text-style-name="P1" draw:layer="layout" svg:width="6.116cm" svg:height="0.033cm" draw:transform="rotate (-3.14159265358979) translate (13.71cm 1.312cm)">
          <draw:image xlink:href="Pictures/100000010000000100000001028F582B9643F048.png" xlink:type="simple" xlink:show="embed" xlink:actuate="onLoad" draw:mime-type="image/png">
            <text:p/>
          </draw:image>
        </draw:frame>
        <draw:frame draw:style-name="gr3" draw:text-style-name="P4" draw:layer="layout" svg:width="2.339cm" svg:height="0.446cm" svg:x="7.806cm" svg:y="0.781cm">
          <draw:text-box>
            <text:p text:style-name="P2"><text:span text:style-name="T6">Traitements</text:span></text:p>
          </draw:text-box>
        </draw:frame>
        <draw:frame draw:style-name="gr3" draw:text-style-name="P4" draw:layer="layout" svg:width="2.491cm" svg:height="0.446cm" svg:x="7.806cm" svg:y="1.399cm">
          <draw:text-box>
            <text:p text:style-name="P2"><text:span text:style-name="T6">idTraitement</text:span></text:p>
          </draw:text-box>
        </draw:frame>
        <draw:frame draw:style-name="gr3" draw:text-style-name="P4" draw:layer="layout" svg:width="1.209cm" svg:height="0.446cm" svg:x="10.651cm" svg:y="1.399cm">
          <draw:text-box>
            <text:p text:style-name="P2"><text:span text:style-name="T6">article</text:span></text:p>
          </draw:text-box>
        </draw:frame>
        <draw:frame draw:style-name="gr1" draw:text-style-name="P1" draw:layer="layout" svg:width="6.116cm" svg:height="0.02cm" draw:transform="rotate (-3.14159265358979) translate (13.71cm 1.985cm)">
          <draw:image xlink:href="Pictures/100000010000000100000001028F582B9643F048.png" xlink:type="simple" xlink:show="embed" xlink:actuate="onLoad" draw:mime-type="image/png">
            <text:p/>
          </draw:image>
        </draw:frame>
        <draw:frame draw:style-name="gr3" draw:text-style-name="P4" draw:layer="layout" svg:width="1.251cm" svg:height="0.446cm" svg:x="12.488cm" svg:y="1.399cm">
          <draw:text-box>
            <text:p text:style-name="P2"><text:span text:style-name="T6">theme</text:span></text:p>
          </draw:text-box>
        </draw:frame>
        <draw:frame draw:style-name="gr3" draw:text-style-name="P4" draw:layer="layout" svg:width="0.384cm" svg:height="0.446cm" svg:x="7.806cm" svg:y="2.068cm">
          <draw:text-box>
            <text:p text:style-name="P2"><text:span text:style-name="T6">1</text:span></text:p>
          </draw:text-box>
        </draw:frame>
        <draw:frame draw:style-name="gr3" draw:text-style-name="P4" draw:layer="layout" svg:width="0.384cm" svg:height="0.446cm" svg:x="10.651cm" svg:y="2.068cm">
          <draw:text-box>
            <text:p text:style-name="P2"><text:span text:style-name="T6">1</text:span></text:p>
          </draw:text-box>
        </draw:frame>
        <draw:frame draw:style-name="gr3" draw:text-style-name="P4" draw:layer="layout" svg:width="0.384cm" svg:height="0.446cm" svg:x="12.488cm" svg:y="2.068cm">
          <draw:text-box>
            <text:p text:style-name="P2"><text:span text:style-name="T6">1</text:span></text:p>
          </draw:text-box>
        </draw:frame>
        <draw:frame draw:style-name="gr3" draw:text-style-name="P4" draw:layer="layout" svg:width="0.384cm" svg:height="0.446cm" svg:x="7.806cm" svg:y="2.546cm">
          <draw:text-box>
            <text:p text:style-name="P2"><text:span text:style-name="T6">2</text:span></text:p>
          </draw:text-box>
        </draw:frame>
        <draw:frame draw:style-name="gr3" draw:text-style-name="P4" draw:layer="layout" svg:width="0.384cm" svg:height="0.446cm" svg:x="10.651cm" svg:y="2.546cm">
          <draw:text-box>
            <text:p text:style-name="P2"><text:span text:style-name="T6">1</text:span></text:p>
          </draw:text-box>
        </draw:frame>
        <draw:frame draw:style-name="gr3" draw:text-style-name="P4" draw:layer="layout" svg:width="0.384cm" svg:height="0.446cm" svg:x="12.488cm" svg:y="2.546cm">
          <draw:text-box>
            <text:p text:style-name="P2"><text:span text:style-name="T6">3</text:span></text:p>
          </draw:text-box>
        </draw:frame>
        <draw:frame draw:style-name="gr3" draw:text-style-name="P4" draw:layer="layout" svg:width="0.384cm" svg:height="0.446cm" svg:x="7.806cm" svg:y="3.025cm">
          <draw:text-box>
            <text:p text:style-name="P2"><text:span text:style-name="T6">3</text:span></text:p>
          </draw:text-box>
        </draw:frame>
        <draw:frame draw:style-name="gr3" draw:text-style-name="P4" draw:layer="layout" svg:width="0.384cm" svg:height="0.446cm" svg:x="10.651cm" svg:y="3.025cm">
          <draw:text-box>
            <text:p text:style-name="P2"><text:span text:style-name="T6">2</text:span></text:p>
          </draw:text-box>
        </draw:frame>
        <draw:frame draw:style-name="gr3" draw:text-style-name="P4" draw:layer="layout" svg:width="0.384cm" svg:height="0.446cm" svg:x="12.488cm" svg:y="3.025cm">
          <draw:text-box>
            <text:p text:style-name="P2"><text:span text:style-name="T6">2</text:span></text:p>
          </draw:text-box>
        </draw:frame>
        <draw:frame draw:style-name="gr3" draw:text-style-name="P4" draw:layer="layout" svg:width="0.384cm" svg:height="0.446cm" svg:x="7.806cm" svg:y="3.503cm">
          <draw:text-box>
            <text:p text:style-name="P2"><text:span text:style-name="T6">4</text:span></text:p>
          </draw:text-box>
        </draw:frame>
        <draw:frame draw:style-name="gr3" draw:text-style-name="P4" draw:layer="layout" svg:width="0.384cm" svg:height="0.446cm" svg:x="10.651cm" svg:y="3.503cm">
          <draw:text-box>
            <text:p text:style-name="P2"><text:span text:style-name="T6">2</text:span></text:p>
          </draw:text-box>
        </draw:frame>
        <draw:frame draw:style-name="gr1" draw:text-style-name="P1" draw:layer="layout" svg:width="6.116cm" svg:height="0.033cm" draw:transform="rotate (-3.14159265358979) translate (13.71cm 4.102cm)">
          <draw:image xlink:href="Pictures/100000010000000100000001028F582B9643F048.png" xlink:type="simple" xlink:show="embed" xlink:actuate="onLoad" draw:mime-type="image/png">
            <text:p/>
          </draw:image>
        </draw:frame>
        <draw:frame draw:style-name="gr3" draw:text-style-name="P4" draw:layer="layout" svg:width="0.384cm" svg:height="0.446cm" svg:x="12.488cm" svg:y="3.503cm">
          <draw:text-box>
            <text:p text:style-name="P2"><text:span text:style-name="T6">3</text:span></text:p>
          </draw:text-box>
        </draw:frame>
        <draw:frame draw:style-name="gr3" draw:text-style-name="P4" draw:layer="layout" svg:width="0.384cm" svg:height="0.551cm" svg:x="2.146cm" svg:y="4.988cm">
          <draw:text-box>
            <text:p text:style-name="P2"><text:span text:style-name="T3">2.</text:span></text:p>
          </draw:text-box>
        </draw:frame>
        <draw:frame draw:style-name="gr3" draw:text-style-name="P4" draw:layer="layout" svg:width="3.503cm" svg:height="0.446cm" svg:x="2.68cm" svg:y="5.065cm">
          <draw:text-box>
            <text:p text:style-name="P2"><text:span text:style-name="T5">L’article nommé «</text:span></text:p>
          </draw:text-box>
        </draw:frame>
        <draw:frame draw:style-name="gr3" draw:text-style-name="P4" draw:layer="layout" svg:width="3.876cm" svg:height="0.551cm" svg:x="5.791cm" svg:y="4.988cm">
          <draw:text-box>
            <text:p text:style-name="P2"><text:span text:style-name="T2">Les bleues en demies !</text:span></text:p>
          </draw:text-box>
        </draw:frame>
        <draw:frame draw:style-name="gr3" draw:text-style-name="P4" draw:layer="layout" svg:width="12.228cm" svg:height="0.446cm" svg:x="9.512cm" svg:y="5.065cm">
          <draw:text-box>
            <text:p text:style-name="P2"><text:span text:style-name="T5">» portait sur la coupe d’Europe de handball. Écrire une requête</text:span></text:p>
          </draw:text-box>
        </draw:frame>
        <draw:frame draw:style-name="gr3" draw:text-style-name="P4" draw:layer="layout" svg:width="18.783cm" svg:height="0.446cm" svg:x="2.68cm" svg:y="5.543cm">
          <draw:text-box>
            <text:p text:style-name="P2"><text:span text:style-name="T7">SQL</text:span><text:span text:style-name="T5"> permettant d’ajouter le thème</text:span><text:span text:style-name="T6"> handball</text:span><text:span text:style-name="T5"> à cet article dans la table (ou relation)</text:span><text:span text:style-name="T6"> Traitements</text:span><text:span text:style-name="T5">.</text:span></text:p>
          </draw:text-box>
        </draw:frame>
        <draw:frame draw:style-name="gr3" draw:text-style-name="P4" draw:layer="layout" svg:width="0.384cm" svg:height="0.551cm" svg:x="2.146cm" svg:y="6.351cm">
          <draw:text-box>
            <text:p text:style-name="P2"><text:span text:style-name="T3">3.</text:span></text:p>
          </draw:text-box>
        </draw:frame>
        <draw:frame draw:style-name="gr3" draw:text-style-name="P4" draw:layer="layout" svg:width="16.017cm" svg:height="0.446cm" svg:x="2.68cm" svg:y="6.428cm">
          <draw:text-box>
            <text:p text:style-name="P2"><text:span text:style-name="T5">Le journaliste « Jean Jèraus » tient à ce que son nom soit écrit avec l’accent grave.</text:span></text:p>
          </draw:text-box>
        </draw:frame>
        <draw:frame draw:style-name="gr3" draw:text-style-name="P4" draw:layer="layout" svg:width="3.63cm" svg:height="0.446cm" svg:x="16.874cm" svg:y="6.428cm">
          <draw:text-box>
            <text:p text:style-name="P2"><text:span text:style-name="T5">Ce n’est pas le cas</text:span></text:p>
          </draw:text-box>
        </draw:frame>
        <draw:frame draw:style-name="gr3" draw:text-style-name="P4" draw:layer="layout" svg:width="20.753cm" svg:height="0.446cm" svg:x="2.68cm" svg:y="6.907cm">
          <draw:text-box>
            <text:p text:style-name="P2"><text:span text:style-name="T5">pour l’instant dans la base de données. Écrire la requête</text:span><text:span text:style-name="T7"> SQL</text:span><text:span text:style-name="T5"> permettant de mettre à jour les informations</text:span></text:p>
          </draw:text-box>
        </draw:frame>
        <draw:frame draw:style-name="gr3" draw:text-style-name="P4" draw:layer="layout" svg:width="5.848cm" svg:height="0.446cm" svg:x="2.68cm" svg:y="7.385cm">
          <draw:text-box>
            <text:p text:style-name="P2"><text:span text:style-name="T5">afin de satisfaire sa demande.</text:span></text:p>
          </draw:text-box>
        </draw:frame>
        <draw:frame draw:style-name="gr3" draw:text-style-name="P4" draw:layer="layout" svg:width="0.384cm" svg:height="0.551cm" svg:x="2.146cm" svg:y="8.197cm">
          <draw:text-box>
            <text:p text:style-name="P2"><text:span text:style-name="T3">4.</text:span></text:p>
          </draw:text-box>
        </draw:frame>
        <draw:frame draw:style-name="gr3" draw:text-style-name="P4" draw:layer="layout" svg:width="20.995cm" svg:height="0.446cm" svg:x="2.68cm" svg:y="8.274cm">
          <draw:text-box>
            <text:p text:style-name="P2"><text:span text:style-name="T5">Pour chacun des items suivants, écrire une requête</text:span><text:span text:style-name="T7"> SQL</text:span><text:span text:style-name="T5"> permettant d’extraire les informations demandées.</text:span></text:p>
          </draw:text-box>
        </draw:frame>
        <draw:frame draw:style-name="gr3" draw:text-style-name="P4" draw:layer="layout" svg:width="0.384cm" svg:height="0.551cm" svg:x="2.68cm" svg:y="9.285cm">
          <draw:text-box>
            <text:p text:style-name="P2"><text:span text:style-name="T3">a.</text:span></text:p>
          </draw:text-box>
        </draw:frame>
        <draw:frame draw:style-name="gr3" draw:text-style-name="P4" draw:layer="layout" svg:width="6.953cm" svg:height="0.446cm" svg:x="3.162cm" svg:y="9.362cm">
          <draw:text-box>
            <text:p text:style-name="P2"><text:span text:style-name="T5">Le titre des articles parus après le 1</text:span></text:p>
          </draw:text-box>
        </draw:frame>
        <draw:frame draw:style-name="gr5" draw:text-style-name="P6" draw:layer="layout" svg:width="0.29cm" svg:height="0.327cm" svg:x="9.208cm" svg:y="9.297cm">
          <draw:text-box>
            <text:p text:style-name="P2"><text:span text:style-name="T11">er</text:span></text:p>
          </draw:text-box>
        </draw:frame>
        <draw:frame draw:style-name="gr3" draw:text-style-name="P4" draw:layer="layout" svg:width="3.782cm" svg:height="0.446cm" svg:x="9.635cm" svg:y="9.362cm">
          <draw:text-box>
            <text:p text:style-name="P2"><text:span text:style-name="T5">janvier 2022 inclus.</text:span></text:p>
          </draw:text-box>
        </draw:frame>
        <draw:frame draw:style-name="gr3" draw:text-style-name="P4" draw:layer="layout" svg:width="0.384cm" svg:height="0.551cm" svg:x="2.68cm" svg:y="10.174cm">
          <draw:text-box>
            <text:p text:style-name="P2"><text:span text:style-name="T3">b.</text:span></text:p>
          </draw:text-box>
        </draw:frame>
        <draw:frame draw:style-name="gr3" draw:text-style-name="P4" draw:layer="layout" svg:width="16.664cm" svg:height="0.446cm" svg:x="3.192cm" svg:y="10.251cm">
          <draw:text-box>
            <text:p text:style-name="P2"><text:span text:style-name="T5">Le titre des articles écrits par l’auteur Étienne Zola (on sait que son</text:span><text:span text:style-name="T6"> idAuteur</text:span><text:span text:style-name="T5"> est le</text:span><text:span text:style-name="T8"> 3</text:span><text:span text:style-name="T5">).</text:span></text:p>
          </draw:text-box>
        </draw:frame>
        <draw:frame draw:style-name="gr3" draw:text-style-name="P4" draw:layer="layout" svg:width="0.384cm" svg:height="0.551cm" svg:x="2.68cm" svg:y="11.059cm">
          <draw:text-box>
            <text:p text:style-name="P2"><text:span text:style-name="T3">c.</text:span></text:p>
          </draw:text-box>
        </draw:frame>
        <draw:frame draw:style-name="gr3" draw:text-style-name="P4" draw:layer="layout" svg:width="18.958cm" svg:height="0.446cm" svg:x="3.141cm" svg:y="11.136cm">
          <draw:text-box>
            <text:p text:style-name="P2"><text:span text:style-name="T5">Le nombre d’articles écrits par l’auteur Jacques Pulitzer (présent dans la table</text:span><text:span text:style-name="T6"> Auteurs</text:span><text:span text:style-name="T5"> mais on ne</text:span></text:p>
          </draw:text-box>
        </draw:frame>
        <draw:frame draw:style-name="gr3" draw:text-style-name="P4" draw:layer="layout" svg:width="5.095cm" svg:height="0.446cm" svg:x="3.103cm" svg:y="11.614cm">
          <draw:text-box>
            <text:p text:style-name="P2"><text:span text:style-name="T5">connaît pas son</text:span><text:span text:style-name="T6"> idAuteur</text:span><text:span text:style-name="T5">).</text:span></text:p>
          </draw:text-box>
        </draw:frame>
        <draw:frame draw:style-name="gr3" draw:text-style-name="P4" draw:layer="layout" svg:width="0.384cm" svg:height="0.551cm" svg:x="2.68cm" svg:y="12.426cm">
          <draw:text-box>
            <text:p text:style-name="P2"><text:span text:style-name="T3">d.</text:span></text:p>
          </draw:text-box>
        </draw:frame>
        <draw:frame draw:style-name="gr3" draw:text-style-name="P4" draw:layer="layout" svg:width="12.084cm" svg:height="0.446cm" svg:x="3.192cm" svg:y="12.503cm">
          <draw:text-box>
            <text:p text:style-name="P2"><text:span text:style-name="T5">Les dates de parution des articles traitant du thème « Sport ».</text:span></text:p>
          </draw:text-box>
        </draw:frame>
        <draw:frame draw:style-name="gr3" draw:text-style-name="P4" draw:layer="layout" svg:width="2.059cm" svg:height="0.551cm" svg:x="1.626cm" svg:y="15.737cm">
          <draw:text-box>
            <text:p text:style-name="P2"><text:span text:style-name="T3">Exercice 2</text:span></text:p>
          </draw:text-box>
        </draw:frame>
        <draw:frame draw:style-name="gr4" draw:text-style-name="P5" draw:layer="layout" svg:width="1.429cm" svg:height="0.509cm" svg:x="4.805cm" svg:y="15.774cm">
          <draw:text-box>
            <text:p text:style-name="P2"><text:span text:style-name="T4">8 points</text:span></text:p>
          </draw:text-box>
        </draw:frame>
        <draw:frame draw:style-name="gr3" draw:text-style-name="P4" draw:layer="layout" svg:width="4.1cm" svg:height="0.446cm" svg:x="1.101cm" svg:y="16.499cm">
          <draw:text-box>
            <text:p text:style-name="P2"><text:span text:style-name="T12">Partie A : Généralités</text:span></text:p>
          </draw:text-box>
        </draw:frame>
        <draw:frame draw:style-name="gr3" draw:text-style-name="P4" draw:layer="layout" svg:width="6.771cm" svg:height="0.446cm" svg:x="1.626cm" svg:y="17.189cm">
          <draw:text-box>
            <text:p text:style-name="P2"><text:span text:style-name="T5">On considère le problème suivant :</text:span></text:p>
          </draw:text-box>
        </draw:frame>
        <draw:frame draw:style-name="gr3" draw:text-style-name="P4" draw:layer="layout" svg:width="19.17cm" svg:height="0.446cm" svg:x="2.608cm" svg:y="17.799cm">
          <draw:text-box>
            <text:p text:style-name="P2"><text:span text:style-name="T5">• </text:span><text:span text:style-name="T5">On dispose de</text:span><text:span text:style-name="T13"> N</text:span><text:span text:style-name="T5"> objets de poids donnés. Les poids sont des nombres entiers strictement positifs.</text:span></text:p>
          </draw:text-box>
        </draw:frame>
        <draw:frame draw:style-name="gr3" draw:text-style-name="P4" draw:layer="layout" svg:width="17.739cm" svg:height="0.446cm" svg:x="2.608cm" svg:y="18.413cm">
          <draw:text-box>
            <text:p text:style-name="P2"><text:span text:style-name="T5">• </text:span><text:span text:style-name="T5">On souhaite ranger ces objets dans des boîtes ayant toutes la même capacité maximale :</text:span></text:p>
          </draw:text-box>
        </draw:frame>
        <draw:frame draw:style-name="gr3" draw:text-style-name="P4" draw:layer="layout" svg:width="1.636cm" svg:height="0.446cm" svg:x="18.664cm" svg:y="18.413cm">
          <draw:text-box>
            <text:p text:style-name="P2"><text:span text:style-name="T5">chacune</text:span></text:p>
          </draw:text-box>
        </draw:frame>
        <draw:frame draw:style-name="gr3" draw:text-style-name="P4" draw:layer="layout" svg:width="9.426cm" svg:height="0.446cm" svg:x="3.099cm" svg:y="18.891cm">
          <draw:text-box>
            <text:p text:style-name="P2"><text:span text:style-name="T5">d’entre elle peut recevoir un poids maximal de</text:span><text:span text:style-name="T13"> P</text:span></text:p>
          </draw:text-box>
        </draw:frame>
        <draw:frame draw:style-name="gr5" draw:text-style-name="P6" draw:layer="layout" svg:width="0.349cm" svg:height="0.327cm" svg:x="11.303cm" svg:y="19.051cm">
          <draw:text-box>
            <text:p text:style-name="P2"><text:span text:style-name="T11">bo</text:span></text:p>
          </draw:text-box>
        </draw:frame>
        <draw:frame draw:style-name="gr5" draw:text-style-name="P6" draw:layer="layout" svg:width="0.28cm" svg:height="0.395cm" svg:x="11.574cm" svg:y="18.995cm">
          <draw:text-box>
            <text:p text:style-name="P2"><text:span text:style-name="T14">î</text:span></text:p>
          </draw:text-box>
        </draw:frame>
        <draw:frame draw:style-name="gr5" draw:text-style-name="P6" draw:layer="layout" svg:width="0.286cm" svg:height="0.327cm" svg:x="11.709cm" svg:y="19.051cm">
          <draw:text-box>
            <text:p text:style-name="P2"><text:span text:style-name="T11">te</text:span></text:p>
          </draw:text-box>
        </draw:frame>
        <draw:frame draw:style-name="gr3" draw:text-style-name="P4" draw:layer="layout" svg:width="0.384cm" svg:height="0.446cm" svg:x="11.972cm" svg:y="18.891cm">
          <draw:text-box>
            <text:p text:style-name="P2"><text:span text:style-name="T5">.</text:span></text:p>
          </draw:text-box>
        </draw:frame>
        <draw:frame draw:style-name="gr3" draw:text-style-name="P4" draw:layer="layout" svg:width="15.297cm" svg:height="0.446cm" svg:x="3.099cm" svg:y="19.433cm">
          <draw:text-box>
            <text:p text:style-name="P2"><text:span text:style-name="T5">Le poids maximal des objets est inférieur ou égal au poids maximal des boîtes.</text:span></text:p>
          </draw:text-box>
        </draw:frame>
        <draw:frame draw:style-name="gr3" draw:text-style-name="P4" draw:layer="layout" svg:width="13.032cm" svg:height="0.446cm" svg:x="2.608cm" svg:y="20.043cm">
          <draw:text-box>
            <text:p text:style-name="P2"><text:span text:style-name="T5">• </text:span><text:span text:style-name="T5">On souhaite ranger ces objets en utilisant un minimum de boîtes.</text:span></text:p>
          </draw:text-box>
        </draw:frame>
        <draw:frame draw:style-name="gr3" draw:text-style-name="P4" draw:layer="layout" svg:width="2.542cm" svg:height="0.446cm" svg:x="1.626cm" svg:y="20.864cm">
          <draw:text-box>
            <text:p text:style-name="P2"><text:span text:style-name="T5">Par exemple,</text:span></text:p>
          </draw:text-box>
        </draw:frame>
        <draw:frame draw:style-name="gr3" draw:text-style-name="P4" draw:layer="layout" svg:width="6.661cm" svg:height="0.446cm" svg:x="3.963cm" svg:y="20.864cm">
          <draw:text-box>
            <text:p text:style-name="P2"><text:span text:style-name="T5">si les poids des objets sont 15, 12,</text:span></text:p>
          </draw:text-box>
        </draw:frame>
        <draw:frame draw:style-name="gr3" draw:text-style-name="P4" draw:layer="layout" svg:width="0.616cm" svg:height="0.446cm" svg:x="9.868cm" svg:y="20.864cm">
          <draw:text-box>
            <text:p text:style-name="P2"><text:span text:style-name="T5">19,</text:span></text:p>
          </draw:text-box>
        </draw:frame>
        <draw:frame draw:style-name="gr3" draw:text-style-name="P4" draw:layer="layout" svg:width="0.616cm" svg:height="0.446cm" svg:x="10.499cm" svg:y="20.864cm">
          <draw:text-box>
            <text:p text:style-name="P2"><text:span text:style-name="T5">13,</text:span></text:p>
          </draw:text-box>
        </draw:frame>
        <draw:frame draw:style-name="gr3" draw:text-style-name="P4" draw:layer="layout" svg:width="5.268cm" svg:height="0.446cm" svg:x="11.13cm" svg:y="20.864cm">
          <draw:text-box>
            <text:p text:style-name="P2"><text:span text:style-name="T5">18 et que le poids maximal</text:span></text:p>
          </draw:text-box>
        </draw:frame>
        <draw:frame draw:style-name="gr3" draw:text-style-name="P4" draw:layer="layout" svg:width="3.706cm" svg:height="0.446cm" svg:x="15.863cm" svg:y="20.864cm">
          <draw:text-box>
            <text:p text:style-name="P2"><text:span text:style-name="T5">des boîtes vaut 30,</text:span></text:p>
          </draw:text-box>
        </draw:frame>
        <draw:frame draw:style-name="gr3" draw:text-style-name="P4" draw:layer="layout" svg:width="0.925cm" svg:height="0.446cm" svg:x="19.177cm" svg:y="20.864cm">
          <draw:text-box>
            <text:p text:style-name="P2"><text:span text:style-name="T5">il est</text:span></text:p>
          </draw:text-box>
        </draw:frame>
        <draw:frame draw:style-name="gr3" draw:text-style-name="P4" draw:layer="layout" svg:width="11.741cm" svg:height="0.446cm" svg:x="1.101cm" svg:y="21.342cm">
          <draw:text-box>
            <text:p text:style-name="P2"><text:span text:style-name="T5">possible de n’utiliser que 3 boîtes : [15, 13], [19] et [18, 12].</text:span></text:p>
          </draw:text-box>
        </draw:frame>
        <draw:frame draw:style-name="gr3" draw:text-style-name="P4" draw:layer="layout" svg:width="0.384cm" svg:height="0.551cm" svg:x="2.146cm" svg:y="22.154cm">
          <draw:text-box>
            <text:p text:style-name="P2"><text:span text:style-name="T3">1.</text:span></text:p>
          </draw:text-box>
        </draw:frame>
        <draw:frame draw:style-name="gr3" draw:text-style-name="P4" draw:layer="layout" svg:width="10.607cm" svg:height="0.446cm" svg:x="2.68cm" svg:y="22.231cm">
          <draw:text-box>
            <text:p text:style-name="P2"><text:span text:style-name="T5">Proposer une répartition optimale dans le cas suivant :</text:span></text:p>
          </draw:text-box>
        </draw:frame>
        <draw:frame draw:style-name="gr3" draw:text-style-name="P4" draw:layer="layout" svg:width="9.654cm" svg:height="0.446cm" svg:x="3.035cm" svg:y="22.841cm">
          <draw:text-box>
            <text:p text:style-name="P2"><text:span text:style-name="T5">• </text:span><text:span text:style-name="T5">les poids des objets sont 15, 5, 4, 17, 26, 11, 13</text:span></text:p>
          </draw:text-box>
        </draw:frame>
        <draw:frame draw:style-name="gr3" draw:text-style-name="P4" draw:layer="layout" svg:width="7.346cm" svg:height="0.446cm" svg:x="3.035cm" svg:y="23.45cm">
          <draw:text-box>
            <text:p text:style-name="P2"><text:span text:style-name="T5">• </text:span><text:span text:style-name="T5">le poids maximal des boîtes vaut 30</text:span></text:p>
          </draw:text-box>
        </draw:frame>
        <draw:frame draw:style-name="gr3" draw:text-style-name="P4" draw:layer="layout" svg:width="8.448cm" svg:height="0.446cm" svg:x="1.626cm" svg:y="24.339cm">
          <draw:text-box>
            <text:p text:style-name="P2"><text:span text:style-name="T5">Afin d’implémenter ce problème en</text:span><text:span text:style-name="T6"> Python</text:span><text:span text:style-name="T5">,</text:span></text:p>
          </draw:text-box>
        </draw:frame>
        <draw:frame draw:style-name="gr3" draw:text-style-name="P4" draw:layer="layout" svg:width="11.822cm" svg:height="0.446cm" svg:x="9.322cm" svg:y="24.339cm">
          <draw:text-box>
            <text:p text:style-name="P2"><text:span text:style-name="T5">on donne les poids des objets dans une liste nommée</text:span><text:span text:style-name="T6"> objets</text:span><text:span text:style-name="T5">.</text:span></text:p>
          </draw:text-box>
        </draw:frame>
        <draw:frame draw:style-name="gr3" draw:text-style-name="P4" draw:layer="layout" svg:width="21.881cm" svg:height="0.446cm" svg:x="1.101cm" svg:y="24.818cm">
          <draw:text-box>
            <text:p text:style-name="P2"><text:span text:style-name="T5">Répondre au problème revient à construire une liste de listes</text:span><text:span text:style-name="T6"> Python</text:span><text:span text:style-name="T5"> dans laquelle chaque sous-liste contient les</text:span></text:p>
          </draw:text-box>
        </draw:frame>
        <draw:frame draw:style-name="gr3" draw:text-style-name="P4" draw:layer="layout" svg:width="14.743cm" svg:height="0.446cm" svg:x="1.101cm" svg:y="25.296cm">
          <draw:text-box>
            <text:p text:style-name="P2"><text:span text:style-name="T5">poids des objets contenus dans une boîte. On nomme cette liste</text:span><text:span text:style-name="T6"> repartition</text:span><text:span text:style-name="T5">.</text:span></text:p>
          </draw:text-box>
        </draw:frame>
        <draw:frame draw:style-name="gr3" draw:text-style-name="P4" draw:layer="layout" svg:width="9.451cm" svg:height="0.446cm" svg:x="1.626cm" svg:y="25.986cm">
          <draw:text-box>
            <text:p text:style-name="P2"><text:span text:style-name="T5">Si l’on reprend l’exemple donné plus haut, on a :</text:span></text:p>
          </draw:text-box>
        </draw:frame>
        <draw:frame draw:style-name="gr3" draw:text-style-name="P4" draw:layer="layout" svg:width="5.842cm" svg:height="0.446cm" svg:x="2.608cm" svg:y="26.596cm">
          <draw:text-box>
            <text:p text:style-name="P2"><text:span text:style-name="T5">•</text:span><text:span text:style-name="T6"> </text:span><text:span text:style-name="T6">objets</text:span><text:span text:style-name="T8"> =</text:span><text:span text:style-name="T6"> [</text:span><text:span text:style-name="T8">15</text:span><text:span text:style-name="T6">,</text:span><text:span text:style-name="T8"> 12</text:span><text:span text:style-name="T6">,</text:span><text:span text:style-name="T8"> 19</text:span><text:span text:style-name="T6">,</text:span><text:span text:style-name="T8"> 13</text:span><text:span text:style-name="T6">,</text:span><text:span text:style-name="T8"> 18</text:span><text:span text:style-name="T6">]</text:span></text:p>
          </draw:text-box>
        </draw:frame>
        <draw:frame draw:style-name="gr3" draw:text-style-name="P4" draw:layer="layout" svg:width="7.611cm" svg:height="0.446cm" svg:x="2.608cm" svg:y="27.205cm">
          <draw:text-box>
            <text:p text:style-name="P2"><text:span text:style-name="T5">•</text:span><text:span text:style-name="T6"> </text:span><text:span text:style-name="T6">repartition</text:span><text:span text:style-name="T8"> =</text:span><text:span text:style-name="T6"> [[</text:span><text:span text:style-name="T8">15</text:span><text:span text:style-name="T6">,</text:span><text:span text:style-name="T8"> 13</text:span><text:span text:style-name="T6">], [</text:span><text:span text:style-name="T8">19</text:span><text:span text:style-name="T6">], [</text:span><text:span text:style-name="T8">18</text:span><text:span text:style-name="T6">,</text:span><text:span text:style-name="T8"> 12</text:span><text:span text:style-name="T6">]]</text:span></text:p>
          </draw:text-box>
        </draw:frame>
        <draw:frame draw:style-name="gr4" draw:text-style-name="P5" draw:layer="layout" svg:width="0.569cm" svg:height="0.412cm" svg:x="10.287cm" svg:y="28.633cm">
          <draw:text-box>
            <text:p text:style-name="P2"><text:span text:style-name="T9">2/8</text:span></text:p>
          </draw:text-box>
        </draw:frame>
        <draw:frame draw:style-name="gr4" draw:text-style-name="P5" draw:layer="layout" svg:width="4.434cm" svg:height="0.501cm" svg:x="15.634cm" svg:y="28.563cm">
          <draw:text-box>
            <text:p text:style-name="P2"><text:span text:style-name="T10">Bac Blanc NSI - Mars 2022</text:span></text:p>
          </draw:text-box>
        </draw:frame>
      </draw:page>
      <draw:page draw:name="page3" draw:style-name="dp1" draw:master-page-name="master-page3">
        <draw:frame draw:style-name="gr1" draw:text-style-name="P1" draw:layer="layout" svg:width="18.901cm" svg:height="0.054cm" draw:transform="rotate (-3.14159265358979) translate (20.001cm -0.026cm)">
          <draw:image xlink:href="Pictures/100000010000000100000001028F582B9643F048.png" xlink:type="simple" xlink:show="embed" xlink:actuate="onLoad" draw:mime-type="image/png">
            <text:p/>
          </draw:image>
        </draw:frame>
        <draw:frame draw:style-name="gr3" draw:text-style-name="P4" draw:layer="layout" svg:width="16.372cm" svg:height="0.446cm" svg:x="1.626cm" svg:y="0.832cm">
          <draw:text-box>
            <text:p text:style-name="P2"><text:span text:style-name="T5">Par exemple, l’objet de poids</text:span><text:span text:style-name="T8"> 12</text:span><text:span text:style-name="T5"> est dans la troisième boîte :</text:span><text:span text:style-name="T6"> boites[</text:span><text:span text:style-name="T8">2</text:span><text:span text:style-name="T6">]</text:span><text:span text:style-name="T5"> vaut</text:span><text:span text:style-name="T6"> [</text:span><text:span text:style-name="T8">18</text:span><text:span text:style-name="T6">,</text:span><text:span text:style-name="T8"> 12</text:span><text:span text:style-name="T6">]</text:span><text:span text:style-name="T5">.</text:span></text:p>
          </draw:text-box>
        </draw:frame>
        <draw:frame draw:style-name="gr3" draw:text-style-name="P4" draw:layer="layout" svg:width="0.384cm" svg:height="0.551cm" svg:x="2.146cm" svg:y="1.644cm">
          <draw:text-box>
            <text:p text:style-name="P2"><text:span text:style-name="T3">2.</text:span></text:p>
          </draw:text-box>
        </draw:frame>
        <draw:frame draw:style-name="gr3" draw:text-style-name="P4" draw:layer="layout" svg:width="16.017cm" svg:height="0.446cm" svg:x="2.68cm" svg:y="1.721cm">
          <draw:text-box>
            <text:p text:style-name="P2"><text:span text:style-name="T5">On considère le problème résolu et la variable</text:span><text:span text:style-name="T6"> repartition</text:span><text:span text:style-name="T5"> correctement construite.</text:span></text:p>
          </draw:text-box>
        </draw:frame>
        <draw:frame draw:style-name="gr3" draw:text-style-name="P4" draw:layer="layout" svg:width="15.683cm" svg:height="0.446cm" svg:x="2.68cm" svg:y="2.411cm">
          <draw:text-box>
            <text:p text:style-name="P2"><text:span text:style-name="T5">Écrire l’instruction</text:span><text:span text:style-name="T6"> Python</text:span><text:span text:style-name="T5"> permettant de connaître le nombre de boîtes utilisées.</text:span></text:p>
          </draw:text-box>
        </draw:frame>
        <draw:frame draw:style-name="gr3" draw:text-style-name="P4" draw:layer="layout" svg:width="0.384cm" svg:height="0.551cm" svg:x="2.146cm" svg:y="3.219cm">
          <draw:text-box>
            <text:p text:style-name="P2"><text:span text:style-name="T3">3.</text:span></text:p>
          </draw:text-box>
        </draw:frame>
        <draw:frame draw:style-name="gr3" draw:text-style-name="P4" draw:layer="layout" svg:width="7.923cm" svg:height="0.446cm" svg:x="2.68cm" svg:y="3.296cm">
          <draw:text-box>
            <text:p text:style-name="P2"><text:span text:style-name="T5">Écrire en</text:span><text:span text:style-name="T6"> Python</text:span><text:span text:style-name="T5"> la fonction</text:span><text:span text:style-name="T6"> poids_boite</text:span><text:span text:style-name="T5"> :</text:span></text:p>
          </draw:text-box>
        </draw:frame>
        <draw:frame draw:style-name="gr3" draw:text-style-name="P4" draw:layer="layout" svg:width="19.078cm" svg:height="0.446cm" svg:x="3.035cm" svg:y="3.909cm">
          <draw:text-box>
            <text:p text:style-name="P2"><text:span text:style-name="T5">• </text:span><text:span text:style-name="T5">prenant en argument le contenu d’une boîte sous forme d’une liste nommée</text:span><text:span text:style-name="T6"> boite</text:span><text:span text:style-name="T5"> contenant les</text:span></text:p>
          </draw:text-box>
        </draw:frame>
        <draw:frame draw:style-name="gr3" draw:text-style-name="P4" draw:layer="layout" svg:width="3.139cm" svg:height="0.446cm" svg:x="3.526cm" svg:y="4.388cm">
          <draw:text-box>
            <text:p text:style-name="P2"><text:span text:style-name="T5">poids des objets</text:span></text:p>
          </draw:text-box>
        </draw:frame>
        <draw:frame draw:style-name="gr3" draw:text-style-name="P4" draw:layer="layout" svg:width="7.77cm" svg:height="0.446cm" svg:x="3.035cm" svg:y="4.997cm">
          <draw:text-box>
            <text:p text:style-name="P2"><text:span text:style-name="T5">• </text:span><text:span text:style-name="T5">renvoyant le poids total de cette boîte</text:span></text:p>
          </draw:text-box>
        </draw:frame>
        <draw:frame draw:style-name="gr3" draw:text-style-name="P4" draw:layer="layout" svg:width="15.158cm" svg:height="0.446cm" svg:x="2.68cm" svg:y="5.607cm">
          <draw:text-box>
            <text:p text:style-name="P2"><text:span text:style-name="T5">En utilisant l’exemple cité plus haut, l’appel</text:span><text:span text:style-name="T6"> poids_boite([</text:span><text:span text:style-name="T8">15</text:span><text:span text:style-name="T6">,</text:span><text:span text:style-name="T8"> 13</text:span><text:span text:style-name="T6">])</text:span><text:span text:style-name="T5"> renverra</text:span><text:span text:style-name="T8"> 28</text:span><text:span text:style-name="T5">.</text:span></text:p>
          </draw:text-box>
        </draw:frame>
        <draw:frame draw:style-name="gr3" draw:text-style-name="P4" draw:layer="layout" svg:width="6.86cm" svg:height="0.446cm" svg:x="1.101cm" svg:y="6.496cm">
          <draw:text-box>
            <text:p text:style-name="P2"><text:span text:style-name="T12">Partie B : Algorithmes de résolution</text:span></text:p>
          </draw:text-box>
        </draw:frame>
        <draw:frame draw:style-name="gr3" draw:text-style-name="P4" draw:layer="layout" svg:width="21.833cm" svg:height="0.446cm" svg:x="1.626cm" svg:y="7.182cm">
          <draw:text-box>
            <text:p text:style-name="P2"><text:span text:style-name="T5">Il n’existe pas à l’heure actuelle d’algorithme « efficace » permettant de résoudre ce problème (c’est-à-dire d’en</text:span></text:p>
          </draw:text-box>
        </draw:frame>
        <draw:frame draw:style-name="gr3" draw:text-style-name="P4" draw:layer="layout" svg:width="9.379cm" svg:height="0.446cm" svg:x="1.101cm" svg:y="7.66cm">
          <draw:text-box>
            <text:p text:style-name="P2"><text:span text:style-name="T5">trouver systématiquement la solution optimale).</text:span></text:p>
          </draw:text-box>
        </draw:frame>
        <draw:frame draw:style-name="gr3" draw:text-style-name="P4" draw:layer="layout" svg:width="12.211cm" svg:height="0.446cm" svg:x="9.378cm" svg:y="7.66cm">
          <draw:text-box>
            <text:p text:style-name="P2"><text:span text:style-name="T5">On se rabat donc sur des algorithmes fournissant des solutions</text:span></text:p>
          </draw:text-box>
        </draw:frame>
        <draw:frame draw:style-name="gr3" draw:text-style-name="P4" draw:layer="layout" svg:width="2.377cm" svg:height="0.446cm" svg:x="1.101cm" svg:y="8.138cm">
          <draw:text-box>
            <text:p text:style-name="P2"><text:span text:style-name="T5">approchées.</text:span></text:p>
          </draw:text-box>
        </draw:frame>
        <draw:frame draw:style-name="gr3" draw:text-style-name="P4" draw:layer="layout" svg:width="6.623cm" svg:height="0.446cm" svg:x="1.101cm" svg:y="8.828cm">
          <draw:text-box>
            <text:p text:style-name="P2"><text:span text:style-name="T12">B1 : Méthode de la première boîte</text:span></text:p>
          </draw:text-box>
        </draw:frame>
        <draw:frame draw:style-name="gr3" draw:text-style-name="P4" draw:layer="layout" svg:width="21.503cm" svg:height="0.446cm" svg:x="1.626cm" svg:y="9.519cm">
          <draw:text-box>
            <text:p text:style-name="P2"><text:span text:style-name="T5">Un premier algorithme consiste à prendre les objets dans l’ordre dans lequel ils sont fournis et à placer chacun</text:span></text:p>
          </draw:text-box>
        </draw:frame>
        <draw:frame draw:style-name="gr3" draw:text-style-name="P4" draw:layer="layout" svg:width="3.749cm" svg:height="0.446cm" svg:x="1.101cm" svg:y="9.997cm">
          <draw:text-box>
            <text:p text:style-name="P2"><text:span text:style-name="T5">d’entre eux dans la</text:span></text:p>
          </draw:text-box>
        </draw:frame>
        <draw:frame draw:style-name="gr3" draw:text-style-name="P4" draw:layer="layout" svg:width="1.759cm" svg:height="0.551cm" svg:x="4.441cm" svg:y="9.92cm">
          <draw:text-box>
            <text:p text:style-name="P2"><text:span text:style-name="T3">première</text:span></text:p>
          </draw:text-box>
        </draw:frame>
        <draw:frame draw:style-name="gr3" draw:text-style-name="P4" draw:layer="layout" svg:width="5.328cm" svg:height="0.446cm" svg:x="6.282cm" svg:y="9.997cm">
          <draw:text-box>
            <text:p text:style-name="P2"><text:span text:style-name="T5">boîte pouvant les accueillir.</text:span></text:p>
          </draw:text-box>
        </draw:frame>
        <draw:frame draw:style-name="gr3" draw:text-style-name="P4" draw:layer="layout" svg:width="20.513cm" svg:height="0.446cm" svg:x="1.626cm" svg:y="10.683cm">
          <draw:text-box>
            <text:p text:style-name="P2"><text:span text:style-name="T5">L’application de cet algorithme aux objets</text:span><text:span text:style-name="T6"> [</text:span><text:span text:style-name="T8">15</text:span><text:span text:style-name="T6">,</text:span><text:span text:style-name="T8"> 12</text:span><text:span text:style-name="T6">,</text:span><text:span text:style-name="T8"> 19</text:span><text:span text:style-name="T6">,</text:span><text:span text:style-name="T8"> 13</text:span><text:span text:style-name="T6">,</text:span><text:span text:style-name="T8"> 18</text:span><text:span text:style-name="T6">]</text:span><text:span text:style-name="T5"> (poids maximal de 30) fournit la répartition</text:span></text:p>
          </draw:text-box>
        </draw:frame>
        <draw:frame draw:style-name="gr3" draw:text-style-name="P4" draw:layer="layout" svg:width="1.907cm" svg:height="0.446cm" svg:x="1.101cm" svg:y="11.161cm">
          <draw:text-box>
            <text:p text:style-name="P2"><text:span text:style-name="T5">suivante :</text:span></text:p>
          </draw:text-box>
        </draw:frame>
        <draw:frame draw:style-name="gr3" draw:text-style-name="P4" draw:layer="layout" svg:width="5.086cm" svg:height="0.446cm" svg:x="7.667cm" svg:y="12.169cm">
          <draw:text-box>
            <text:p text:style-name="P2"><text:span text:style-name="T6">[[</text:span><text:span text:style-name="T8">15</text:span><text:span text:style-name="T6">,</text:span><text:span text:style-name="T8"> 12</text:span><text:span text:style-name="T6">], [</text:span><text:span text:style-name="T8">19</text:span><text:span text:style-name="T6">], [</text:span><text:span text:style-name="T8">13</text:span><text:span text:style-name="T6">], [</text:span><text:span text:style-name="T8">18</text:span><text:span text:style-name="T6">]]</text:span><text:span text:style-name="T5">.</text:span></text:p>
          </draw:text-box>
        </draw:frame>
        <draw:frame draw:style-name="gr3" draw:text-style-name="P4" draw:layer="layout" svg:width="5.035cm" svg:height="0.446cm" svg:x="1.626cm" svg:y="13.172cm">
          <draw:text-box>
            <text:p text:style-name="P2"><text:span text:style-name="T5">On appelle cet algorithme</text:span></text:p>
          </draw:text-box>
        </draw:frame>
        <draw:frame draw:style-name="gr3" draw:text-style-name="P4" draw:layer="layout" svg:width="5.882cm" svg:height="0.551cm" svg:x="6.13cm" svg:y="13.095cm">
          <draw:text-box>
            <text:p text:style-name="P2"><text:span text:style-name="T3">méthode de la première boîte</text:span></text:p>
          </draw:text-box>
        </draw:frame>
        <draw:frame draw:style-name="gr3" draw:text-style-name="P4" draw:layer="layout" svg:width="0.384cm" svg:height="0.446cm" svg:x="11.866cm" svg:y="13.172cm">
          <draw:text-box>
            <text:p text:style-name="P2"><text:span text:style-name="T5">.</text:span></text:p>
          </draw:text-box>
        </draw:frame>
        <draw:frame draw:style-name="gr3" draw:text-style-name="P4" draw:layer="layout" svg:width="0.384cm" svg:height="0.551cm" svg:x="2.146cm" svg:y="13.984cm">
          <draw:text-box>
            <text:p text:style-name="P2"><text:span text:style-name="T3">4.</text:span></text:p>
          </draw:text-box>
        </draw:frame>
        <draw:frame draw:style-name="gr3" draw:text-style-name="P4" draw:layer="layout" svg:width="6.771cm" svg:height="0.446cm" svg:x="2.68cm" svg:y="14.061cm">
          <draw:text-box>
            <text:p text:style-name="P2"><text:span text:style-name="T5">On considère le problème suivant :</text:span></text:p>
          </draw:text-box>
        </draw:frame>
        <draw:frame draw:style-name="gr3" draw:text-style-name="P4" draw:layer="layout" svg:width="7.935cm" svg:height="0.446cm" svg:x="3.035cm" svg:y="14.67cm">
          <draw:text-box>
            <text:p text:style-name="P2"><text:span text:style-name="T5">• </text:span><text:span text:style-name="T5">les poids des objets sont 8, 3, 9, 2, 1, 7</text:span></text:p>
          </draw:text-box>
        </draw:frame>
        <draw:frame draw:style-name="gr3" draw:text-style-name="P4" draw:layer="layout" svg:width="7.346cm" svg:height="0.446cm" svg:x="3.035cm" svg:y="15.28cm">
          <draw:text-box>
            <text:p text:style-name="P2"><text:span text:style-name="T5">• </text:span><text:span text:style-name="T5">le poids maximal des boîtes vaut 10</text:span></text:p>
          </draw:text-box>
        </draw:frame>
        <draw:frame draw:style-name="gr3" draw:text-style-name="P4" draw:layer="layout" svg:width="0.384cm" svg:height="0.551cm" svg:x="2.68cm" svg:y="16.092cm">
          <draw:text-box>
            <text:p text:style-name="P2"><text:span text:style-name="T3">a.</text:span></text:p>
          </draw:text-box>
        </draw:frame>
        <draw:frame draw:style-name="gr3" draw:text-style-name="P4" draw:layer="layout" svg:width="15.047cm" svg:height="0.446cm" svg:x="3.162cm" svg:y="16.169cm">
          <draw:text-box>
            <text:p text:style-name="P2"><text:span text:style-name="T5">Donner la répartition obtenue en appliquant la méthode de la première boîte.</text:span></text:p>
          </draw:text-box>
        </draw:frame>
        <draw:frame draw:style-name="gr3" draw:text-style-name="P4" draw:layer="layout" svg:width="0.384cm" svg:height="0.551cm" svg:x="2.68cm" svg:y="16.981cm">
          <draw:text-box>
            <text:p text:style-name="P2"><text:span text:style-name="T3">b.</text:span></text:p>
          </draw:text-box>
        </draw:frame>
        <draw:frame draw:style-name="gr3" draw:text-style-name="P4" draw:layer="layout" svg:width="7.554cm" svg:height="0.446cm" svg:x="3.192cm" svg:y="17.058cm">
          <draw:text-box>
            <text:p text:style-name="P2"><text:span text:style-name="T5">Cet algorithme est-il optimal ? Justifier.</text:span></text:p>
          </draw:text-box>
        </draw:frame>
        <draw:frame draw:style-name="gr3" draw:text-style-name="P4" draw:layer="layout" svg:width="0.384cm" svg:height="0.551cm" svg:x="2.146cm" svg:y="17.866cm">
          <draw:text-box>
            <text:p text:style-name="P2"><text:span text:style-name="T3">5.</text:span></text:p>
          </draw:text-box>
        </draw:frame>
        <draw:frame draw:style-name="gr3" draw:text-style-name="P4" draw:layer="layout" svg:width="20.093cm" svg:height="0.446cm" svg:x="2.68cm" svg:y="17.943cm">
          <draw:text-box>
            <text:p text:style-name="P2"><text:span text:style-name="T5">Compléter sur cet énoncé le code de la fonction</text:span><text:span text:style-name="T6"> premiere_position</text:span><text:span text:style-name="T5"> suivante. Cette fonction implémente</text:span></text:p>
          </draw:text-box>
        </draw:frame>
        <draw:frame draw:style-name="gr3" draw:text-style-name="P4" draw:layer="layout" svg:width="6.369cm" svg:height="0.446cm" svg:x="2.68cm" svg:y="18.421cm">
          <draw:text-box>
            <text:p text:style-name="P2"><text:span text:style-name="T5">la méthode de la première boîte.</text:span></text:p>
          </draw:text-box>
        </draw:frame>
        <draw:frame draw:style-name="gr3" draw:text-style-name="P4" draw:layer="layout" svg:width="11.109cm" svg:height="0.446cm" svg:x="4.191cm" svg:y="19.031cm">
          <draw:text-box>
            <text:p text:style-name="P2"><text:span text:style-name="T5">• </text:span><text:span text:style-name="T5">On réutilise la fonction</text:span><text:span text:style-name="T6"> poids_boite</text:span><text:span text:style-name="T5"> définie à la question</text:span></text:p>
          </draw:text-box>
        </draw:frame>
        <draw:frame draw:style-name="gr3" draw:text-style-name="P4" draw:layer="layout" svg:width="0.384cm" svg:height="0.551cm" svg:x="14.546cm" svg:y="18.954cm">
          <draw:text-box>
            <text:p text:style-name="P2"><text:span text:style-name="T3">3</text:span></text:p>
          </draw:text-box>
        </draw:frame>
        <draw:frame draw:style-name="gr3" draw:text-style-name="P4" draw:layer="layout" svg:width="0.384cm" svg:height="0.446cm" svg:x="14.766cm" svg:y="19.031cm">
          <draw:text-box>
            <text:p text:style-name="P2"><text:span text:style-name="T5">.</text:span></text:p>
          </draw:text-box>
        </draw:frame>
        <draw:frame draw:style-name="gr3" draw:text-style-name="P4" draw:layer="layout" svg:width="11.441cm" svg:height="0.446cm" svg:x="4.191cm" svg:y="19.645cm">
          <draw:text-box>
            <text:p text:style-name="P2"><text:span text:style-name="T5">•</text:span><text:span text:style-name="T6"> </text:span><text:span text:style-name="T6">objets</text:span><text:span text:style-name="T5"> est la liste contenant les poids des objets à placer.</text:span></text:p>
          </draw:text-box>
        </draw:frame>
        <draw:frame draw:style-name="gr3" draw:text-style-name="P4" draw:layer="layout" svg:width="12.19cm" svg:height="0.446cm" svg:x="4.191cm" svg:y="20.254cm">
          <draw:text-box>
            <text:p text:style-name="P2"><text:span text:style-name="T5">•</text:span><text:span text:style-name="T6"> </text:span><text:span text:style-name="T6">poids_max</text:span><text:span text:style-name="T5"> est le poids maximal que peut contenir une boîte.</text:span></text:p>
          </draw:text-box>
        </draw:frame>
        <draw:frame draw:style-name="gr4" draw:text-style-name="P5" draw:layer="layout" svg:width="0.569cm" svg:height="0.412cm" svg:x="10.287cm" svg:y="28.633cm">
          <draw:text-box>
            <text:p text:style-name="P2"><text:span text:style-name="T9">3/8</text:span></text:p>
          </draw:text-box>
        </draw:frame>
        <draw:frame draw:style-name="gr4" draw:text-style-name="P5" draw:layer="layout" svg:width="4.434cm" svg:height="0.501cm" svg:x="15.634cm" svg:y="28.563cm">
          <draw:text-box>
            <text:p text:style-name="P2"><text:span text:style-name="T10">Bac Blanc NSI - Mars 2022</text:span></text:p>
          </draw:text-box>
        </draw:frame>
      </draw:page>
      <draw:page draw:name="page4" draw:style-name="dp1" draw:master-page-name="master-page3">
        <draw:frame draw:style-name="gr1" draw:text-style-name="P1" draw:layer="layout" svg:width="18.901cm" svg:height="0.054cm" draw:transform="rotate (-3.14159265358979) translate (20.001cm -0.026cm)">
          <draw:image xlink:href="Pictures/100000010000000100000001028F582B9643F048.png" xlink:type="simple" xlink:show="embed" xlink:actuate="onLoad" draw:mime-type="image/png">
            <text:p/>
          </draw:image>
        </draw:frame>
        <draw:frame draw:style-name="gr1" draw:text-style-name="P1" draw:layer="layout" svg:width="0.05cm" svg:height="0.575cm" draw:transform="rotate (-3.14159265358979) translate (2.729cm 1.376cm)">
          <draw:image xlink:href="Pictures/100000010000000100000001028F582B9643F048.png" xlink:type="simple" xlink:show="embed" xlink:actuate="onLoad" draw:mime-type="image/png">
            <text:p/>
          </draw:image>
        </draw:frame>
        <draw:frame draw:style-name="gr6" draw:text-style-name="P7" draw:layer="layout" svg:width="0.21cm" svg:height="0.247cm" svg:x="2.129cm" svg:y="1.01cm">
          <draw:text-box>
            <text:p text:style-name="P2"><text:span text:style-name="T15">1</text:span></text:p>
          </draw:text-box>
        </draw:frame>
        <draw:frame draw:style-name="gr1" draw:text-style-name="P1" draw:layer="layout" svg:width="0.05cm" svg:height="0.575cm" draw:transform="rotate (-3.14159265358979) translate (2.729cm 1.951cm)">
          <draw:image xlink:href="Pictures/100000010000000100000001028F582B9643F048.png" xlink:type="simple" xlink:show="embed" xlink:actuate="onLoad" draw:mime-type="image/png">
            <text:p/>
          </draw:image>
        </draw:frame>
        <draw:frame draw:style-name="gr3" draw:text-style-name="P4" draw:layer="layout" svg:width="8.236cm" svg:height="0.446cm" svg:x="2.836cm" svg:y="0.849cm">
          <draw:text-box>
            <text:p text:style-name="P2"><text:span text:style-name="T7">def</text:span><text:span text:style-name="T16"> premiere_position</text:span><text:span text:style-name="T6">(objets, poids_max):</text:span></text:p>
          </draw:text-box>
        </draw:frame>
        <draw:frame draw:style-name="gr1" draw:text-style-name="P1" draw:layer="layout" svg:width="0.05cm" svg:height="0.575cm" draw:transform="rotate (-3.14159265358979) translate (2.729cm 2.523cm)">
          <draw:image xlink:href="Pictures/100000010000000100000001028F582B9643F048.png" xlink:type="simple" xlink:show="embed" xlink:actuate="onLoad" draw:mime-type="image/png">
            <text:p/>
          </draw:image>
        </draw:frame>
        <draw:frame draw:style-name="gr6" draw:text-style-name="P7" draw:layer="layout" svg:width="0.21cm" svg:height="0.247cm" svg:x="2.129cm" svg:y="2.157cm">
          <draw:text-box>
            <text:p text:style-name="P2"><text:span text:style-name="T15">2</text:span></text:p>
          </draw:text-box>
        </draw:frame>
        <draw:frame draw:style-name="gr3" draw:text-style-name="P4" draw:layer="layout" svg:width="2.907cm" svg:height="0.446cm" svg:x="3.645cm" svg:y="1.996cm">
          <draw:text-box>
            <text:p text:style-name="P2"><text:span text:style-name="T6">repartition</text:span><text:span text:style-name="T8"> =</text:span><text:span text:style-name="T6"> []</text:span></text:p>
          </draw:text-box>
        </draw:frame>
        <draw:frame draw:style-name="gr3" draw:text-style-name="P4" draw:layer="layout" svg:width="3.253cm" svg:height="0.513cm" svg:x="7.078cm" svg:y="1.962cm">
          <draw:text-box>
            <text:p text:style-name="P2"><text:span text:style-name="T17"># la répartition</text:span></text:p>
          </draw:text-box>
        </draw:frame>
        <draw:frame draw:style-name="gr1" draw:text-style-name="P1" draw:layer="layout" svg:width="0.05cm" svg:height="0.575cm" draw:transform="rotate (-3.14159265358979) translate (2.729cm 3.099cm)">
          <draw:image xlink:href="Pictures/100000010000000100000001028F582B9643F048.png" xlink:type="simple" xlink:show="embed" xlink:actuate="onLoad" draw:mime-type="image/png">
            <text:p/>
          </draw:image>
        </draw:frame>
        <draw:frame draw:style-name="gr6" draw:text-style-name="P7" draw:layer="layout" svg:width="0.21cm" svg:height="0.247cm" svg:x="2.129cm" svg:y="2.729cm">
          <draw:text-box>
            <text:p text:style-name="P2"><text:span text:style-name="T15">3</text:span></text:p>
          </draw:text-box>
        </draw:frame>
        <draw:frame draw:style-name="gr3" draw:text-style-name="P4" draw:layer="layout" svg:width="4.286cm" svg:height="0.446cm" svg:x="3.645cm" svg:y="2.567cm">
          <draw:text-box>
            <text:p text:style-name="P2"><text:span text:style-name="T6">repartition</text:span><text:span text:style-name="T8">.</text:span><text:span text:style-name="T6">append(</text:span><text:span text:style-name="T8">...</text:span><text:span text:style-name="T6">)</text:span></text:p>
          </draw:text-box>
        </draw:frame>
        <draw:frame draw:style-name="gr1" draw:text-style-name="P1" draw:layer="layout" svg:width="0.05cm" svg:height="0.575cm" draw:transform="rotate (-3.14159265358979) translate (2.729cm 3.67cm)">
          <draw:image xlink:href="Pictures/100000010000000100000001028F582B9643F048.png" xlink:type="simple" xlink:show="embed" xlink:actuate="onLoad" draw:mime-type="image/png">
            <text:p/>
          </draw:image>
        </draw:frame>
        <draw:frame draw:style-name="gr3" draw:text-style-name="P4" draw:layer="layout" svg:width="5.285cm" svg:height="0.513cm" svg:x="8.496cm" svg:y="2.534cm">
          <draw:text-box>
            <text:p text:style-name="P2"><text:span text:style-name="T17"># on ajoute une boîte vide</text:span></text:p>
          </draw:text-box>
        </draw:frame>
        <draw:frame draw:style-name="gr1" draw:text-style-name="P1" draw:layer="layout" svg:width="0.05cm" svg:height="0.575cm" draw:transform="rotate (-3.14159265358979) translate (2.729cm 4.246cm)">
          <draw:image xlink:href="Pictures/100000010000000100000001028F582B9643F048.png" xlink:type="simple" xlink:show="embed" xlink:actuate="onLoad" draw:mime-type="image/png">
            <text:p/>
          </draw:image>
        </draw:frame>
        <draw:frame draw:style-name="gr6" draw:text-style-name="P7" draw:layer="layout" svg:width="0.21cm" svg:height="0.247cm" svg:x="2.129cm" svg:y="3.876cm">
          <draw:text-box>
            <text:p text:style-name="P2"><text:span text:style-name="T15">4</text:span></text:p>
          </draw:text-box>
        </draw:frame>
        <draw:frame draw:style-name="gr3" draw:text-style-name="P4" draw:layer="layout" svg:width="4.122cm" svg:height="0.446cm" svg:x="3.645cm" svg:y="3.715cm">
          <draw:text-box>
            <text:p text:style-name="P2"><text:span text:style-name="T7">for</text:span><text:span text:style-name="T6"> objet</text:span><text:span text:style-name="T18"> in</text:span><text:span text:style-name="T8"> ............</text:span><text:span text:style-name="T6"> :</text:span></text:p>
          </draw:text-box>
        </draw:frame>
        <draw:frame draw:style-name="gr3" draw:text-style-name="P4" draw:layer="layout" svg:width="4.269cm" svg:height="0.513cm" svg:x="9.301cm" svg:y="3.681cm">
          <draw:text-box>
            <text:p text:style-name="P2"><text:span text:style-name="T17"># parcours des objets</text:span></text:p>
          </draw:text-box>
        </draw:frame>
        <draw:frame draw:style-name="gr1" draw:text-style-name="P1" draw:layer="layout" svg:width="0.05cm" svg:height="0.575cm" draw:transform="rotate (-3.14159265358979) translate (2.729cm 4.817cm)">
          <draw:image xlink:href="Pictures/100000010000000100000001028F582B9643F048.png" xlink:type="simple" xlink:show="embed" xlink:actuate="onLoad" draw:mime-type="image/png">
            <text:p/>
          </draw:image>
        </draw:frame>
        <draw:frame draw:style-name="gr6" draw:text-style-name="P7" draw:layer="layout" svg:width="0.21cm" svg:height="0.247cm" svg:x="2.129cm" svg:y="4.452cm">
          <draw:text-box>
            <text:p text:style-name="P2"><text:span text:style-name="T15">5</text:span></text:p>
          </draw:text-box>
        </draw:frame>
        <draw:frame draw:style-name="gr3" draw:text-style-name="P4" draw:layer="layout" svg:width="2.703cm" svg:height="0.446cm" svg:x="4.453cm" svg:y="4.29cm">
          <draw:text-box>
            <text:p text:style-name="P2"><text:span text:style-name="T6">ajout</text:span><text:span text:style-name="T8"> =</text:span><text:span text:style-name="T7"> False</text:span></text:p>
          </draw:text-box>
        </draw:frame>
        <draw:frame draw:style-name="gr3" draw:text-style-name="P4" draw:layer="layout" svg:width="8.536cm" svg:height="0.513cm" svg:x="7.281cm" svg:y="4.256cm">
          <draw:text-box>
            <text:p text:style-name="P2"><text:span text:style-name="T17"># permet de savoir si l'objet a été ajouté</text:span></text:p>
          </draw:text-box>
        </draw:frame>
        <draw:frame draw:style-name="gr1" draw:text-style-name="P1" draw:layer="layout" svg:width="0.05cm" svg:height="0.575cm" draw:transform="rotate (-3.14159265358979) translate (2.729cm 5.393cm)">
          <draw:image xlink:href="Pictures/100000010000000100000001028F582B9643F048.png" xlink:type="simple" xlink:show="embed" xlink:actuate="onLoad" draw:mime-type="image/png">
            <text:p/>
          </draw:image>
        </draw:frame>
        <draw:frame draw:style-name="gr6" draw:text-style-name="P7" draw:layer="layout" svg:width="0.21cm" svg:height="0.247cm" svg:x="2.129cm" svg:y="5.023cm">
          <draw:text-box>
            <text:p text:style-name="P2"><text:span text:style-name="T15">6</text:span></text:p>
          </draw:text-box>
        </draw:frame>
        <draw:frame draw:style-name="gr3" draw:text-style-name="P4" draw:layer="layout" svg:width="4.681cm" svg:height="0.446cm" svg:x="4.453cm" svg:y="4.862cm">
          <draw:text-box>
            <text:p text:style-name="P2"><text:span text:style-name="T7">for</text:span><text:span text:style-name="T6"> boite</text:span><text:span text:style-name="T18"> in</text:span><text:span text:style-name="T6"> repartition :</text:span></text:p>
          </draw:text-box>
        </draw:frame>
        <draw:frame draw:style-name="gr1" draw:text-style-name="P1" draw:layer="layout" svg:width="0.05cm" svg:height="0.575cm" draw:transform="rotate (-3.14159265358979) translate (2.729cm 5.964cm)">
          <draw:image xlink:href="Pictures/100000010000000100000001028F582B9643F048.png" xlink:type="simple" xlink:show="embed" xlink:actuate="onLoad" draw:mime-type="image/png">
            <text:p/>
          </draw:image>
        </draw:frame>
        <draw:frame draw:style-name="gr6" draw:text-style-name="P7" draw:layer="layout" svg:width="0.21cm" svg:height="0.247cm" svg:x="2.129cm" svg:y="5.599cm">
          <draw:text-box>
            <text:p text:style-name="P2"><text:span text:style-name="T15">7</text:span></text:p>
          </draw:text-box>
        </draw:frame>
        <draw:frame draw:style-name="gr3" draw:text-style-name="P4" draw:layer="layout" svg:width="9.063cm" svg:height="0.446cm" svg:x="5.262cm" svg:y="5.438cm">
          <draw:text-box>
            <text:p text:style-name="P2"><text:span text:style-name="T7">if</text:span><text:span text:style-name="T6"> poids_boite(</text:span><text:span text:style-name="T8">..............</text:span><text:span text:style-name="T6">)</text:span><text:span text:style-name="T8"> +</text:span><text:span text:style-name="T6"> objet</text:span><text:span text:style-name="T8"> &lt;= ..............</text:span><text:span text:style-name="T6"> :</text:span></text:p>
          </draw:text-box>
        </draw:frame>
        <draw:frame draw:style-name="gr1" draw:text-style-name="P1" draw:layer="layout" svg:width="0.05cm" svg:height="0.575cm" draw:transform="rotate (-3.14159265358979) translate (2.729cm 6.54cm)">
          <draw:image xlink:href="Pictures/100000010000000100000001028F582B9643F048.png" xlink:type="simple" xlink:show="embed" xlink:actuate="onLoad" draw:mime-type="image/png">
            <text:p/>
          </draw:image>
        </draw:frame>
        <draw:frame draw:style-name="gr6" draw:text-style-name="P7" draw:layer="layout" svg:width="0.21cm" svg:height="0.247cm" svg:x="2.129cm" svg:y="6.171cm">
          <draw:text-box>
            <text:p text:style-name="P2"><text:span text:style-name="T15">8</text:span></text:p>
          </draw:text-box>
        </draw:frame>
        <draw:frame draw:style-name="gr3" draw:text-style-name="P4" draw:layer="layout" svg:width="6.504cm" svg:height="0.513cm" svg:x="6.071cm" svg:y="5.975cm">
          <draw:text-box>
            <text:p text:style-name="P2"><text:span text:style-name="T17"># l'objet tient dans cette boite</text:span></text:p>
          </draw:text-box>
        </draw:frame>
        <draw:frame draw:style-name="gr1" draw:text-style-name="P1" draw:layer="layout" svg:width="0.05cm" svg:height="0.575cm" draw:transform="rotate (-3.14159265358979) translate (2.729cm 7.112cm)">
          <draw:image xlink:href="Pictures/100000010000000100000001028F582B9643F048.png" xlink:type="simple" xlink:show="embed" xlink:actuate="onLoad" draw:mime-type="image/png">
            <text:p/>
          </draw:image>
        </draw:frame>
        <draw:frame draw:style-name="gr6" draw:text-style-name="P7" draw:layer="layout" svg:width="0.21cm" svg:height="0.247cm" svg:x="2.129cm" svg:y="6.746cm">
          <draw:text-box>
            <text:p text:style-name="P2"><text:span text:style-name="T15">9</text:span></text:p>
          </draw:text-box>
        </draw:frame>
        <draw:frame draw:style-name="gr3" draw:text-style-name="P4" draw:layer="layout" svg:width="4.583cm" svg:height="0.446cm" svg:x="6.071cm" svg:y="6.585cm">
          <draw:text-box>
            <text:p text:style-name="P2"><text:span text:style-name="T6">boite</text:span><text:span text:style-name="T8">.</text:span><text:span text:style-name="T6">append(</text:span><text:span text:style-name="T8">..............</text:span><text:span text:style-name="T6">)</text:span></text:p>
          </draw:text-box>
        </draw:frame>
        <draw:frame draw:style-name="gr3" draw:text-style-name="P4" draw:layer="layout" svg:width="2.644cm" svg:height="0.513cm" svg:x="11.93cm" svg:y="6.551cm">
          <draw:text-box>
            <text:p text:style-name="P2"><text:span text:style-name="T17"># on l'ajoute</text:span></text:p>
          </draw:text-box>
        </draw:frame>
        <draw:frame draw:style-name="gr1" draw:text-style-name="P1" draw:layer="layout" svg:width="0.05cm" svg:height="0.575cm" draw:transform="rotate (-3.14159265358979) translate (2.729cm 7.687cm)">
          <draw:image xlink:href="Pictures/100000010000000100000001028F582B9643F048.png" xlink:type="simple" xlink:show="embed" xlink:actuate="onLoad" draw:mime-type="image/png">
            <text:p/>
          </draw:image>
        </draw:frame>
        <draw:frame draw:style-name="gr6" draw:text-style-name="P7" draw:layer="layout" svg:width="0.273cm" svg:height="0.247cm" svg:x="2.002cm" svg:y="7.318cm">
          <draw:text-box>
            <text:p text:style-name="P2"><text:span text:style-name="T15">10</text:span></text:p>
          </draw:text-box>
        </draw:frame>
        <draw:frame draw:style-name="gr3" draw:text-style-name="P4" draw:layer="layout" svg:width="2.551cm" svg:height="0.446cm" svg:x="6.071cm" svg:y="7.156cm">
          <draw:text-box>
            <text:p text:style-name="P2"><text:span text:style-name="T6">ajout</text:span><text:span text:style-name="T8"> =</text:span><text:span text:style-name="T7"> True</text:span></text:p>
          </draw:text-box>
        </draw:frame>
        <draw:frame draw:style-name="gr1" draw:text-style-name="P1" draw:layer="layout" svg:width="0.05cm" svg:height="0.575cm" draw:transform="rotate (-3.14159265358979) translate (2.729cm 8.259cm)">
          <draw:image xlink:href="Pictures/100000010000000100000001028F582B9643F048.png" xlink:type="simple" xlink:show="embed" xlink:actuate="onLoad" draw:mime-type="image/png">
            <text:p/>
          </draw:image>
        </draw:frame>
        <draw:frame draw:style-name="gr6" draw:text-style-name="P7" draw:layer="layout" svg:width="0.273cm" svg:height="0.247cm" svg:x="2.002cm" svg:y="7.894cm">
          <draw:text-box>
            <text:p text:style-name="P2"><text:span text:style-name="T15">11</text:span></text:p>
          </draw:text-box>
        </draw:frame>
        <draw:frame draw:style-name="gr3" draw:text-style-name="P4" draw:layer="layout" svg:width="1.247cm" svg:height="0.446cm" svg:x="6.071cm" svg:y="7.732cm">
          <draw:text-box>
            <text:p text:style-name="P2"><text:span text:style-name="T7">break</text:span></text:p>
          </draw:text-box>
        </draw:frame>
        <draw:frame draw:style-name="gr1" draw:text-style-name="P1" draw:layer="layout" svg:width="0.05cm" svg:height="0.575cm" draw:transform="rotate (-3.14159265358979) translate (2.729cm 8.835cm)">
          <draw:image xlink:href="Pictures/100000010000000100000001028F582B9643F048.png" xlink:type="simple" xlink:show="embed" xlink:actuate="onLoad" draw:mime-type="image/png">
            <text:p/>
          </draw:image>
        </draw:frame>
        <draw:frame draw:style-name="gr6" draw:text-style-name="P7" draw:layer="layout" svg:width="0.273cm" svg:height="0.247cm" svg:x="2.002cm" svg:y="8.465cm">
          <draw:text-box>
            <text:p text:style-name="P2"><text:span text:style-name="T15">12</text:span></text:p>
          </draw:text-box>
        </draw:frame>
        <draw:frame draw:style-name="gr3" draw:text-style-name="P4" draw:layer="layout" svg:width="2.522cm" svg:height="0.446cm" svg:x="4.453cm" svg:y="8.304cm">
          <draw:text-box>
            <text:p text:style-name="P2"><text:span text:style-name="T7">if</text:span><text:span text:style-name="T18"> not</text:span><text:span text:style-name="T6"> ajout :</text:span></text:p>
          </draw:text-box>
        </draw:frame>
        <draw:frame draw:style-name="gr3" draw:text-style-name="P4" draw:layer="layout" svg:width="10.975cm" svg:height="0.513cm" svg:x="7.485cm" svg:y="8.27cm">
          <draw:text-box>
            <text:p text:style-name="P2"><text:span text:style-name="T17"># l'objet ne tient dans aucune des premières boîtes...</text:span></text:p>
          </draw:text-box>
        </draw:frame>
        <draw:frame draw:style-name="gr1" draw:text-style-name="P1" draw:layer="layout" svg:width="0.05cm" svg:height="0.575cm" draw:transform="rotate (-3.14159265358979) translate (2.729cm 9.406cm)">
          <draw:image xlink:href="Pictures/100000010000000100000001028F582B9643F048.png" xlink:type="simple" xlink:show="embed" xlink:actuate="onLoad" draw:mime-type="image/png">
            <text:p/>
          </draw:image>
        </draw:frame>
        <draw:frame draw:style-name="gr6" draw:text-style-name="P7" draw:layer="layout" svg:width="0.273cm" svg:height="0.247cm" svg:x="2.002cm" svg:y="9.041cm">
          <draw:text-box>
            <text:p text:style-name="P2"><text:span text:style-name="T15">13</text:span></text:p>
          </draw:text-box>
        </draw:frame>
        <draw:frame draw:style-name="gr3" draw:text-style-name="P4" draw:layer="layout" svg:width="5.637cm" svg:height="0.446cm" svg:x="5.262cm" svg:y="8.879cm">
          <draw:text-box>
            <text:p text:style-name="P2"><text:span text:style-name="T6">repartition</text:span><text:span text:style-name="T8">.</text:span><text:span text:style-name="T6">append(</text:span><text:span text:style-name="T8">..............</text:span><text:span text:style-name="T6">)</text:span></text:p>
          </draw:text-box>
        </draw:frame>
        <draw:frame draw:style-name="gr1" draw:text-style-name="P1" draw:layer="layout" svg:width="0.05cm" svg:height="0.575cm" draw:transform="rotate (-3.14159265358979) translate (2.729cm 9.982cm)">
          <draw:image xlink:href="Pictures/100000010000000100000001028F582B9643F048.png" xlink:type="simple" xlink:show="embed" xlink:actuate="onLoad" draw:mime-type="image/png">
            <text:p/>
          </draw:image>
        </draw:frame>
        <draw:frame draw:style-name="gr3" draw:text-style-name="P4" draw:layer="layout" svg:width="7.52cm" svg:height="0.513cm" svg:x="12.332cm" svg:y="8.845cm">
          <draw:text-box>
            <text:p text:style-name="P2"><text:span text:style-name="T17"># on l'ajoute dans une nouvelle boîte</text:span></text:p>
          </draw:text-box>
        </draw:frame>
        <draw:frame draw:style-name="gr1" draw:text-style-name="P1" draw:layer="layout" svg:width="0.05cm" svg:height="0.575cm" draw:transform="rotate (-3.14159265358979) translate (2.729cm 10.553cm)">
          <draw:image xlink:href="Pictures/100000010000000100000001028F582B9643F048.png" xlink:type="simple" xlink:show="embed" xlink:actuate="onLoad" draw:mime-type="image/png">
            <text:p/>
          </draw:image>
        </draw:frame>
        <draw:frame draw:style-name="gr6" draw:text-style-name="P7" draw:layer="layout" svg:width="0.273cm" svg:height="0.247cm" svg:x="2.002cm" svg:y="10.188cm">
          <draw:text-box>
            <text:p text:style-name="P2"><text:span text:style-name="T15">14</text:span></text:p>
          </draw:text-box>
        </draw:frame>
        <draw:frame draw:style-name="gr3" draw:text-style-name="P4" draw:layer="layout" svg:width="3.537cm" svg:height="0.446cm" svg:x="3.645cm" svg:y="10.027cm">
          <draw:text-box>
            <text:p text:style-name="P2"><text:span text:style-name="T7">return</text:span><text:span text:style-name="T6"> repartition</text:span></text:p>
          </draw:text-box>
        </draw:frame>
        <draw:frame draw:style-name="gr3" draw:text-style-name="P4" draw:layer="layout" svg:width="6.678cm" svg:height="0.446cm" svg:x="1.101cm" svg:y="11.148cm">
          <draw:text-box>
            <text:p text:style-name="P2"><text:span text:style-name="T12">B2 : Méthode de la meilleure boîte</text:span></text:p>
          </draw:text-box>
        </draw:frame>
        <draw:frame draw:style-name="gr3" draw:text-style-name="P4" draw:layer="layout" svg:width="21.558cm" svg:height="0.446cm" svg:x="1.626cm" svg:y="11.838cm">
          <draw:text-box>
            <text:p text:style-name="P2"><text:span text:style-name="T5">Un second algorithme consiste à prendre les objets dans l’ordre dans lequel ils sont fournis et à les placer dans</text:span></text:p>
          </draw:text-box>
        </draw:frame>
        <draw:frame draw:style-name="gr3" draw:text-style-name="P4" draw:layer="layout" svg:width="0.384cm" svg:height="0.446cm" svg:x="1.101cm" svg:y="12.317cm">
          <draw:text-box>
            <text:p text:style-name="P2"><text:span text:style-name="T5">la</text:span></text:p>
          </draw:text-box>
        </draw:frame>
        <draw:frame draw:style-name="gr3" draw:text-style-name="P4" draw:layer="layout" svg:width="1.827cm" svg:height="0.551cm" svg:x="1.541cm" svg:y="12.24cm">
          <draw:text-box>
            <text:p text:style-name="P2"><text:span text:style-name="T3">meilleure</text:span></text:p>
          </draw:text-box>
        </draw:frame>
        <draw:frame draw:style-name="gr3" draw:text-style-name="P4" draw:layer="layout" svg:width="5.328cm" svg:height="0.446cm" svg:x="3.45cm" svg:y="12.317cm">
          <draw:text-box>
            <text:p text:style-name="P2"><text:span text:style-name="T5">boîte pouvant les accueillir.</text:span></text:p>
          </draw:text-box>
        </draw:frame>
        <draw:frame draw:style-name="gr3" draw:text-style-name="P4" draw:layer="layout" svg:width="13.426cm" svg:height="0.446cm" svg:x="8.235cm" svg:y="12.317cm">
          <draw:text-box>
            <text:p text:style-name="P2"><text:span text:style-name="T5">Par « meilleure » on entend la boîte dans laquelle il reste le moins de</text:span></text:p>
          </draw:text-box>
        </draw:frame>
        <draw:frame draw:style-name="gr3" draw:text-style-name="P4" draw:layer="layout" svg:width="5.387cm" svg:height="0.446cm" svg:x="1.101cm" svg:y="12.795cm">
          <draw:text-box>
            <text:p text:style-name="P2"><text:span text:style-name="T5">place possible après l’ajout.</text:span></text:p>
          </draw:text-box>
        </draw:frame>
        <draw:frame draw:style-name="gr3" draw:text-style-name="P4" draw:layer="layout" svg:width="6.145cm" svg:height="0.446cm" svg:x="1.626cm" svg:y="13.485cm">
          <draw:text-box>
            <text:p text:style-name="P2"><text:span text:style-name="T5">Dans le cas d’un poids maximal</text:span></text:p>
          </draw:text-box>
        </draw:frame>
        <draw:frame draw:style-name="gr3" draw:text-style-name="P4" draw:layer="layout" svg:width="5.209cm" svg:height="0.446cm" svg:x="7.307cm" svg:y="13.485cm">
          <draw:text-box>
            <text:p text:style-name="P2"><text:span text:style-name="T5">de 10 et d’objets pesant 3,</text:span></text:p>
          </draw:text-box>
        </draw:frame>
        <draw:frame draw:style-name="gr3" draw:text-style-name="P4" draw:layer="layout" svg:width="5.933cm" svg:height="0.446cm" svg:x="12.07cm" svg:y="13.485cm">
          <draw:text-box>
            <text:p text:style-name="P2"><text:span text:style-name="T5">8 et 2 (fournis dans cet ordre),</text:span></text:p>
          </draw:text-box>
        </draw:frame>
        <draw:frame draw:style-name="gr3" draw:text-style-name="P4" draw:layer="layout" svg:width="2.847cm" svg:height="0.446cm" svg:x="17.586cm" svg:y="13.485cm">
          <draw:text-box>
            <text:p text:style-name="P2"><text:span text:style-name="T5">cette méthode</text:span></text:p>
          </draw:text-box>
        </draw:frame>
        <draw:frame draw:style-name="gr3" draw:text-style-name="P4" draw:layer="layout" svg:width="5.886cm" svg:height="0.446cm" svg:x="1.101cm" svg:y="13.959cm">
          <draw:text-box>
            <text:p text:style-name="P2"><text:span text:style-name="T5">renvoie les boîtes [3] et [8, 2].</text:span></text:p>
          </draw:text-box>
        </draw:frame>
        <draw:frame draw:style-name="gr3" draw:text-style-name="P4" draw:layer="layout" svg:width="0.384cm" svg:height="0.551cm" svg:x="2.146cm" svg:y="14.771cm">
          <draw:text-box>
            <text:p text:style-name="P2"><text:span text:style-name="T3">6.</text:span></text:p>
          </draw:text-box>
        </draw:frame>
        <draw:frame draw:style-name="gr3" draw:text-style-name="P4" draw:layer="layout" svg:width="13.367cm" svg:height="0.446cm" svg:x="2.68cm" svg:y="14.848cm">
          <draw:text-box>
            <text:p text:style-name="P2"><text:span text:style-name="T5">Proposer un exemple prouvant que cet algorithme n’est pas optimal.</text:span></text:p>
          </draw:text-box>
        </draw:frame>
        <draw:frame draw:style-name="gr3" draw:text-style-name="P4" draw:layer="layout" svg:width="14.933cm" svg:height="0.446cm" svg:x="1.626cm" svg:y="15.737cm">
          <draw:text-box>
            <text:p text:style-name="P2"><text:span text:style-name="T5">Afin de trouver efficacement la meilleure boîte, on trie les boîtes dans l’ordre</text:span></text:p>
          </draw:text-box>
        </draw:frame>
        <draw:frame draw:style-name="gr3" draw:text-style-name="P4" draw:layer="layout" svg:width="2.216cm" svg:height="0.551cm" svg:x="14.796cm" svg:y="15.66cm">
          <draw:text-box>
            <text:p text:style-name="P2"><text:span text:style-name="T3">décroissant</text:span></text:p>
          </draw:text-box>
        </draw:frame>
        <draw:frame draw:style-name="gr3" draw:text-style-name="P4" draw:layer="layout" svg:width="3.461cm" svg:height="0.446cm" svg:x="17.073cm" svg:y="15.737cm">
          <draw:text-box>
            <text:p text:style-name="P2"><text:span text:style-name="T5">des poids qu’elles</text:span></text:p>
          </draw:text-box>
        </draw:frame>
        <draw:frame draw:style-name="gr3" draw:text-style-name="P4" draw:layer="layout" svg:width="6.284cm" svg:height="0.446cm" svg:x="1.101cm" svg:y="16.216cm">
          <draw:text-box>
            <text:p text:style-name="P2"><text:span text:style-name="T5">contiennent après chaque ajout.</text:span></text:p>
          </draw:text-box>
        </draw:frame>
        <draw:frame draw:style-name="gr3" draw:text-style-name="P4" draw:layer="layout" svg:width="2.373cm" svg:height="0.446cm" svg:x="6.694cm" svg:y="16.216cm">
          <draw:text-box>
            <text:p text:style-name="P2"><text:span text:style-name="T5">On utilise ici</text:span></text:p>
          </draw:text-box>
        </draw:frame>
        <draw:frame draw:style-name="gr3" draw:text-style-name="P4" draw:layer="layout" svg:width="7.059cm" svg:height="0.446cm" svg:x="9.073cm" svg:y="16.216cm">
          <draw:text-box>
            <text:p text:style-name="P2"><text:span text:style-name="T5">une méthode identique à celle du tri</text:span></text:p>
          </draw:text-box>
        </draw:frame>
        <draw:frame draw:style-name="gr3" draw:text-style-name="P4" draw:layer="layout" svg:width="5.069cm" svg:height="0.446cm" svg:x="15.512cm" svg:y="16.216cm">
          <draw:text-box>
            <text:p text:style-name="P2"><text:span text:style-name="T5">par insertion et consistant</text:span></text:p>
          </draw:text-box>
        </draw:frame>
        <draw:frame draw:style-name="gr3" draw:text-style-name="P4" draw:layer="layout" svg:width="21.114cm" svg:height="0.446cm" svg:x="1.101cm" svg:y="16.694cm">
          <draw:text-box>
            <text:p text:style-name="P2"><text:span text:style-name="T5">à permuter l’ordre des boîtes jusqu’à ce que la boîte dans laquelle on vient d’ajouter un objet soit à la bonne</text:span></text:p>
          </draw:text-box>
        </draw:frame>
        <draw:frame draw:style-name="gr3" draw:text-style-name="P4" draw:layer="layout" svg:width="1.653cm" svg:height="0.446cm" svg:x="1.101cm" svg:y="17.172cm">
          <draw:text-box>
            <text:p text:style-name="P2"><text:span text:style-name="T5">position.</text:span></text:p>
          </draw:text-box>
        </draw:frame>
        <draw:frame draw:style-name="gr3" draw:text-style-name="P4" draw:layer="layout" svg:width="0.384cm" svg:height="0.551cm" svg:x="2.146cm" svg:y="17.98cm">
          <draw:text-box>
            <text:p text:style-name="P2"><text:span text:style-name="T3">7.</text:span></text:p>
          </draw:text-box>
        </draw:frame>
        <draw:frame draw:style-name="gr3" draw:text-style-name="P4" draw:layer="layout" svg:width="20.352cm" svg:height="0.446cm" svg:x="2.68cm" svg:y="18.057cm">
          <draw:text-box>
            <text:p text:style-name="P2"><text:span text:style-name="T5">On considère que l’on vient d’insérer l’objet de poids</text:span><text:span text:style-name="T6"> p</text:span><text:span text:style-name="T5"> dans la boîte d’indice</text:span><text:span text:style-name="T6"> i</text:span><text:span text:style-name="T5">. Compléter sur cet énoncé</text:span></text:p>
          </draw:text-box>
        </draw:frame>
        <draw:frame draw:style-name="gr3" draw:text-style-name="P4" draw:layer="layout" svg:width="19.522cm" svg:height="0.446cm" svg:x="2.68cm" svg:y="18.536cm">
          <draw:text-box>
            <text:p text:style-name="P2"><text:span text:style-name="T5">la portion de code permettant positionner correctement cette boîte au sein de la liste</text:span><text:span text:style-name="T6"> repartition</text:span><text:span text:style-name="T5">. On</text:span></text:p>
          </draw:text-box>
        </draw:frame>
        <draw:frame draw:style-name="gr3" draw:text-style-name="P4" draw:layer="layout" svg:width="11.212cm" svg:height="0.446cm" svg:x="2.68cm" svg:y="19.014cm">
          <draw:text-box>
            <text:p text:style-name="P2"><text:span text:style-name="T5">utilise une démarche analogue à celle du tri par insertion.</text:span></text:p>
          </draw:text-box>
        </draw:frame>
        <draw:frame draw:style-name="gr1" draw:text-style-name="P1" draw:layer="layout" svg:width="0.05cm" svg:height="0.575cm" draw:transform="rotate (-3.14159265358979) translate (2.729cm 20.485cm)">
          <draw:image xlink:href="Pictures/100000010000000100000001028F582B9643F048.png" xlink:type="simple" xlink:show="embed" xlink:actuate="onLoad" draw:mime-type="image/png">
            <text:p/>
          </draw:image>
        </draw:frame>
        <draw:frame draw:style-name="gr6" draw:text-style-name="P7" draw:layer="layout" svg:width="0.21cm" svg:height="0.247cm" svg:x="2.129cm" svg:y="20.119cm">
          <draw:text-box>
            <text:p text:style-name="P2"><text:span text:style-name="T15">1</text:span></text:p>
          </draw:text-box>
        </draw:frame>
        <draw:frame draw:style-name="gr3" draw:text-style-name="P4" draw:layer="layout" svg:width="9.349cm" svg:height="0.513cm" svg:x="2.836cm" svg:y="19.924cm">
          <draw:text-box>
            <text:p text:style-name="P2"><text:span text:style-name="T17"># On "remonte" cette boîte à sa position triée</text:span></text:p>
          </draw:text-box>
        </draw:frame>
        <draw:frame draw:style-name="gr1" draw:text-style-name="P1" draw:layer="layout" svg:width="0.05cm" svg:height="0.575cm" draw:transform="rotate (-3.14159265358979) translate (2.729cm 21.061cm)">
          <draw:image xlink:href="Pictures/100000010000000100000001028F582B9643F048.png" xlink:type="simple" xlink:show="embed" xlink:actuate="onLoad" draw:mime-type="image/png">
            <text:p/>
          </draw:image>
        </draw:frame>
        <draw:frame draw:style-name="gr6" draw:text-style-name="P7" draw:layer="layout" svg:width="0.21cm" svg:height="0.247cm" svg:x="2.129cm" svg:y="20.691cm">
          <draw:text-box>
            <text:p text:style-name="P2"><text:span text:style-name="T15">2</text:span></text:p>
          </draw:text-box>
        </draw:frame>
        <draw:frame draw:style-name="gr3" draw:text-style-name="P4" draw:layer="layout" svg:width="12.432cm" svg:height="0.446cm" svg:x="2.836cm" svg:y="20.529cm">
          <draw:text-box>
            <text:p text:style-name="P2"><text:span text:style-name="T7">while</text:span><text:span text:style-name="T6"> i</text:span><text:span text:style-name="T8"> &gt; ..</text:span><text:span text:style-name="T18"> and</text:span><text:span text:style-name="T6"> poids_boite(</text:span><text:span text:style-name="T8">...............</text:span><text:span text:style-name="T6">)</text:span><text:span text:style-name="T8"> &gt; ........</text:span><text:span text:style-name="T6">(repartition[</text:span><text:span text:style-name="T8">...</text:span><text:span text:style-name="T6">]) :</text:span></text:p>
          </draw:text-box>
        </draw:frame>
        <draw:frame draw:style-name="gr1" draw:text-style-name="P1" draw:layer="layout" svg:width="0.05cm" svg:height="0.575cm" draw:transform="rotate (-3.14159265358979) translate (2.729cm 21.632cm)">
          <draw:image xlink:href="Pictures/100000010000000100000001028F582B9643F048.png" xlink:type="simple" xlink:show="embed" xlink:actuate="onLoad" draw:mime-type="image/png">
            <text:p/>
          </draw:image>
        </draw:frame>
        <draw:frame draw:style-name="gr6" draw:text-style-name="P7" draw:layer="layout" svg:width="0.21cm" svg:height="0.247cm" svg:x="2.129cm" svg:y="21.267cm">
          <draw:text-box>
            <text:p text:style-name="P2"><text:span text:style-name="T15">3</text:span></text:p>
          </draw:text-box>
        </draw:frame>
        <draw:frame draw:style-name="gr3" draw:text-style-name="P4" draw:layer="layout" svg:width="8.841cm" svg:height="0.446cm" svg:x="3.645cm" svg:y="21.105cm">
          <draw:text-box>
            <text:p text:style-name="P2"><text:span text:style-name="T8">........................................................................</text:span></text:p>
          </draw:text-box>
        </draw:frame>
        <draw:frame draw:style-name="gr1" draw:text-style-name="P1" draw:layer="layout" svg:width="0.05cm" svg:height="0.575cm" draw:transform="rotate (-3.14159265358979) translate (2.729cm 22.208cm)">
          <draw:image xlink:href="Pictures/100000010000000100000001028F582B9643F048.png" xlink:type="simple" xlink:show="embed" xlink:actuate="onLoad" draw:mime-type="image/png">
            <text:p/>
          </draw:image>
        </draw:frame>
        <draw:frame draw:style-name="gr6" draw:text-style-name="P7" draw:layer="layout" svg:width="0.21cm" svg:height="0.247cm" svg:x="2.129cm" svg:y="21.838cm">
          <draw:text-box>
            <text:p text:style-name="P2"><text:span text:style-name="T15">4</text:span></text:p>
          </draw:text-box>
        </draw:frame>
        <draw:frame draw:style-name="gr3" draw:text-style-name="P4" draw:layer="layout" svg:width="2.148cm" svg:height="0.446cm" svg:x="3.645cm" svg:y="21.677cm">
          <draw:text-box>
            <text:p text:style-name="P2"><text:span text:style-name="T6">i</text:span><text:span text:style-name="T8"> = ............</text:span></text:p>
          </draw:text-box>
        </draw:frame>
        <draw:frame draw:style-name="gr4" draw:text-style-name="P5" draw:layer="layout" svg:width="0.569cm" svg:height="0.412cm" svg:x="10.287cm" svg:y="28.633cm">
          <draw:text-box>
            <text:p text:style-name="P2"><text:span text:style-name="T9">4/8</text:span></text:p>
          </draw:text-box>
        </draw:frame>
        <draw:frame draw:style-name="gr4" draw:text-style-name="P5" draw:layer="layout" svg:width="4.434cm" svg:height="0.501cm" svg:x="15.634cm" svg:y="28.563cm">
          <draw:text-box>
            <text:p text:style-name="P2"><text:span text:style-name="T10">Bac Blanc NSI - Mars 2022</text:span></text:p>
          </draw:text-box>
        </draw:frame>
      </draw:page>
      <draw:page draw:name="page5" draw:style-name="dp1" draw:master-page-name="master-page3">
        <draw:frame draw:style-name="gr1" draw:text-style-name="P1" draw:layer="layout" svg:width="18.901cm" svg:height="0.054cm" draw:transform="rotate (-3.14159265358979) translate (20.001cm -0.026cm)">
          <draw:image xlink:href="Pictures/100000010000000100000001028F582B9643F048.png" xlink:type="simple" xlink:show="embed" xlink:actuate="onLoad" draw:mime-type="image/png">
            <text:p/>
          </draw:image>
        </draw:frame>
        <draw:frame draw:style-name="gr3" draw:text-style-name="P4" draw:layer="layout" svg:width="2.059cm" svg:height="0.551cm" svg:x="1.626cm" svg:y="0.755cm">
          <draw:text-box>
            <text:p text:style-name="P2"><text:span text:style-name="T3">Exercice 3</text:span></text:p>
          </draw:text-box>
        </draw:frame>
        <draw:frame draw:style-name="gr4" draw:text-style-name="P5" draw:layer="layout" svg:width="1.429cm" svg:height="0.509cm" svg:x="4.805cm" svg:y="0.792cm">
          <draw:text-box>
            <text:p text:style-name="P2"><text:span text:style-name="T4">8 points</text:span></text:p>
          </draw:text-box>
        </draw:frame>
        <draw:frame draw:style-name="gr3" draw:text-style-name="P4" draw:layer="layout" svg:width="10.132cm" svg:height="0.446cm" svg:x="1.626cm" svg:y="1.522cm">
          <draw:text-box>
            <text:p text:style-name="P2"><text:span text:style-name="T5">On s’intéresse dans cet exercice aux arbres binaires</text:span></text:p>
          </draw:text-box>
        </draw:frame>
        <draw:frame draw:style-name="gr3" draw:text-style-name="P4" draw:layer="layout" svg:width="1.911cm" svg:height="0.551cm" svg:x="10.38cm" svg:y="1.445cm">
          <draw:text-box>
            <text:p text:style-name="P2"><text:span text:style-name="T3">équilibrés</text:span></text:p>
          </draw:text-box>
        </draw:frame>
        <draw:frame draw:style-name="gr3" draw:text-style-name="P4" draw:layer="layout" svg:width="0.384cm" svg:height="0.446cm" svg:x="12.234cm" svg:y="1.522cm">
          <draw:text-box>
            <text:p text:style-name="P2"><text:span text:style-name="T5">.</text:span></text:p>
          </draw:text-box>
        </draw:frame>
        <draw:frame draw:style-name="gr3" draw:text-style-name="P4" draw:layer="layout" svg:width="21.308cm" svg:height="0.446cm" svg:x="1.626cm" svg:y="2.212cm">
          <draw:text-box>
            <text:p text:style-name="P2"><text:span text:style-name="T5">On dit qu’un arbre binaire est équilibré si, quel que soit le nœud considéré, les hauteurs des sous-arbres issus</text:span></text:p>
          </draw:text-box>
        </draw:frame>
        <draw:frame draw:style-name="gr3" draw:text-style-name="P4" draw:layer="layout" svg:width="22.405cm" svg:height="0.446cm" svg:x="1.101cm" svg:y="2.69cm">
          <draw:text-box>
            <text:p text:style-name="P2"><text:span text:style-name="T5">de ses fils gauche et droit ne diffèrent au maximum que de 1. Dans la figure 1, l’arbre de gauche est équilibré alors</text:span></text:p>
          </draw:text-box>
        </draw:frame>
        <draw:frame draw:style-name="gr3" draw:text-style-name="P4" draw:layer="layout" svg:width="6.094cm" svg:height="0.446cm" svg:x="1.101cm" svg:y="3.169cm">
          <draw:text-box>
            <text:p text:style-name="P2"><text:span text:style-name="T5">que celui de droite ne l’est pas.</text:span></text:p>
          </draw:text-box>
        </draw:frame>
        <draw:path draw:style-name="gr7" draw:text-style-name="P1" draw:layer="layout" svg:width="0.3cm" svg:height="0.3cm" svg:x="6.149cm" svg:y="4.717cm" svg:viewBox="0 0 301 301" svg:d="M301 150c0-83-67-150-150-150s-151 67-151 150c0 84 68 151 151 151s150-67 150-151z">
          <text:p/>
        </draw:path>
        <draw:path draw:style-name="gr7" draw:text-style-name="P1" draw:layer="layout" svg:width="0.3cm" svg:height="0.3cm" svg:x="4.149cm" svg:y="5.517cm" svg:viewBox="0 0 301 301" svg:d="M301 151c0-83-67-151-151-151-83 0-150 68-150 151s67 150 150 150c84 0 151-67 151-150z">
          <text:p/>
        </draw:path>
        <draw:line draw:style-name="gr7" draw:text-style-name="P1" draw:layer="layout" svg:x1="6.154cm" svg:y1="4.925cm" svg:x2="4.444cm" svg:y2="5.61cm">
          <text:p/>
        </draw:line>
        <draw:path draw:style-name="gr7" draw:text-style-name="P1" draw:layer="layout" svg:width="0.3cm" svg:height="0.3cm" svg:x="3.149cm" svg:y="6.317cm" svg:viewBox="0 0 301 301" svg:d="M301 151c0-84-68-151-151-151s-150 67-150 151c0 83 67 150 150 150s151-67 151-150z">
          <text:p/>
        </draw:path>
        <draw:line draw:style-name="gr7" draw:text-style-name="P1" draw:layer="layout" svg:x1="4.177cm" svg:y1="5.765cm" svg:x2="3.421cm" svg:y2="6.37cm">
          <text:p/>
        </draw:line>
        <draw:path draw:style-name="gr7" draw:text-style-name="P1" draw:layer="layout" svg:width="0.3cm" svg:height="0.3cm" svg:x="3.649cm" svg:y="7.117cm" svg:viewBox="0 0 301 301" svg:d="M301 150c0-83-67-150-150-150-84 0-151 67-151 150 0 84 67 151 151 151 83 0 150-67 150-151z">
          <text:p/>
        </draw:path>
        <draw:line draw:style-name="gr7" draw:text-style-name="P1" draw:layer="layout" svg:x1="3.382cm" svg:y1="6.6cm" svg:x2="3.716cm" svg:y2="7.135cm">
          <text:p/>
        </draw:line>
        <draw:path draw:style-name="gr7" draw:text-style-name="P1" draw:layer="layout" svg:width="0.3cm" svg:height="0.3cm" svg:x="5.149cm" svg:y="6.317cm" svg:viewBox="0 0 301 301" svg:d="M301 151c0-84-67-151-150-151-84 0-151 67-151 151 0 83 67 150 151 150 83 0 150-67 150-150z">
          <text:p/>
        </draw:path>
        <draw:line draw:style-name="gr7" draw:text-style-name="P1" draw:layer="layout" svg:x1="4.421cm" svg:y1="5.765cm" svg:x2="5.177cm" svg:y2="6.37cm">
          <text:p/>
        </draw:line>
        <draw:path draw:style-name="gr7" draw:text-style-name="P1" draw:layer="layout" svg:width="0.3cm" svg:height="0.3cm" svg:x="4.649cm" svg:y="7.117cm" svg:viewBox="0 0 301 301" svg:d="M301 150c0-83-67-150-150-150s-151 67-151 150c0 84 68 151 151 151s150-67 150-151z">
          <text:p/>
        </draw:path>
        <draw:line draw:style-name="gr7" draw:text-style-name="P1" draw:layer="layout" svg:x1="5.216cm" svg:y1="6.6cm" svg:x2="4.882cm" svg:y2="7.135cm">
          <text:p/>
        </draw:line>
        <draw:path draw:style-name="gr7" draw:text-style-name="P1" draw:layer="layout" svg:width="0.3cm" svg:height="0.3cm" svg:x="5.649cm" svg:y="7.117cm" svg:viewBox="0 0 301 301" svg:d="M301 150c0-83-67-150-151-150-83 0-150 67-150 150 0 84 67 151 150 151 84 0 151-67 151-151z">
          <text:p/>
        </draw:path>
        <draw:line draw:style-name="gr7" draw:text-style-name="P1" draw:layer="layout" svg:x1="5.382cm" svg:y1="6.6cm" svg:x2="5.716cm" svg:y2="7.135cm">
          <text:p/>
        </draw:line>
        <draw:path draw:style-name="gr7" draw:text-style-name="P1" draw:layer="layout" svg:width="0.3cm" svg:height="0.3cm" svg:x="8.149cm" svg:y="5.517cm" svg:viewBox="0 0 301 301" svg:d="M301 151c0-83-67-151-150-151-84 0-151 68-151 151s67 150 151 150c83 0 150-67 150-150z">
          <text:p/>
        </draw:path>
        <draw:line draw:style-name="gr7" draw:text-style-name="P1" draw:layer="layout" svg:x1="6.445cm" svg:y1="4.925cm" svg:x2="8.154cm" svg:y2="5.61cm">
          <text:p/>
        </draw:line>
        <draw:path draw:style-name="gr7" draw:text-style-name="P1" draw:layer="layout" svg:width="0.3cm" svg:height="0.3cm" svg:x="7.149cm" svg:y="6.317cm" svg:viewBox="0 0 301 301" svg:d="M301 151c0-84-67-151-151-151-83 0-150 67-150 151 0 83 67 150 150 150 84 0 151-67 151-150z">
          <text:p/>
        </draw:path>
        <draw:line draw:style-name="gr7" draw:text-style-name="P1" draw:layer="layout" svg:x1="8.177cm" svg:y1="5.765cm" svg:x2="7.421cm" svg:y2="6.37cm">
          <text:p/>
        </draw:line>
        <draw:path draw:style-name="gr7" draw:text-style-name="P1" draw:layer="layout" svg:width="0.3cm" svg:height="0.3cm" svg:x="6.649cm" svg:y="7.117cm" svg:viewBox="0 0 301 301" svg:d="M301 150c0-83-67-150-150-150-84 0-151 67-151 150 0 84 67 151 151 151 83 0 150-67 150-151z">
          <text:p/>
        </draw:path>
        <draw:line draw:style-name="gr7" draw:text-style-name="P1" draw:layer="layout" svg:x1="7.216cm" svg:y1="6.6cm" svg:x2="6.882cm" svg:y2="7.135cm">
          <text:p/>
        </draw:line>
        <draw:path draw:style-name="gr7" draw:text-style-name="P1" draw:layer="layout" svg:width="0.3cm" svg:height="0.3cm" svg:x="9.149cm" svg:y="6.317cm" svg:viewBox="0 0 301 301" svg:d="M301 151c0-84-67-151-150-151s-151 67-151 151c0 83 68 150 151 150s150-67 150-150z">
          <text:p/>
        </draw:path>
        <draw:line draw:style-name="gr7" draw:text-style-name="P1" draw:layer="layout" svg:x1="8.421cm" svg:y1="5.765cm" svg:x2="9.177cm" svg:y2="6.37cm">
          <text:p/>
        </draw:line>
        <draw:path draw:style-name="gr7" draw:text-style-name="P1" draw:layer="layout" svg:width="0.3cm" svg:height="0.3cm" svg:x="15.149cm" svg:y="4.717cm" svg:viewBox="0 0 301 301" svg:d="M301 150c0-83-67-150-150-150s-151 67-151 150c0 84 68 151 151 151s150-67 150-151z">
          <text:p/>
        </draw:path>
        <draw:path draw:style-name="gr7" draw:text-style-name="P1" draw:layer="layout" svg:width="0.3cm" svg:height="0.3cm" svg:x="13.149cm" svg:y="5.517cm" svg:viewBox="0 0 301 301" svg:d="M301 151c0-83-67-151-151-151-83 0-150 68-150 151s67 150 150 150c84 0 151-67 151-150z">
          <text:p/>
        </draw:path>
        <draw:line draw:style-name="gr7" draw:text-style-name="P1" draw:layer="layout" svg:x1="15.154cm" svg:y1="4.925cm" svg:x2="13.445cm" svg:y2="5.61cm">
          <text:p/>
        </draw:line>
        <draw:path draw:style-name="gr7" draw:text-style-name="P1" draw:layer="layout" svg:width="0.3cm" svg:height="0.3cm" svg:x="12.149cm" svg:y="6.317cm" svg:viewBox="0 0 301 301" svg:d="M301 151c0-84-67-151-150-151s-151 67-151 151c0 83 68 150 151 150s150-67 150-150z">
          <text:p/>
        </draw:path>
        <draw:line draw:style-name="gr7" draw:text-style-name="P1" draw:layer="layout" svg:x1="13.177cm" svg:y1="5.765cm" svg:x2="12.421cm" svg:y2="6.37cm">
          <text:p/>
        </draw:line>
        <draw:path draw:style-name="gr7" draw:text-style-name="P1" draw:layer="layout" svg:width="0.3cm" svg:height="0.3cm" svg:x="12.649cm" svg:y="7.117cm" svg:viewBox="0 0 301 301" svg:d="M301 150c0-83-67-150-150-150-84 0-151 67-151 150 0 84 67 151 151 151 83 0 150-67 150-151z">
          <text:p/>
        </draw:path>
        <draw:line draw:style-name="gr7" draw:text-style-name="P1" draw:layer="layout" svg:x1="12.382cm" svg:y1="6.6cm" svg:x2="12.717cm" svg:y2="7.135cm">
          <text:p/>
        </draw:line>
        <draw:path draw:style-name="gr7" draw:text-style-name="P1" draw:layer="layout" svg:width="0.3cm" svg:height="0.3cm" svg:x="14.149cm" svg:y="6.317cm" svg:viewBox="0 0 301 301" svg:d="M301 151c0-84-67-151-150-151-84 0-151 67-151 151 0 83 67 150 151 150 83 0 150-67 150-150z">
          <text:p/>
        </draw:path>
        <draw:line draw:style-name="gr7" draw:text-style-name="P1" draw:layer="layout" svg:x1="13.421cm" svg:y1="5.765cm" svg:x2="14.177cm" svg:y2="6.37cm">
          <text:p/>
        </draw:line>
        <draw:path draw:style-name="gr7" draw:text-style-name="P1" draw:layer="layout" svg:width="0.3cm" svg:height="0.3cm" svg:x="13.649cm" svg:y="7.117cm" svg:viewBox="0 0 301 301" svg:d="M301 150c0-83-67-150-150-150s-151 67-151 150c0 84 68 151 151 151s150-67 150-151z">
          <text:p/>
        </draw:path>
        <draw:line draw:style-name="gr7" draw:text-style-name="P1" draw:layer="layout" svg:x1="14.217cm" svg:y1="6.6cm" svg:x2="13.882cm" svg:y2="7.135cm">
          <text:p/>
        </draw:line>
        <draw:path draw:style-name="gr7" draw:text-style-name="P1" draw:layer="layout" svg:width="0.3cm" svg:height="0.3cm" svg:x="14.649cm" svg:y="7.117cm" svg:viewBox="0 0 301 301" svg:d="M301 150c0-83-67-150-151-150-83 0-150 67-150 150 0 84 67 151 150 151 84 0 151-67 151-151z">
          <text:p/>
        </draw:path>
        <draw:line draw:style-name="gr7" draw:text-style-name="P1" draw:layer="layout" svg:x1="14.382cm" svg:y1="6.6cm" svg:x2="14.717cm" svg:y2="7.135cm">
          <text:p/>
        </draw:line>
        <draw:path draw:style-name="gr8" draw:text-style-name="P8" draw:layer="layout" svg:width="0.3cm" svg:height="0.3cm" svg:x="17.149cm" svg:y="5.517cm" svg:viewBox="0 0 301 301" svg:d="M301 151c0-83-67-151-150-151-84 0-151 68-151 151s67 150 151 150c83 0 150-67 150-150z">
          <text:p/>
        </draw:path>
        <draw:line draw:style-name="gr7" draw:text-style-name="P1" draw:layer="layout" svg:x1="15.445cm" svg:y1="4.925cm" svg:x2="17.154cm" svg:y2="5.61cm">
          <text:p/>
        </draw:line>
        <draw:path draw:style-name="gr7" draw:text-style-name="P1" draw:layer="layout" svg:width="0.3cm" svg:height="0.3cm" svg:x="16.149cm" svg:y="6.317cm" svg:viewBox="0 0 301 301" svg:d="M301 151c0-84-67-151-151-151-83 0-150 67-150 151 0 83 67 150 150 150 84 0 151-67 151-150z">
          <text:p/>
        </draw:path>
        <draw:line draw:style-name="gr7" draw:text-style-name="P1" draw:layer="layout" svg:x1="17.177cm" svg:y1="5.765cm" svg:x2="16.421cm" svg:y2="6.37cm">
          <text:p/>
        </draw:line>
        <draw:path draw:style-name="gr7" draw:text-style-name="P1" draw:layer="layout" svg:width="0.3cm" svg:height="0.3cm" svg:x="15.649cm" svg:y="7.117cm" svg:viewBox="0 0 301 301" svg:d="M301 150c0-83-67-150-150-150-84 0-151 67-151 150 0 84 67 151 151 151 83 0 150-67 150-151z">
          <text:p/>
        </draw:path>
        <draw:line draw:style-name="gr7" draw:text-style-name="P1" draw:layer="layout" svg:x1="16.217cm" svg:y1="6.6cm" svg:x2="15.882cm" svg:y2="7.135cm">
          <text:p/>
        </draw:line>
        <draw:frame draw:style-name="gr3" draw:text-style-name="P4" draw:layer="layout" svg:width="20.462cm" svg:height="0.446cm" svg:x="1.626cm" svg:y="3.854cm">
          <draw:text-box>
            <text:p text:style-name="P2"><text:span text:style-name="T5">On considère que la hauteur d’un arbre réduit à sa racine vaut 1. La hauteur d’un arbre vide vaut donc 0.</text:span></text:p>
          </draw:text-box>
        </draw:frame>
        <draw:frame draw:style-name="gr3" draw:text-style-name="P4" draw:layer="layout" svg:width="14.904cm" svg:height="0.446cm" svg:x="3.848cm" svg:y="8.316cm">
          <draw:text-box>
            <text:p text:style-name="P2"><text:span text:style-name="T12">Figure</text:span><text:span text:style-name="T5"> 1 – Un arbre binaire équilibré (à gauche) et un non-équilibré (à droite)</text:span></text:p>
          </draw:text-box>
        </draw:frame>
        <draw:frame draw:style-name="gr3" draw:text-style-name="P4" draw:layer="layout" svg:width="1.509cm" svg:height="0.446cm" svg:x="1.101cm" svg:y="9.239cm">
          <draw:text-box>
            <text:p text:style-name="P2"><text:span text:style-name="T12">Partie A</text:span></text:p>
          </draw:text-box>
        </draw:frame>
        <draw:frame draw:style-name="gr3" draw:text-style-name="P4" draw:layer="layout" svg:width="4.058cm" svg:height="0.446cm" svg:x="1.626cm" svg:y="9.929cm">
          <draw:text-box>
            <text:p text:style-name="P2"><text:span text:style-name="T5">Afin de déterminer si</text:span></text:p>
          </draw:text-box>
        </draw:frame>
        <draw:frame draw:style-name="gr3" draw:text-style-name="P4" draw:layer="layout" svg:width="8.295cm" svg:height="0.446cm" svg:x="5.372cm" svg:y="9.929cm">
          <draw:text-box>
            <text:p text:style-name="P2"><text:span text:style-name="T5">un arbre est équilibré ou non, on calcule la</text:span></text:p>
          </draw:text-box>
        </draw:frame>
        <draw:frame draw:style-name="gr3" draw:text-style-name="P4" draw:layer="layout" svg:width="1.488cm" svg:height="0.551cm" svg:x="12.844cm" svg:y="9.852cm">
          <draw:text-box>
            <text:p text:style-name="P2"><text:span text:style-name="T3">balance</text:span></text:p>
          </draw:text-box>
        </draw:frame>
        <draw:frame draw:style-name="gr3" draw:text-style-name="P4" draw:layer="layout" svg:width="6.471cm" svg:height="0.446cm" svg:x="14.427cm" svg:y="9.929cm">
          <draw:text-box>
            <text:p text:style-name="P2"><text:span text:style-name="T5">de chaque nœud. Cette grandeur</text:span></text:p>
          </draw:text-box>
        </draw:frame>
        <draw:frame draw:style-name="gr3" draw:text-style-name="P4" draw:layer="layout" svg:width="14.671cm" svg:height="0.446cm" svg:x="1.101cm" svg:y="10.403cm">
          <draw:text-box>
            <text:p text:style-name="P2"><text:span text:style-name="T5">est égale à la différence des hauteurs de son fils droit et de son fils gauche.</text:span></text:p>
          </draw:text-box>
        </draw:frame>
        <draw:frame draw:style-name="gr3" draw:text-style-name="P4" draw:layer="layout" svg:width="6.924cm" svg:height="0.446cm" svg:x="13.936cm" svg:y="10.403cm">
          <draw:text-box>
            <text:p text:style-name="P2"><text:span text:style-name="T5">Dans la figure 1, le nœud colorié en</text:span></text:p>
          </draw:text-box>
        </draw:frame>
        <draw:frame draw:style-name="gr3" draw:text-style-name="P4" draw:layer="layout" svg:width="21.728cm" svg:height="0.446cm" svg:x="1.101cm" svg:y="10.882cm">
          <draw:text-box>
            <text:p text:style-name="P2"><text:span text:style-name="T5">noir a une balance de</text:span><text:span text:style-name="T19"> −</text:span><text:span text:style-name="T5">2. En effet, il n’a pas de fils droit et son fils gauche a une hauteur de 2 : sa balance vaut</text:span></text:p>
          </draw:text-box>
        </draw:frame>
        <draw:frame draw:style-name="gr3" draw:text-style-name="P4" draw:layer="layout" svg:width="3.381cm" svg:height="0.446cm" svg:x="1.101cm" svg:y="11.36cm">
          <draw:text-box>
            <text:p text:style-name="P2"><text:span text:style-name="T5">donc 0</text:span><text:span text:style-name="T19"> −</text:span><text:span text:style-name="T5"> 2 =</text:span><text:span text:style-name="T19"> −</text:span><text:span text:style-name="T5">2.</text:span></text:p>
          </draw:text-box>
        </draw:frame>
        <draw:frame draw:style-name="gr3" draw:text-style-name="P4" draw:layer="layout" svg:width="16.402cm" svg:height="0.446cm" svg:x="1.626cm" svg:y="12.05cm">
          <draw:text-box>
            <text:p text:style-name="P2"><text:span text:style-name="T5">Un arbre binaire est équilibré si la balance de chacun de ses nœuds vaut</text:span><text:span text:style-name="T19"> −</text:span><text:span text:style-name="T5">1, 0 ou 1.</text:span></text:p>
          </draw:text-box>
        </draw:frame>
        <draw:path draw:style-name="gr7" draw:text-style-name="P1" draw:layer="layout" svg:width="0.7cm" svg:height="0.699cm" svg:x="10.203cm" svg:y="13.759cm" svg:viewBox="0 0 701 700" svg:d="M701 349c0-193-158-349-351-349s-350 156-350 349c0 194 157 351 350 351s351-157 351-351z">
          <text:p/>
        </draw:path>
        <draw:frame draw:style-name="gr3" draw:text-style-name="P4" draw:layer="layout" svg:width="0.384cm" svg:height="0.551cm" svg:x="2.146cm" svg:y="12.862cm">
          <draw:text-box>
            <text:p text:style-name="P2"><text:span text:style-name="T3">1.</text:span></text:p>
          </draw:text-box>
        </draw:frame>
        <draw:path draw:style-name="gr7" draw:text-style-name="P1" draw:layer="layout" svg:width="0.7cm" svg:height="0.701cm" svg:x="8.203cm" svg:y="14.758cm" svg:viewBox="0 0 701 702" svg:d="M701 352c0-195-158-352-351-352s-350 157-350 352c0 193 157 350 350 350s351-157 351-350z">
          <text:p/>
        </draw:path>
        <draw:frame draw:style-name="gr9" draw:text-style-name="P9" draw:layer="layout" svg:width="0.315cm" svg:height="0.374cm" svg:x="10.472cm" svg:y="13.916cm">
          <draw:text-box>
            <text:p text:style-name="P2"><text:span text:style-name="T20">9</text:span></text:p>
          </draw:text-box>
        </draw:frame>
        <draw:line draw:style-name="gr7" draw:text-style-name="P1" draw:layer="layout" svg:x1="10.235cm" svg:y1="14.268cm" svg:x2="8.872cm" svg:y2="14.95cm">
          <text:p/>
        </draw:line>
        <draw:path draw:style-name="gr7" draw:text-style-name="P1" draw:layer="layout" svg:width="0.7cm" svg:height="0.7cm" svg:x="7.203cm" svg:y="15.759cm" svg:viewBox="0 0 701 701" svg:d="M701 350c0-194-157-350-350-350s-351 156-351 350c0 193 158 351 351 351s350-158 350-351z">
          <text:p/>
        </draw:path>
        <draw:frame draw:style-name="gr9" draw:text-style-name="P9" draw:layer="layout" svg:width="0.315cm" svg:height="0.374cm" svg:x="8.472cm" svg:y="14.916cm">
          <draw:text-box>
            <text:p text:style-name="P2"><text:span text:style-name="T20">6</text:span></text:p>
          </draw:text-box>
        </draw:frame>
        <draw:line draw:style-name="gr7" draw:text-style-name="P1" draw:layer="layout" svg:x1="8.302cm" svg:y1="15.361cm" svg:x2="7.806cm" svg:y2="15.857cm">
          <text:p/>
        </draw:line>
        <draw:path draw:style-name="gr7" draw:text-style-name="P1" draw:layer="layout" svg:width="0.7cm" svg:height="0.7cm" svg:x="6.453cm" svg:y="16.759cm" svg:viewBox="0 0 701 701" svg:d="M701 350c0-194-157-350-350-350-194 0-351 156-351 350s157 351 351 351c193 0 350-157 350-351z">
          <text:p/>
        </draw:path>
        <draw:frame draw:style-name="gr9" draw:text-style-name="P9" draw:layer="layout" svg:width="0.315cm" svg:height="0.374cm" svg:x="7.472cm" svg:y="15.916cm">
          <draw:text-box>
            <text:p text:style-name="P2"><text:span text:style-name="T20">3</text:span></text:p>
          </draw:text-box>
        </draw:frame>
        <draw:line draw:style-name="gr7" draw:text-style-name="P1" draw:layer="layout" svg:x1="7.34cm" svg:y1="16.394cm" svg:x2="7.017cm" svg:y2="16.824cm">
          <text:p/>
        </draw:line>
        <draw:path draw:style-name="gr7" draw:text-style-name="P1" draw:layer="layout" svg:width="0.7cm" svg:height="0.7cm" svg:x="9.203cm" svg:y="15.759cm" svg:viewBox="0 0 701 701" svg:d="M701 350c0-194-156-350-350-350s-351 156-351 350c0 193 157 351 351 351s350-158 350-351z">
          <text:p/>
        </draw:path>
        <draw:frame draw:style-name="gr9" draw:text-style-name="P9" draw:layer="layout" svg:width="0.315cm" svg:height="0.374cm" svg:x="6.722cm" svg:y="16.916cm">
          <draw:text-box>
            <text:p text:style-name="P2"><text:span text:style-name="T20">2</text:span></text:p>
          </draw:text-box>
        </draw:frame>
        <draw:line draw:style-name="gr7" draw:text-style-name="P1" draw:layer="layout" svg:x1="8.806cm" svg:y1="15.361cm" svg:x2="9.302cm" svg:y2="15.857cm">
          <text:p/>
        </draw:line>
        <draw:path draw:style-name="gr7" draw:text-style-name="P1" draw:layer="layout" svg:width="0.7cm" svg:height="0.701cm" svg:x="12.203cm" svg:y="14.758cm" svg:viewBox="0 0 701 702" svg:d="M701 352c0-195-156-352-350-352-193 0-351 157-351 352 0 193 158 350 351 350 194 0 350-157 350-350z">
          <text:p/>
        </draw:path>
        <draw:frame draw:style-name="gr9" draw:text-style-name="P9" draw:layer="layout" svg:width="0.315cm" svg:height="0.374cm" svg:x="9.472cm" svg:y="15.916cm">
          <draw:text-box>
            <text:p text:style-name="P2"><text:span text:style-name="T20">7</text:span></text:p>
          </draw:text-box>
        </draw:frame>
        <draw:line draw:style-name="gr7" draw:text-style-name="P1" draw:layer="layout" svg:x1="10.872cm" svg:y1="14.268cm" svg:x2="12.235cm" svg:y2="14.95cm">
          <text:p/>
        </draw:line>
        <draw:path draw:style-name="gr7" draw:text-style-name="P1" draw:layer="layout" svg:width="0.7cm" svg:height="0.7cm" svg:x="13.203cm" svg:y="15.759cm" svg:viewBox="0 0 701 701" svg:d="M701 350c0-194-156-350-351-350-193 0-350 156-350 350 0 193 157 351 350 351 195 0 351-158 351-351z">
          <text:p/>
        </draw:path>
        <draw:frame draw:style-name="gr9" draw:text-style-name="P9" draw:layer="layout" svg:width="0.408cm" svg:height="0.374cm" svg:x="12.391cm" svg:y="14.916cm">
          <draw:text-box>
            <text:p text:style-name="P2"><text:span text:style-name="T20">15</text:span></text:p>
          </draw:text-box>
        </draw:frame>
        <draw:line draw:style-name="gr7" draw:text-style-name="P1" draw:layer="layout" svg:x1="12.806cm" svg:y1="15.361cm" svg:x2="13.302cm" svg:y2="15.857cm">
          <text:p/>
        </draw:line>
        <draw:path draw:style-name="gr7" draw:text-style-name="P1" draw:layer="layout" svg:width="0.7cm" svg:height="0.7cm" svg:x="12.453cm" svg:y="16.759cm" svg:viewBox="0 0 701 701" svg:d="M701 350c0-194-156-350-351-350-193 0-350 156-350 350s157 351 350 351c195 0 351-157 351-351z">
          <text:p/>
        </draw:path>
        <draw:frame draw:style-name="gr9" draw:text-style-name="P9" draw:layer="layout" svg:width="0.408cm" svg:height="0.374cm" svg:x="13.391cm" svg:y="15.916cm">
          <draw:text-box>
            <text:p text:style-name="P2"><text:span text:style-name="T20">18</text:span></text:p>
          </draw:text-box>
        </draw:frame>
        <draw:line draw:style-name="gr7" draw:text-style-name="P1" draw:layer="layout" svg:x1="13.34cm" svg:y1="16.394cm" svg:x2="13.017cm" svg:y2="16.824cm">
          <text:p/>
        </draw:line>
        <draw:frame draw:style-name="gr9" draw:text-style-name="P9" draw:layer="layout" svg:width="0.408cm" svg:height="0.374cm" svg:x="12.641cm" svg:y="16.916cm">
          <draw:text-box>
            <text:p text:style-name="P2"><text:span text:style-name="T20">16</text:span></text:p>
          </draw:text-box>
        </draw:frame>
        <draw:frame draw:style-name="gr3" draw:text-style-name="P4" draw:layer="layout" svg:width="5.523cm" svg:height="0.446cm" svg:x="7.971cm" svg:y="18.531cm">
          <draw:text-box>
            <text:p text:style-name="P2"><text:span text:style-name="T12">Figure</text:span><text:span text:style-name="T5"> 2 – Arbre à compléter</text:span></text:p>
          </draw:text-box>
        </draw:frame>
        <draw:frame draw:style-name="gr3" draw:text-style-name="P4" draw:layer="layout" svg:width="0.384cm" svg:height="0.551cm" svg:x="2.68cm" svg:y="19.428cm">
          <draw:text-box>
            <text:p text:style-name="P2"><text:span text:style-name="T3">a.</text:span></text:p>
          </draw:text-box>
        </draw:frame>
        <draw:frame draw:style-name="gr3" draw:text-style-name="P4" draw:layer="layout" svg:width="19.37cm" svg:height="0.446cm" svg:x="3.162cm" svg:y="19.505cm">
          <draw:text-box>
            <text:p text:style-name="P2"><text:span text:style-name="T5">On considère l’arbre de la figure 2 ci-dessus. Compléter la figure sur cet énoncé en indiquant à côté</text:span></text:p>
          </draw:text-box>
        </draw:frame>
        <draw:frame draw:style-name="gr3" draw:text-style-name="P4" draw:layer="layout" svg:width="5.607cm" svg:height="0.446cm" svg:x="3.103cm" svg:y="19.983cm">
          <draw:text-box>
            <text:p text:style-name="P2"><text:span text:style-name="T5">de chaque nœud sa balance.</text:span></text:p>
          </draw:text-box>
        </draw:frame>
        <draw:frame draw:style-name="gr3" draw:text-style-name="P4" draw:layer="layout" svg:width="0.384cm" svg:height="0.551cm" svg:x="2.68cm" svg:y="20.795cm">
          <draw:text-box>
            <text:p text:style-name="P2"><text:span text:style-name="T3">b.</text:span></text:p>
          </draw:text-box>
        </draw:frame>
        <draw:frame draw:style-name="gr3" draw:text-style-name="P4" draw:layer="layout" svg:width="5.014cm" svg:height="0.446cm" svg:x="3.192cm" svg:y="20.872cm">
          <draw:text-box>
            <text:p text:style-name="P2"><text:span text:style-name="T5">Cet arbre est-il équilibré ?</text:span></text:p>
          </draw:text-box>
        </draw:frame>
        <draw:frame draw:style-name="gr3" draw:text-style-name="P4" draw:layer="layout" svg:width="14.658cm" svg:height="0.446cm" svg:x="1.626cm" svg:y="21.761cm">
          <draw:text-box>
            <text:p text:style-name="P2"><text:span text:style-name="T5">On implémente les arbres binaires à l’aide de listes</text:span><text:span text:style-name="T6"> Python</text:span><text:span text:style-name="T5">. Dans ce cadre :</text:span></text:p>
          </draw:text-box>
        </draw:frame>
        <draw:frame draw:style-name="gr3" draw:text-style-name="P4" draw:layer="layout" svg:width="9.251cm" svg:height="0.446cm" svg:x="2.608cm" svg:y="22.371cm">
          <draw:text-box>
            <text:p text:style-name="P2"><text:span text:style-name="T5">• </text:span><text:span text:style-name="T5">On place la valeur</text:span><text:span text:style-name="T6"> 0</text:span><text:span text:style-name="T5"> dans la cellule d’indice 0.</text:span></text:p>
          </draw:text-box>
        </draw:frame>
        <draw:frame draw:style-name="gr3" draw:text-style-name="P4" draw:layer="layout" svg:width="8.761cm" svg:height="0.551cm" svg:x="11.303cm" svg:y="22.294cm">
          <draw:text-box>
            <text:p text:style-name="P2"><text:span text:style-name="T3">Cette valeur sera ignorée dans les différents</text:span></text:p>
          </draw:text-box>
        </draw:frame>
        <draw:frame draw:style-name="gr3" draw:text-style-name="P4" draw:layer="layout" svg:width="2.296cm" svg:height="0.551cm" svg:x="3.099cm" svg:y="22.772cm">
          <draw:text-box>
            <text:p text:style-name="P2"><text:span text:style-name="T3">traitements</text:span></text:p>
          </draw:text-box>
        </draw:frame>
        <draw:frame draw:style-name="gr3" draw:text-style-name="P4" draw:layer="layout" svg:width="0.384cm" svg:height="0.446cm" svg:x="5.321cm" svg:y="22.849cm">
          <draw:text-box>
            <text:p text:style-name="P2"><text:span text:style-name="T5">.</text:span></text:p>
          </draw:text-box>
        </draw:frame>
        <draw:frame draw:style-name="gr3" draw:text-style-name="P4" draw:layer="layout" svg:width="12.249cm" svg:height="0.446cm" svg:x="2.608cm" svg:y="23.459cm">
          <draw:text-box>
            <text:p text:style-name="P2"><text:span text:style-name="T5">• </text:span><text:span text:style-name="T5">La valeur de la racine de l’arbre est dans la cellule d’indice 1.</text:span></text:p>
          </draw:text-box>
        </draw:frame>
        <draw:frame draw:style-name="gr3" draw:text-style-name="P4" draw:layer="layout" svg:width="14.048cm" svg:height="0.446cm" svg:x="2.608cm" svg:y="24.068cm">
          <draw:text-box>
            <text:p text:style-name="P2"><text:span text:style-name="T5">• </text:span><text:span text:style-name="T5">Si l’on considère un nœud dont la valeur est stockée dans la cellule</text:span><text:span text:style-name="T13"> n</text:span><text:span text:style-name="T5"> :</text:span></text:p>
          </draw:text-box>
        </draw:frame>
        <draw:frame draw:style-name="gr3" draw:text-style-name="P4" draw:layer="layout" svg:width="0.384cm" svg:height="0.551cm" svg:x="3.535cm" svg:y="24.601cm">
          <draw:text-box>
            <text:p text:style-name="P2"><text:span text:style-name="T3">–</text:span></text:p>
          </draw:text-box>
        </draw:frame>
        <draw:frame draw:style-name="gr3" draw:text-style-name="P4" draw:layer="layout" svg:width="11.259cm" svg:height="0.446cm" svg:x="3.945cm" svg:y="24.678cm">
          <draw:text-box>
            <text:p text:style-name="P2"><text:span text:style-name="T5">la valeur de son fils gauche est stockée dans la cellule 2</text:span><text:span text:style-name="T13">n</text:span><text:span text:style-name="T5">.</text:span></text:p>
          </draw:text-box>
        </draw:frame>
        <draw:frame draw:style-name="gr3" draw:text-style-name="P4" draw:layer="layout" svg:width="0.384cm" svg:height="0.551cm" svg:x="3.535cm" svg:y="25.215cm">
          <draw:text-box>
            <text:p text:style-name="P2"><text:span text:style-name="T3">–</text:span></text:p>
          </draw:text-box>
        </draw:frame>
        <draw:frame draw:style-name="gr3" draw:text-style-name="P4" draw:layer="layout" svg:width="11.547cm" svg:height="0.446cm" svg:x="3.945cm" svg:y="25.292cm">
          <draw:text-box>
            <text:p text:style-name="P2"><text:span text:style-name="T5">la valeur de son fils droit est stockée dans la cellule 2</text:span><text:span text:style-name="T13">n</text:span><text:span text:style-name="T5"> + 1.</text:span></text:p>
          </draw:text-box>
        </draw:frame>
        <draw:frame draw:style-name="gr3" draw:text-style-name="P4" draw:layer="layout" svg:width="17.053cm" svg:height="0.446cm" svg:x="2.608cm" svg:y="25.902cm">
          <draw:text-box>
            <text:p text:style-name="P2"><text:span text:style-name="T5">• </text:span><text:span text:style-name="T5">Si un nœud est vide, on stocke une valeur absurde dans le tableau (</text:span><text:span text:style-name="T7">None</text:span><text:span text:style-name="T5"> en</text:span><text:span text:style-name="T6"> Python</text:span><text:span text:style-name="T5">).</text:span></text:p>
          </draw:text-box>
        </draw:frame>
        <draw:frame draw:style-name="gr3" draw:text-style-name="P4" draw:layer="layout" svg:width="10.399cm" svg:height="0.446cm" svg:x="2.608cm" svg:y="26.511cm">
          <draw:text-box>
            <text:p text:style-name="P2"><text:span text:style-name="T5">• </text:span><text:span text:style-name="T5">Le tableau se termine à la dernière valeur non vide.</text:span></text:p>
          </draw:text-box>
        </draw:frame>
        <draw:frame draw:style-name="gr4" draw:text-style-name="P5" draw:layer="layout" svg:width="0.569cm" svg:height="0.412cm" svg:x="10.287cm" svg:y="28.633cm">
          <draw:text-box>
            <text:p text:style-name="P2"><text:span text:style-name="T9">5/8</text:span></text:p>
          </draw:text-box>
        </draw:frame>
        <draw:frame draw:style-name="gr4" draw:text-style-name="P5" draw:layer="layout" svg:width="4.434cm" svg:height="0.501cm" svg:x="15.634cm" svg:y="28.563cm">
          <draw:text-box>
            <text:p text:style-name="P2"><text:span text:style-name="T10">Bac Blanc NSI - Mars 2022</text:span></text:p>
          </draw:text-box>
        </draw:frame>
      </draw:page>
      <draw:page draw:name="page6" draw:style-name="dp1" draw:master-page-name="master-page3">
        <draw:frame draw:style-name="gr1" draw:text-style-name="P1" draw:layer="layout" svg:width="18.901cm" svg:height="0.054cm" draw:transform="rotate (-3.14159265358979) translate (20.001cm -0.026cm)">
          <draw:image xlink:href="Pictures/100000010000000100000001028F582B9643F048.png" xlink:type="simple" xlink:show="embed" xlink:actuate="onLoad" draw:mime-type="image/png">
            <text:p/>
          </draw:image>
        </draw:frame>
        <draw:polygon draw:style-name="gr7" draw:text-style-name="P1" draw:layer="layout" svg:width="0.8cm" svg:height="0.8cm" svg:x="4.197cm" svg:y="2.317cm" svg:viewBox="0 0 801 801" draw:points="0,801 801,801 801,0 0,0">
          <text:p/>
        </draw:polygon>
        <draw:frame draw:style-name="gr9" draw:text-style-name="P9" draw:layer="layout" svg:width="0.315cm" svg:height="0.374cm" svg:x="4.516cm" svg:y="2.524cm">
          <draw:text-box>
            <text:p text:style-name="P2"><text:span text:style-name="T20">0</text:span></text:p>
          </draw:text-box>
        </draw:frame>
        <draw:polygon draw:style-name="gr7" draw:text-style-name="P1" draw:layer="layout" svg:width="0.8cm" svg:height="0.8cm" svg:x="4.997cm" svg:y="2.317cm" svg:viewBox="0 0 801 801" draw:points="0,801 801,801 801,0 0,0">
          <text:p/>
        </draw:polygon>
        <draw:frame draw:style-name="gr9" draw:text-style-name="P9" draw:layer="layout" svg:width="0.315cm" svg:height="0.374cm" svg:x="4.516cm" svg:y="1.924cm">
          <draw:text-box>
            <text:p text:style-name="P2"><text:span text:style-name="T20">0</text:span></text:p>
          </draw:text-box>
        </draw:frame>
        <draw:frame draw:style-name="gr9" draw:text-style-name="P9" draw:layer="layout" svg:width="0.315cm" svg:height="0.374cm" svg:x="5.316cm" svg:y="2.524cm">
          <draw:text-box>
            <text:p text:style-name="P2"><text:span text:style-name="T20">9</text:span></text:p>
          </draw:text-box>
        </draw:frame>
        <draw:polygon draw:style-name="gr7" draw:text-style-name="P1" draw:layer="layout" svg:width="0.8cm" svg:height="0.8cm" svg:x="5.797cm" svg:y="2.317cm" svg:viewBox="0 0 801 801" draw:points="0,801 801,801 801,0 0,0">
          <text:p/>
        </draw:polygon>
        <draw:frame draw:style-name="gr9" draw:text-style-name="P9" draw:layer="layout" svg:width="0.315cm" svg:height="0.374cm" svg:x="5.316cm" svg:y="1.924cm">
          <draw:text-box>
            <text:p text:style-name="P2"><text:span text:style-name="T20">1</text:span></text:p>
          </draw:text-box>
        </draw:frame>
        <draw:frame draw:style-name="gr9" draw:text-style-name="P9" draw:layer="layout" svg:width="0.315cm" svg:height="0.374cm" svg:x="6.116cm" svg:y="2.524cm">
          <draw:text-box>
            <text:p text:style-name="P2"><text:span text:style-name="T20">6</text:span></text:p>
          </draw:text-box>
        </draw:frame>
        <draw:polygon draw:style-name="gr7" draw:text-style-name="P1" draw:layer="layout" svg:width="0.8cm" svg:height="0.8cm" svg:x="6.597cm" svg:y="2.317cm" svg:viewBox="0 0 801 801" draw:points="0,801 801,801 801,0 0,0">
          <text:p/>
        </draw:polygon>
        <draw:frame draw:style-name="gr9" draw:text-style-name="P9" draw:layer="layout" svg:width="0.315cm" svg:height="0.374cm" svg:x="6.116cm" svg:y="1.924cm">
          <draw:text-box>
            <text:p text:style-name="P2"><text:span text:style-name="T20">2</text:span></text:p>
          </draw:text-box>
        </draw:frame>
        <draw:frame draw:style-name="gr9" draw:text-style-name="P9" draw:layer="layout" svg:width="0.408cm" svg:height="0.374cm" svg:x="6.835cm" svg:y="2.524cm">
          <draw:text-box>
            <text:p text:style-name="P2"><text:span text:style-name="T20">15</text:span></text:p>
          </draw:text-box>
        </draw:frame>
        <draw:polygon draw:style-name="gr7" draw:text-style-name="P1" draw:layer="layout" svg:width="0.8cm" svg:height="0.8cm" svg:x="7.397cm" svg:y="2.317cm" svg:viewBox="0 0 801 801" draw:points="0,801 801,801 801,0 0,0">
          <text:p/>
        </draw:polygon>
        <draw:frame draw:style-name="gr9" draw:text-style-name="P9" draw:layer="layout" svg:width="0.315cm" svg:height="0.374cm" svg:x="6.916cm" svg:y="1.924cm">
          <draw:text-box>
            <text:p text:style-name="P2"><text:span text:style-name="T20">3</text:span></text:p>
          </draw:text-box>
        </draw:frame>
        <draw:frame draw:style-name="gr9" draw:text-style-name="P9" draw:layer="layout" svg:width="0.315cm" svg:height="0.374cm" svg:x="7.716cm" svg:y="2.524cm">
          <draw:text-box>
            <text:p text:style-name="P2"><text:span text:style-name="T20">3</text:span></text:p>
          </draw:text-box>
        </draw:frame>
        <draw:polygon draw:style-name="gr7" draw:text-style-name="P1" draw:layer="layout" svg:width="0.8cm" svg:height="0.8cm" svg:x="8.197cm" svg:y="2.317cm" svg:viewBox="0 0 801 801" draw:points="0,801 801,801 801,0 0,0">
          <text:p/>
        </draw:polygon>
        <draw:frame draw:style-name="gr9" draw:text-style-name="P9" draw:layer="layout" svg:width="0.315cm" svg:height="0.374cm" svg:x="7.716cm" svg:y="1.924cm">
          <draw:text-box>
            <text:p text:style-name="P2"><text:span text:style-name="T20">4</text:span></text:p>
          </draw:text-box>
        </draw:frame>
        <draw:frame draw:style-name="gr9" draw:text-style-name="P9" draw:layer="layout" svg:width="0.315cm" svg:height="0.374cm" svg:x="8.516cm" svg:y="2.524cm">
          <draw:text-box>
            <text:p text:style-name="P2"><text:span text:style-name="T20">7</text:span></text:p>
          </draw:text-box>
        </draw:frame>
        <draw:polygon draw:style-name="gr7" draw:text-style-name="P1" draw:layer="layout" svg:width="0.8cm" svg:height="0.8cm" svg:x="8.997cm" svg:y="2.317cm" svg:viewBox="0 0 801 801" draw:points="0,801 801,801 801,0 0,0">
          <text:p/>
        </draw:polygon>
        <draw:frame draw:style-name="gr9" draw:text-style-name="P9" draw:layer="layout" svg:width="0.315cm" svg:height="0.374cm" svg:x="8.516cm" svg:y="1.924cm">
          <draw:text-box>
            <text:p text:style-name="P2"><text:span text:style-name="T20">5</text:span></text:p>
          </draw:text-box>
        </draw:frame>
        <draw:frame draw:style-name="gr9" draw:text-style-name="P9" draw:layer="layout" svg:width="0.315cm" svg:height="0.374cm" svg:x="9.316cm" svg:y="2.503cm">
          <draw:text-box>
            <text:p text:style-name="P2"><text:span text:style-name="T20">/</text:span></text:p>
          </draw:text-box>
        </draw:frame>
        <draw:polygon draw:style-name="gr7" draw:text-style-name="P1" draw:layer="layout" svg:width="0.8cm" svg:height="0.8cm" svg:x="9.797cm" svg:y="2.317cm" svg:viewBox="0 0 801 801" draw:points="0,801 801,801 801,0 0,0">
          <text:p/>
        </draw:polygon>
        <draw:frame draw:style-name="gr9" draw:text-style-name="P9" draw:layer="layout" svg:width="0.315cm" svg:height="0.374cm" svg:x="9.316cm" svg:y="1.924cm">
          <draw:text-box>
            <text:p text:style-name="P2"><text:span text:style-name="T20">6</text:span></text:p>
          </draw:text-box>
        </draw:frame>
        <draw:frame draw:style-name="gr9" draw:text-style-name="P9" draw:layer="layout" svg:width="0.408cm" svg:height="0.374cm" svg:x="10.035cm" svg:y="2.524cm">
          <draw:text-box>
            <text:p text:style-name="P2"><text:span text:style-name="T20">18</text:span></text:p>
          </draw:text-box>
        </draw:frame>
        <draw:polygon draw:style-name="gr7" draw:text-style-name="P1" draw:layer="layout" svg:width="0.8cm" svg:height="0.8cm" svg:x="10.597cm" svg:y="2.317cm" svg:viewBox="0 0 801 801" draw:points="0,801 801,801 801,0 0,0">
          <text:p/>
        </draw:polygon>
        <draw:frame draw:style-name="gr9" draw:text-style-name="P9" draw:layer="layout" svg:width="0.315cm" svg:height="0.374cm" svg:x="10.116cm" svg:y="1.924cm">
          <draw:text-box>
            <text:p text:style-name="P2"><text:span text:style-name="T20">7</text:span></text:p>
          </draw:text-box>
        </draw:frame>
        <draw:frame draw:style-name="gr9" draw:text-style-name="P9" draw:layer="layout" svg:width="0.315cm" svg:height="0.374cm" svg:x="10.916cm" svg:y="2.524cm">
          <draw:text-box>
            <text:p text:style-name="P2"><text:span text:style-name="T20">2</text:span></text:p>
          </draw:text-box>
        </draw:frame>
        <draw:polygon draw:style-name="gr7" draw:text-style-name="P1" draw:layer="layout" svg:width="0.8cm" svg:height="0.8cm" svg:x="11.397cm" svg:y="2.317cm" svg:viewBox="0 0 801 801" draw:points="0,801 801,801 801,0 0,0">
          <text:p/>
        </draw:polygon>
        <draw:frame draw:style-name="gr9" draw:text-style-name="P9" draw:layer="layout" svg:width="0.315cm" svg:height="0.374cm" svg:x="10.916cm" svg:y="1.924cm">
          <draw:text-box>
            <text:p text:style-name="P2"><text:span text:style-name="T20">8</text:span></text:p>
          </draw:text-box>
        </draw:frame>
        <draw:frame draw:style-name="gr9" draw:text-style-name="P9" draw:layer="layout" svg:width="0.315cm" svg:height="0.374cm" svg:x="11.716cm" svg:y="2.503cm">
          <draw:text-box>
            <text:p text:style-name="P2"><text:span text:style-name="T20">/</text:span></text:p>
          </draw:text-box>
        </draw:frame>
        <draw:polygon draw:style-name="gr7" draw:text-style-name="P1" draw:layer="layout" svg:width="0.8cm" svg:height="0.8cm" svg:x="12.197cm" svg:y="2.317cm" svg:viewBox="0 0 801 801" draw:points="0,801 801,801 801,0 0,0">
          <text:p/>
        </draw:polygon>
        <draw:frame draw:style-name="gr9" draw:text-style-name="P9" draw:layer="layout" svg:width="0.315cm" svg:height="0.374cm" svg:x="11.716cm" svg:y="1.924cm">
          <draw:text-box>
            <text:p text:style-name="P2"><text:span text:style-name="T20">9</text:span></text:p>
          </draw:text-box>
        </draw:frame>
        <draw:frame draw:style-name="gr9" draw:text-style-name="P9" draw:layer="layout" svg:width="0.315cm" svg:height="0.374cm" svg:x="12.516cm" svg:y="2.503cm">
          <draw:text-box>
            <text:p text:style-name="P2"><text:span text:style-name="T20">/</text:span></text:p>
          </draw:text-box>
        </draw:frame>
        <draw:polygon draw:style-name="gr7" draw:text-style-name="P1" draw:layer="layout" svg:width="0.8cm" svg:height="0.8cm" svg:x="12.997cm" svg:y="2.317cm" svg:viewBox="0 0 801 801" draw:points="0,801 801,801 801,0 0,0">
          <text:p/>
        </draw:polygon>
        <draw:frame draw:style-name="gr9" draw:text-style-name="P9" draw:layer="layout" svg:width="0.408cm" svg:height="0.374cm" svg:x="12.435cm" svg:y="1.924cm">
          <draw:text-box>
            <text:p text:style-name="P2"><text:span text:style-name="T20">10</text:span></text:p>
          </draw:text-box>
        </draw:frame>
        <draw:frame draw:style-name="gr9" draw:text-style-name="P9" draw:layer="layout" svg:width="0.315cm" svg:height="0.374cm" svg:x="13.316cm" svg:y="2.503cm">
          <draw:text-box>
            <text:p text:style-name="P2"><text:span text:style-name="T20">/</text:span></text:p>
          </draw:text-box>
        </draw:frame>
        <draw:polygon draw:style-name="gr7" draw:text-style-name="P1" draw:layer="layout" svg:width="0.8cm" svg:height="0.8cm" svg:x="13.797cm" svg:y="2.317cm" svg:viewBox="0 0 801 801" draw:points="0,801 801,801 801,0 0,0">
          <text:p/>
        </draw:polygon>
        <draw:frame draw:style-name="gr9" draw:text-style-name="P9" draw:layer="layout" svg:width="0.408cm" svg:height="0.374cm" svg:x="13.235cm" svg:y="1.924cm">
          <draw:text-box>
            <text:p text:style-name="P2"><text:span text:style-name="T20">11</text:span></text:p>
          </draw:text-box>
        </draw:frame>
        <draw:frame draw:style-name="gr9" draw:text-style-name="P9" draw:layer="layout" svg:width="0.315cm" svg:height="0.374cm" svg:x="14.116cm" svg:y="2.503cm">
          <draw:text-box>
            <text:p text:style-name="P2"><text:span text:style-name="T20">/</text:span></text:p>
          </draw:text-box>
        </draw:frame>
        <draw:polygon draw:style-name="gr7" draw:text-style-name="P1" draw:layer="layout" svg:width="0.8cm" svg:height="0.8cm" svg:x="14.597cm" svg:y="2.317cm" svg:viewBox="0 0 801 801" draw:points="0,801 801,801 801,0 0,0">
          <text:p/>
        </draw:polygon>
        <draw:frame draw:style-name="gr9" draw:text-style-name="P9" draw:layer="layout" svg:width="0.408cm" svg:height="0.374cm" svg:x="14.035cm" svg:y="1.924cm">
          <draw:text-box>
            <text:p text:style-name="P2"><text:span text:style-name="T20">12</text:span></text:p>
          </draw:text-box>
        </draw:frame>
        <draw:frame draw:style-name="gr9" draw:text-style-name="P9" draw:layer="layout" svg:width="0.315cm" svg:height="0.374cm" svg:x="14.916cm" svg:y="2.503cm">
          <draw:text-box>
            <text:p text:style-name="P2"><text:span text:style-name="T20">/</text:span></text:p>
          </draw:text-box>
        </draw:frame>
        <draw:polygon draw:style-name="gr7" draw:text-style-name="P1" draw:layer="layout" svg:width="0.8cm" svg:height="0.8cm" svg:x="15.397cm" svg:y="2.317cm" svg:viewBox="0 0 801 801" draw:points="0,801 801,801 801,0 0,0">
          <text:p/>
        </draw:polygon>
        <draw:frame draw:style-name="gr9" draw:text-style-name="P9" draw:layer="layout" svg:width="0.408cm" svg:height="0.374cm" svg:x="14.835cm" svg:y="1.924cm">
          <draw:text-box>
            <text:p text:style-name="P2"><text:span text:style-name="T20">13</text:span></text:p>
          </draw:text-box>
        </draw:frame>
        <draw:frame draw:style-name="gr9" draw:text-style-name="P9" draw:layer="layout" svg:width="0.408cm" svg:height="0.374cm" svg:x="15.635cm" svg:y="2.524cm">
          <draw:text-box>
            <text:p text:style-name="P2"><text:span text:style-name="T20">16</text:span></text:p>
          </draw:text-box>
        </draw:frame>
        <draw:path draw:style-name="gr7" draw:text-style-name="P1" draw:layer="layout" svg:width="1.586cm" svg:height="0.285cm" svg:x="6.197cm" svg:y="1.616cm" svg:viewBox="0 0 1587 286" svg:d="M0 286c441-443 1061-313 1587-8">
          <text:p/>
        </draw:path>
        <draw:path draw:style-name="gr10" draw:text-style-name="P1" draw:layer="layout" svg:width="0.074cm" svg:height="0.098cm" svg:x="7.718cm" svg:y="1.823cm" svg:viewBox="0 0 75 99" svg:d="M58 0c-9 20 10 67 17 76-11-2-61 6-75 23">
          <text:p/>
        </draw:path>
        <draw:path draw:style-name="gr7" draw:text-style-name="P1" draw:layer="layout" svg:width="2.386cm" svg:height="0.427cm" svg:x="6.197cm" svg:y="1.474cm" svg:viewBox="0 0 2387 428" svg:d="M0 428c662-663 1589-469 2387-8">
          <text:p/>
        </draw:path>
        <draw:path draw:style-name="gr10" draw:text-style-name="P1" draw:layer="layout" svg:width="0.074cm" svg:height="0.098cm" svg:x="8.518cm" svg:y="1.823cm" svg:viewBox="0 0 75 99" svg:d="M57 0c-8 20 11 67 18 76-11-2-61 6-75 23">
          <text:p/>
        </draw:path>
        <draw:path draw:style-name="gr7" draw:text-style-name="P1" draw:layer="layout" svg:width="5.586cm" svg:height="0.82cm" svg:x="10.197cm" svg:y="1.081cm" svg:viewBox="0 0 5587 821" svg:d="M0 821c1891-1093 3709-1093 5587-8">
          <text:p/>
        </draw:path>
        <draw:path draw:style-name="gr10" draw:text-style-name="P1" draw:layer="layout" svg:width="0.074cm" svg:height="0.098cm" svg:x="15.718cm" svg:y="1.823cm" svg:viewBox="0 0 75 99" svg:d="M58 0c-8 20 10 67 17 76-11-2-60 6-75 23">
          <text:p/>
        </draw:path>
        <draw:frame draw:style-name="gr9" draw:text-style-name="P9" draw:layer="layout" svg:width="0.408cm" svg:height="0.374cm" svg:x="15.635cm" svg:y="1.924cm">
          <draw:text-box>
            <text:p text:style-name="P2"><text:span text:style-name="T20">14</text:span></text:p>
          </draw:text-box>
        </draw:frame>
        <draw:frame draw:style-name="gr3" draw:text-style-name="P4" draw:layer="layout" svg:width="13.528cm" svg:height="0.446cm" svg:x="3.147cm" svg:y="3.744cm">
          <draw:text-box>
            <text:p text:style-name="P2"><text:span text:style-name="T6">[</text:span><text:span text:style-name="T8">0</text:span><text:span text:style-name="T6">,</text:span><text:span text:style-name="T8"> 9</text:span><text:span text:style-name="T6">,</text:span><text:span text:style-name="T8"> 6</text:span><text:span text:style-name="T6">,</text:span><text:span text:style-name="T8"> 15</text:span><text:span text:style-name="T6">,</text:span><text:span text:style-name="T8"> 3</text:span><text:span text:style-name="T6">,</text:span><text:span text:style-name="T8"> 7</text:span><text:span text:style-name="T6">,</text:span><text:span text:style-name="T7"> None</text:span><text:span text:style-name="T6">,</text:span><text:span text:style-name="T8"> 18</text:span><text:span text:style-name="T6">,</text:span><text:span text:style-name="T8"> 2</text:span><text:span text:style-name="T6">,</text:span><text:span text:style-name="T7"> None</text:span><text:span text:style-name="T6">,</text:span><text:span text:style-name="T7"> None</text:span><text:span text:style-name="T6">,</text:span><text:span text:style-name="T7"> None</text:span><text:span text:style-name="T6">,</text:span><text:span text:style-name="T7"> None</text:span><text:span text:style-name="T6">,</text:span><text:span text:style-name="T7"> None</text:span><text:span text:style-name="T6">,</text:span><text:span text:style-name="T8"> 16</text:span><text:span text:style-name="T6">]</text:span></text:p>
          </draw:text-box>
        </draw:frame>
        <draw:frame draw:style-name="gr3" draw:text-style-name="P4" draw:layer="layout" svg:width="16.652cm" svg:height="0.446cm" svg:x="3.133cm" svg:y="4.735cm">
          <draw:text-box>
            <text:p text:style-name="P2"><text:span text:style-name="T12">Figure</text:span><text:span text:style-name="T5"> 3 – Représentation de l’arbre de la figure 2 dans un tableau et une liste</text:span><text:span text:style-name="T6"> Python</text:span></text:p>
          </draw:text-box>
        </draw:frame>
        <draw:frame draw:style-name="gr3" draw:text-style-name="P4" draw:layer="layout" svg:width="0.384cm" svg:height="0.551cm" svg:x="2.146cm" svg:y="5.843cm">
          <draw:text-box>
            <text:p text:style-name="P2"><text:span text:style-name="T3">2.</text:span></text:p>
          </draw:text-box>
        </draw:frame>
        <draw:frame draw:style-name="gr3" draw:text-style-name="P4" draw:layer="layout" svg:width="0.384cm" svg:height="0.551cm" svg:x="2.68cm" svg:y="5.843cm">
          <draw:text-box>
            <text:p text:style-name="P2"><text:span text:style-name="T3">a.</text:span></text:p>
          </draw:text-box>
        </draw:frame>
        <draw:path draw:style-name="gr7" draw:text-style-name="P1" draw:layer="layout" svg:width="0.7cm" svg:height="0.7cm" svg:x="10.521cm" svg:y="6.79cm" svg:viewBox="0 0 701 701" svg:d="M701 350c0-193-157-350-350-350-195 0-351 157-351 350 0 194 156 351 351 351 193 0 350-157 350-351z">
          <text:p/>
        </draw:path>
        <draw:frame draw:style-name="gr3" draw:text-style-name="P4" draw:layer="layout" svg:width="13.236cm" svg:height="0.446cm" svg:x="3.162cm" svg:y="5.92cm">
          <draw:text-box>
            <text:p text:style-name="P2"><text:span text:style-name="T5">Donner la liste</text:span><text:span text:style-name="T6"> Python</text:span><text:span text:style-name="T5"> représentant l’arbre de la figure 4 ci-dessous.</text:span></text:p>
          </draw:text-box>
        </draw:frame>
        <draw:path draw:style-name="gr7" draw:text-style-name="P1" draw:layer="layout" svg:width="0.7cm" svg:height="0.7cm" svg:x="8.521cm" svg:y="7.79cm" svg:viewBox="0 0 701 701" svg:d="M701 351c0-194-157-351-350-351-195 0-351 157-351 351s156 350 351 350c193 0 350-156 350-350z">
          <text:p/>
        </draw:path>
        <draw:frame draw:style-name="gr9" draw:text-style-name="P9" draw:layer="layout" svg:width="0.408cm" svg:height="0.374cm" svg:x="10.709cm" svg:y="6.947cm">
          <draw:text-box>
            <text:p text:style-name="P2"><text:span text:style-name="T20">45</text:span></text:p>
          </draw:text-box>
        </draw:frame>
        <draw:line draw:style-name="gr7" draw:text-style-name="P1" draw:layer="layout" svg:x1="10.552cm" svg:y1="7.3cm" svg:x2="9.19cm" svg:y2="7.982cm">
          <text:p/>
        </draw:line>
        <draw:path draw:style-name="gr7" draw:text-style-name="P1" draw:layer="layout" svg:width="0.7cm" svg:height="0.7cm" svg:x="7.521cm" svg:y="8.79cm" svg:viewBox="0 0 701 701" svg:d="M701 350c0-193-157-350-351-350s-350 157-350 350c0 194 156 351 350 351s351-157 351-351z">
          <text:p/>
        </draw:path>
        <draw:frame draw:style-name="gr9" draw:text-style-name="P9" draw:layer="layout" svg:width="0.408cm" svg:height="0.374cm" svg:x="8.709cm" svg:y="7.947cm">
          <draw:text-box>
            <text:p text:style-name="P2"><text:span text:style-name="T20">40</text:span></text:p>
          </draw:text-box>
        </draw:frame>
        <draw:line draw:style-name="gr7" draw:text-style-name="P1" draw:layer="layout" svg:x1="8.619cm" svg:y1="8.393cm" svg:x2="8.123cm" svg:y2="8.889cm">
          <text:p/>
        </draw:line>
        <draw:path draw:style-name="gr7" draw:text-style-name="P1" draw:layer="layout" svg:width="0.7cm" svg:height="0.7cm" svg:x="6.771cm" svg:y="9.79cm" svg:viewBox="0 0 701 701" svg:d="M701 350c0-193-158-350-351-350-194 0-350 157-350 350 0 195 156 351 350 351 193 0 351-156 351-351z">
          <text:p/>
        </draw:path>
        <draw:frame draw:style-name="gr9" draw:text-style-name="P9" draw:layer="layout" svg:width="0.408cm" svg:height="0.374cm" svg:x="7.709cm" svg:y="8.947cm">
          <draw:text-box>
            <text:p text:style-name="P2"><text:span text:style-name="T20">17</text:span></text:p>
          </draw:text-box>
        </draw:frame>
        <draw:line draw:style-name="gr7" draw:text-style-name="P1" draw:layer="layout" svg:x1="7.657cm" svg:y1="9.426cm" svg:x2="7.335cm" svg:y2="9.856cm">
          <text:p/>
        </draw:line>
        <draw:path draw:style-name="gr7" draw:text-style-name="P1" draw:layer="layout" svg:width="0.7cm" svg:height="0.7cm" svg:x="8.271cm" svg:y="9.79cm" svg:viewBox="0 0 701 701" svg:d="M701 350c0-193-157-350-351-350s-350 157-350 350c0 195 156 351 350 351s351-156 351-351z">
          <text:p/>
        </draw:path>
        <draw:frame draw:style-name="gr9" draw:text-style-name="P9" draw:layer="layout" svg:width="0.408cm" svg:height="0.374cm" svg:x="6.959cm" svg:y="9.947cm">
          <draw:text-box>
            <text:p text:style-name="P2"><text:span text:style-name="T20">14</text:span></text:p>
          </draw:text-box>
        </draw:frame>
        <draw:line draw:style-name="gr7" draw:text-style-name="P1" draw:layer="layout" svg:x1="8.085cm" svg:y1="9.426cm" svg:x2="8.407cm" svg:y2="9.856cm">
          <text:p/>
        </draw:line>
        <draw:path draw:style-name="gr7" draw:text-style-name="P1" draw:layer="layout" svg:width="0.7cm" svg:height="0.7cm" svg:x="9.521cm" svg:y="8.79cm" svg:viewBox="0 0 701 701" svg:d="M701 350c0-193-158-350-351-350-194 0-350 157-350 350 0 194 156 351 350 351 193 0 351-157 351-351z">
          <text:p/>
        </draw:path>
        <draw:frame draw:style-name="gr9" draw:text-style-name="P9" draw:layer="layout" svg:width="0.408cm" svg:height="0.374cm" svg:x="8.459cm" svg:y="9.947cm">
          <draw:text-box>
            <text:p text:style-name="P2"><text:span text:style-name="T20">19</text:span></text:p>
          </draw:text-box>
        </draw:frame>
        <draw:line draw:style-name="gr7" draw:text-style-name="P1" draw:layer="layout" svg:x1="9.123cm" svg:y1="8.393cm" svg:x2="9.619cm" svg:y2="8.889cm">
          <text:p/>
        </draw:line>
        <draw:path draw:style-name="gr7" draw:text-style-name="P1" draw:layer="layout" svg:width="0.7cm" svg:height="0.7cm" svg:x="12.521cm" svg:y="7.79cm" svg:viewBox="0 0 701 701" svg:d="M701 351c0-194-157-351-351-351s-350 157-350 351 156 350 350 350 351-156 351-350z">
          <text:p/>
        </draw:path>
        <draw:frame draw:style-name="gr9" draw:text-style-name="P9" draw:layer="layout" svg:width="0.408cm" svg:height="0.374cm" svg:x="9.709cm" svg:y="8.947cm">
          <draw:text-box>
            <text:p text:style-name="P2"><text:span text:style-name="T20">43</text:span></text:p>
          </draw:text-box>
        </draw:frame>
        <draw:line draw:style-name="gr7" draw:text-style-name="P1" draw:layer="layout" svg:x1="11.19cm" svg:y1="7.3cm" svg:x2="12.552cm" svg:y2="7.982cm">
          <text:p/>
        </draw:line>
        <draw:path draw:style-name="gr7" draw:text-style-name="P1" draw:layer="layout" svg:width="0.7cm" svg:height="0.7cm" svg:x="13.521cm" svg:y="8.79cm" svg:viewBox="0 0 701 701" svg:d="M701 350c0-193-157-350-350-350-194 0-351 157-351 350 0 194 157 351 351 351 193 0 350-157 350-351z">
          <text:p/>
        </draw:path>
        <draw:frame draw:style-name="gr9" draw:text-style-name="P9" draw:layer="layout" svg:width="0.408cm" svg:height="0.374cm" svg:x="12.709cm" svg:y="7.947cm">
          <draw:text-box>
            <text:p text:style-name="P2"><text:span text:style-name="T20">48</text:span></text:p>
          </draw:text-box>
        </draw:frame>
        <draw:line draw:style-name="gr7" draw:text-style-name="P1" draw:layer="layout" svg:x1="13.123cm" svg:y1="8.393cm" svg:x2="13.619cm" svg:y2="8.889cm">
          <text:p/>
        </draw:line>
        <draw:frame draw:style-name="gr9" draw:text-style-name="P9" draw:layer="layout" svg:width="0.408cm" svg:height="0.374cm" svg:x="13.709cm" svg:y="8.947cm">
          <draw:text-box>
            <text:p text:style-name="P2"><text:span text:style-name="T20">49</text:span></text:p>
          </draw:text-box>
        </draw:frame>
        <draw:frame draw:style-name="gr3" draw:text-style-name="P4" draw:layer="layout" svg:width="3.08cm" svg:height="0.446cm" svg:x="9.017cm" svg:y="10.971cm">
          <draw:text-box>
            <text:p text:style-name="P2"><text:span text:style-name="T12">Figure</text:span><text:span text:style-name="T5"> 4 – Arbre</text:span></text:p>
          </draw:text-box>
        </draw:frame>
        <draw:frame draw:style-name="gr3" draw:text-style-name="P4" draw:layer="layout" svg:width="0.384cm" svg:height="0.551cm" svg:x="2.68cm" svg:y="11.905cm">
          <draw:text-box>
            <text:p text:style-name="P2"><text:span text:style-name="T3">b.</text:span></text:p>
          </draw:text-box>
        </draw:frame>
        <draw:frame draw:style-name="gr3" draw:text-style-name="P4" draw:layer="layout" svg:width="14.534cm" svg:height="0.446cm" svg:x="3.192cm" svg:y="11.982cm">
          <draw:text-box>
            <text:p text:style-name="P2"><text:span text:style-name="T5">Dessiner l’arbre représenté par la liste</text:span><text:span text:style-name="T6"> [</text:span><text:span text:style-name="T8">0</text:span><text:span text:style-name="T6">,</text:span><text:span text:style-name="T8"> 35</text:span><text:span text:style-name="T6">,</text:span><text:span text:style-name="T8"> 30</text:span><text:span text:style-name="T6">,</text:span><text:span text:style-name="T8"> 12</text:span><text:span text:style-name="T6">,</text:span><text:span text:style-name="T8"> 20</text:span><text:span text:style-name="T6">,</text:span><text:span text:style-name="T8"> 23</text:span><text:span text:style-name="T6">,</text:span><text:span text:style-name="T8"> 10</text:span><text:span text:style-name="T6">,</text:span><text:span text:style-name="T7"> None</text:span><text:span text:style-name="T6">,</text:span><text:span text:style-name="T8"> 2</text:span><text:span text:style-name="T6">]</text:span><text:span text:style-name="T5">.</text:span></text:p>
          </draw:text-box>
        </draw:frame>
        <draw:frame draw:style-name="gr3" draw:text-style-name="P4" draw:layer="layout" svg:width="19.921cm" svg:height="0.446cm" svg:x="1.626cm" svg:y="12.871cm">
          <draw:text-box>
            <text:p text:style-name="P2"><text:span text:style-name="T5">On fournit la fonction</text:span><text:span text:style-name="T6"> myst</text:span><text:span text:style-name="T5"> prenant en argument un arbre donné sous la forme d’une liste</text:span><text:span text:style-name="T6"> Python</text:span><text:span text:style-name="T5"> ainsi</text:span></text:p>
          </draw:text-box>
        </draw:frame>
        <draw:frame draw:style-name="gr3" draw:text-style-name="P4" draw:layer="layout" svg:width="0.73cm" svg:height="0.446cm" svg:x="19.414cm" svg:y="12.871cm">
          <draw:text-box>
            <text:p text:style-name="P2"><text:span text:style-name="T5">que</text:span></text:p>
          </draw:text-box>
        </draw:frame>
        <draw:frame draw:style-name="gr3" draw:text-style-name="P4" draw:layer="layout" svg:width="15.504cm" svg:height="0.446cm" svg:x="1.101cm" svg:y="13.35cm">
          <draw:text-box>
            <text:p text:style-name="P2"><text:span text:style-name="T5">l’indice du nœud racine d’un de ses sous-arbres et renvoyant un nombre entier.</text:span></text:p>
          </draw:text-box>
        </draw:frame>
        <draw:frame draw:style-name="gr1" draw:text-style-name="P1" draw:layer="layout" svg:width="0.05cm" svg:height="0.477cm" draw:transform="rotate (-3.14159265358979) translate (5.875cm 14.821cm)">
          <draw:image xlink:href="Pictures/100000010000000100000001028F582B9643F048.png" xlink:type="simple" xlink:show="embed" xlink:actuate="onLoad" draw:mime-type="image/png">
            <text:p/>
          </draw:image>
        </draw:frame>
        <draw:frame draw:style-name="gr6" draw:text-style-name="P7" draw:layer="layout" svg:width="0.21cm" svg:height="0.247cm" svg:x="5.275cm" svg:y="14.481cm">
          <draw:text-box>
            <text:p text:style-name="P2"><text:span text:style-name="T15">1</text:span></text:p>
          </draw:text-box>
        </draw:frame>
        <draw:frame draw:style-name="gr3" draw:text-style-name="P4" draw:layer="layout" svg:width="3.609cm" svg:height="0.446cm" svg:x="5.982cm" svg:y="14.319cm">
          <draw:text-box>
            <text:p text:style-name="P2"><text:span text:style-name="T7">def</text:span><text:span text:style-name="T16"> myst</text:span><text:span text:style-name="T6">(arbre, i):</text:span></text:p>
          </draw:text-box>
        </draw:frame>
        <draw:frame draw:style-name="gr1" draw:text-style-name="P1" draw:layer="layout" svg:width="0.05cm" svg:height="0.477cm" draw:transform="rotate (-3.14159265358979) translate (5.875cm 15.299cm)">
          <draw:image xlink:href="Pictures/100000010000000100000001028F582B9643F048.png" xlink:type="simple" xlink:show="embed" xlink:actuate="onLoad" draw:mime-type="image/png">
            <text:p/>
          </draw:image>
        </draw:frame>
        <draw:frame draw:style-name="gr6" draw:text-style-name="P7" draw:layer="layout" svg:width="0.21cm" svg:height="0.247cm" svg:x="5.275cm" svg:y="14.959cm">
          <draw:text-box>
            <text:p text:style-name="P2"><text:span text:style-name="T15">2</text:span></text:p>
          </draw:text-box>
        </draw:frame>
        <draw:frame draw:style-name="gr3" draw:text-style-name="P4" draw:layer="layout" svg:width="7.394cm" svg:height="0.446cm" svg:x="6.79cm" svg:y="14.797cm">
          <draw:text-box>
            <text:p text:style-name="P2"><text:span text:style-name="T7">if</text:span><text:span text:style-name="T6"> i</text:span><text:span text:style-name="T8"> &gt;=</text:span><text:span text:style-name="T21"> len</text:span><text:span text:style-name="T6">(arbre)</text:span><text:span text:style-name="T18"> or</text:span><text:span text:style-name="T6"> arbre[i]</text:span><text:span text:style-name="T18"> is</text:span><text:span text:style-name="T7"> None</text:span><text:span text:style-name="T6">:</text:span></text:p>
          </draw:text-box>
        </draw:frame>
        <draw:frame draw:style-name="gr1" draw:text-style-name="P1" draw:layer="layout" svg:width="0.05cm" svg:height="0.477cm" draw:transform="rotate (-3.14159265358979) translate (5.875cm 15.777cm)">
          <draw:image xlink:href="Pictures/100000010000000100000001028F582B9643F048.png" xlink:type="simple" xlink:show="embed" xlink:actuate="onLoad" draw:mime-type="image/png">
            <text:p/>
          </draw:image>
        </draw:frame>
        <draw:frame draw:style-name="gr6" draw:text-style-name="P7" draw:layer="layout" svg:width="0.21cm" svg:height="0.247cm" svg:x="5.275cm" svg:y="15.437cm">
          <draw:text-box>
            <text:p text:style-name="P2"><text:span text:style-name="T15">3</text:span></text:p>
          </draw:text-box>
        </draw:frame>
        <draw:frame draw:style-name="gr3" draw:text-style-name="P4" draw:layer="layout" svg:width="1.75cm" svg:height="0.446cm" svg:x="7.599cm" svg:y="15.276cm">
          <draw:text-box>
            <text:p text:style-name="P2"><text:span text:style-name="T7">return</text:span><text:span text:style-name="T8"> 0</text:span></text:p>
          </draw:text-box>
        </draw:frame>
        <draw:frame draw:style-name="gr1" draw:text-style-name="P1" draw:layer="layout" svg:width="0.05cm" svg:height="0.477cm" draw:transform="rotate (-3.14159265358979) translate (5.875cm 16.256cm)">
          <draw:image xlink:href="Pictures/100000010000000100000001028F582B9643F048.png" xlink:type="simple" xlink:show="embed" xlink:actuate="onLoad" draw:mime-type="image/png">
            <text:p/>
          </draw:image>
        </draw:frame>
        <draw:frame draw:style-name="gr6" draw:text-style-name="P7" draw:layer="layout" svg:width="0.21cm" svg:height="0.247cm" svg:x="5.275cm" svg:y="15.916cm">
          <draw:text-box>
            <text:p text:style-name="P2"><text:span text:style-name="T15">4</text:span></text:p>
          </draw:text-box>
        </draw:frame>
        <draw:frame draw:style-name="gr3" draw:text-style-name="P4" draw:layer="layout" svg:width="1.018cm" svg:height="0.446cm" svg:x="6.79cm" svg:y="15.754cm">
          <draw:text-box>
            <text:p text:style-name="P2"><text:span text:style-name="T7">else</text:span><text:span text:style-name="T6">:</text:span></text:p>
          </draw:text-box>
        </draw:frame>
        <draw:frame draw:style-name="gr1" draw:text-style-name="P1" draw:layer="layout" svg:width="0.05cm" svg:height="0.477cm" draw:transform="rotate (-3.14159265358979) translate (5.875cm 16.734cm)">
          <draw:image xlink:href="Pictures/100000010000000100000001028F582B9643F048.png" xlink:type="simple" xlink:show="embed" xlink:actuate="onLoad" draw:mime-type="image/png">
            <text:p/>
          </draw:image>
        </draw:frame>
        <draw:frame draw:style-name="gr6" draw:text-style-name="P7" draw:layer="layout" svg:width="0.21cm" svg:height="0.247cm" svg:x="5.275cm" svg:y="16.394cm">
          <draw:text-box>
            <text:p text:style-name="P2"><text:span text:style-name="T15">5</text:span></text:p>
          </draw:text-box>
        </draw:frame>
        <draw:frame draw:style-name="gr3" draw:text-style-name="P4" draw:layer="layout" svg:width="3.902cm" svg:height="0.446cm" svg:x="7.599cm" svg:y="16.233cm">
          <draw:text-box>
            <text:p text:style-name="P2"><text:span text:style-name="T6">g</text:span><text:span text:style-name="T8"> =</text:span><text:span text:style-name="T6"> myst(arbre,</text:span><text:span text:style-name="T8"> 2*</text:span><text:span text:style-name="T6">i)</text:span></text:p>
          </draw:text-box>
        </draw:frame>
        <draw:frame draw:style-name="gr1" draw:text-style-name="P1" draw:layer="layout" svg:width="0.05cm" svg:height="0.477cm" draw:transform="rotate (-3.14159265358979) translate (5.875cm 17.212cm)">
          <draw:image xlink:href="Pictures/100000010000000100000001028F582B9643F048.png" xlink:type="simple" xlink:show="embed" xlink:actuate="onLoad" draw:mime-type="image/png">
            <text:p/>
          </draw:image>
        </draw:frame>
        <draw:frame draw:style-name="gr6" draw:text-style-name="P7" draw:layer="layout" svg:width="0.21cm" svg:height="0.247cm" svg:x="5.275cm" svg:y="16.872cm">
          <draw:text-box>
            <text:p text:style-name="P2"><text:span text:style-name="T15">6</text:span></text:p>
          </draw:text-box>
        </draw:frame>
        <draw:frame draw:style-name="gr3" draw:text-style-name="P4" draw:layer="layout" svg:width="4.715cm" svg:height="0.446cm" svg:x="7.599cm" svg:y="16.711cm">
          <draw:text-box>
            <text:p text:style-name="P2"><text:span text:style-name="T6">d</text:span><text:span text:style-name="T8"> =</text:span><text:span text:style-name="T6"> myst(arbre,</text:span><text:span text:style-name="T8"> 2*</text:span><text:span text:style-name="T6">i</text:span><text:span text:style-name="T8"> + 1</text:span><text:span text:style-name="T6">)</text:span></text:p>
          </draw:text-box>
        </draw:frame>
        <draw:frame draw:style-name="gr1" draw:text-style-name="P1" draw:layer="layout" svg:width="0.05cm" svg:height="0.477cm" draw:transform="rotate (-3.14159265358979) translate (5.875cm 17.691cm)">
          <draw:image xlink:href="Pictures/100000010000000100000001028F582B9643F048.png" xlink:type="simple" xlink:show="embed" xlink:actuate="onLoad" draw:mime-type="image/png">
            <text:p/>
          </draw:image>
        </draw:frame>
        <draw:frame draw:style-name="gr6" draw:text-style-name="P7" draw:layer="layout" svg:width="0.21cm" svg:height="0.247cm" svg:x="5.275cm" svg:y="17.351cm">
          <draw:text-box>
            <text:p text:style-name="P2"><text:span text:style-name="T15">7</text:span></text:p>
          </draw:text-box>
        </draw:frame>
        <draw:frame draw:style-name="gr3" draw:text-style-name="P4" draw:layer="layout" svg:width="4.201cm" svg:height="0.446cm" svg:x="7.599cm" svg:y="17.189cm">
          <draw:text-box>
            <text:p text:style-name="P2"><text:span text:style-name="T7">return</text:span><text:span text:style-name="T8"> 1 +</text:span><text:span text:style-name="T21"> max</text:span><text:span text:style-name="T6">(g, d)</text:span></text:p>
          </draw:text-box>
        </draw:frame>
        <draw:frame draw:style-name="gr3" draw:text-style-name="P4" draw:layer="layout" svg:width="0.384cm" svg:height="0.551cm" svg:x="2.146cm" svg:y="17.963cm">
          <draw:text-box>
            <text:p text:style-name="P2"><text:span text:style-name="T3">3.</text:span></text:p>
          </draw:text-box>
        </draw:frame>
        <draw:frame draw:style-name="gr3" draw:text-style-name="P4" draw:layer="layout" svg:width="0.384cm" svg:height="0.551cm" svg:x="2.68cm" svg:y="17.963cm">
          <draw:text-box>
            <text:p text:style-name="P2"><text:span text:style-name="T3">a.</text:span></text:p>
          </draw:text-box>
        </draw:frame>
        <draw:frame draw:style-name="gr3" draw:text-style-name="P4" draw:layer="layout" svg:width="8.122cm" svg:height="0.446cm" svg:x="3.162cm" svg:y="18.04cm">
          <draw:text-box>
            <text:p text:style-name="P2"><text:span text:style-name="T5">Que permet de calculer la fonction</text:span><text:span text:style-name="T6"> myst</text:span><text:span text:style-name="T5"> ?</text:span></text:p>
          </draw:text-box>
        </draw:frame>
        <draw:frame draw:style-name="gr3" draw:text-style-name="P4" draw:layer="layout" svg:width="0.384cm" svg:height="0.551cm" svg:x="2.68cm" svg:y="18.852cm">
          <draw:text-box>
            <text:p text:style-name="P2"><text:span text:style-name="T3">b.</text:span></text:p>
          </draw:text-box>
        </draw:frame>
        <draw:frame draw:style-name="gr3" draw:text-style-name="P4" draw:layer="layout" svg:width="13.997cm" svg:height="0.446cm" svg:x="3.192cm" svg:y="18.929cm">
          <draw:text-box>
            <text:p text:style-name="P2"><text:span text:style-name="T5">On considère la variable</text:span><text:span text:style-name="T6"> arbre</text:span><text:span text:style-name="T5"> égale à</text:span><text:span text:style-name="T6"> [</text:span><text:span text:style-name="T8">0</text:span><text:span text:style-name="T6">,</text:span><text:span text:style-name="T8"> 30</text:span><text:span text:style-name="T6">,</text:span><text:span text:style-name="T8"> 20</text:span><text:span text:style-name="T6">,</text:span><text:span text:style-name="T8"> 40</text:span><text:span text:style-name="T6">,</text:span><text:span text:style-name="T8"> 18</text:span><text:span text:style-name="T6">,</text:span><text:span text:style-name="T8"> 25</text:span><text:span text:style-name="T6">,</text:span><text:span text:style-name="T7"> None</text:span><text:span text:style-name="T6">,</text:span><text:span text:style-name="T8"> 47</text:span><text:span text:style-name="T6">]</text:span><text:span text:style-name="T5">.</text:span></text:p>
          </draw:text-box>
        </draw:frame>
        <draw:frame draw:style-name="gr3" draw:text-style-name="P4" draw:layer="layout" svg:width="8.714cm" svg:height="0.446cm" svg:x="3.103cm" svg:y="19.619cm">
          <draw:text-box>
            <text:p text:style-name="P2"><text:span text:style-name="T5">Que renvoie l’appel</text:span><text:span text:style-name="T6"> myst(arbre,</text:span><text:span text:style-name="T8"> 1</text:span><text:span text:style-name="T6">)</text:span><text:span text:style-name="T5"> ? Justifier.</text:span></text:p>
          </draw:text-box>
        </draw:frame>
        <draw:frame draw:style-name="gr3" draw:text-style-name="P4" draw:layer="layout" svg:width="0.384cm" svg:height="0.551cm" svg:x="2.146cm" svg:y="20.427cm">
          <draw:text-box>
            <text:p text:style-name="P2"><text:span text:style-name="T3">4.</text:span></text:p>
          </draw:text-box>
        </draw:frame>
        <draw:frame draw:style-name="gr3" draw:text-style-name="P4" draw:layer="layout" svg:width="19.31cm" svg:height="0.446cm" svg:x="2.68cm" svg:y="20.504cm">
          <draw:text-box>
            <text:p text:style-name="P2"><text:span text:style-name="T5">Compléter sur cet énoncé le code de la fonction suivante indiquant si un arbre est équilibré ou non.</text:span></text:p>
          </draw:text-box>
        </draw:frame>
        <draw:frame draw:style-name="gr3" draw:text-style-name="P4" draw:layer="layout" svg:width="11.499cm" svg:height="0.446cm" svg:x="3.035cm" svg:y="21.118cm">
          <draw:text-box>
            <text:p text:style-name="P2"><text:span text:style-name="T5">• </text:span><text:span text:style-name="T5">On rappelle que par définition un arbre vide est équilibré.</text:span></text:p>
          </draw:text-box>
        </draw:frame>
        <draw:frame draw:style-name="gr3" draw:text-style-name="P4" draw:layer="layout" svg:width="8.931cm" svg:height="0.446cm" svg:x="3.035cm" svg:y="21.727cm">
          <draw:text-box>
            <text:p text:style-name="P2"><text:span text:style-name="T5">•</text:span><text:span text:style-name="T6"> </text:span><text:span text:style-name="T6">arbre</text:span><text:span text:style-name="T5"> est la liste</text:span><text:span text:style-name="T6"> Python</text:span><text:span text:style-name="T5"> contenant un arbre.</text:span></text:p>
          </draw:text-box>
        </draw:frame>
        <draw:frame draw:style-name="gr3" draw:text-style-name="P4" draw:layer="layout" svg:width="10.133cm" svg:height="0.446cm" svg:x="3.035cm" svg:y="22.337cm">
          <draw:text-box>
            <text:p text:style-name="P2"><text:span text:style-name="T5">•</text:span><text:span text:style-name="T6"> </text:span><text:span text:style-name="T6">i</text:span><text:span text:style-name="T5"> est l’indice du nœud-racine du sous-arbre étudié.</text:span></text:p>
          </draw:text-box>
        </draw:frame>
        <draw:frame draw:style-name="gr1" draw:text-style-name="P1" draw:layer="layout" svg:width="0.05cm" svg:height="0.575cm" draw:transform="rotate (-3.14159265358979) translate (2.729cm 24.087cm)">
          <draw:image xlink:href="Pictures/100000010000000100000001028F582B9643F048.png" xlink:type="simple" xlink:show="embed" xlink:actuate="onLoad" draw:mime-type="image/png">
            <text:p/>
          </draw:image>
        </draw:frame>
        <draw:frame draw:style-name="gr6" draw:text-style-name="P7" draw:layer="layout" svg:width="0.21cm" svg:height="0.247cm" svg:x="2.129cm" svg:y="23.718cm">
          <draw:text-box>
            <text:p text:style-name="P2"><text:span text:style-name="T15">1</text:span></text:p>
          </draw:text-box>
        </draw:frame>
        <draw:frame draw:style-name="gr3" draw:text-style-name="P4" draw:layer="layout" svg:width="5.12cm" svg:height="0.446cm" svg:x="2.836cm" svg:y="23.556cm">
          <draw:text-box>
            <text:p text:style-name="P2"><text:span text:style-name="T7">def</text:span><text:span text:style-name="T16"> est_equilibre</text:span><text:span text:style-name="T6">(arbre, i):</text:span></text:p>
          </draw:text-box>
        </draw:frame>
        <draw:frame draw:style-name="gr1" draw:text-style-name="P1" draw:layer="layout" svg:width="0.05cm" svg:height="0.575cm" draw:transform="rotate (-3.14159265358979) translate (2.729cm 24.659cm)">
          <draw:image xlink:href="Pictures/100000010000000100000001028F582B9643F048.png" xlink:type="simple" xlink:show="embed" xlink:actuate="onLoad" draw:mime-type="image/png">
            <text:p/>
          </draw:image>
        </draw:frame>
        <draw:frame draw:style-name="gr6" draw:text-style-name="P7" draw:layer="layout" svg:width="0.21cm" svg:height="0.247cm" svg:x="2.129cm" svg:y="24.293cm">
          <draw:text-box>
            <text:p text:style-name="P2"><text:span text:style-name="T15">2</text:span></text:p>
          </draw:text-box>
        </draw:frame>
        <draw:frame draw:style-name="gr3" draw:text-style-name="P4" draw:layer="layout" svg:width="7.394cm" svg:height="0.446cm" svg:x="3.442cm" svg:y="24.132cm">
          <draw:text-box>
            <text:p text:style-name="P2"><text:span text:style-name="T7">if</text:span><text:span text:style-name="T6"> i</text:span><text:span text:style-name="T8"> &gt;=</text:span><text:span text:style-name="T21"> len</text:span><text:span text:style-name="T6">(arbre)</text:span><text:span text:style-name="T18"> or</text:span><text:span text:style-name="T6"> arbre[i]</text:span><text:span text:style-name="T18"> is</text:span><text:span text:style-name="T7"> None</text:span><text:span text:style-name="T6">:</text:span></text:p>
          </draw:text-box>
        </draw:frame>
        <draw:frame draw:style-name="gr1" draw:text-style-name="P1" draw:layer="layout" svg:width="0.05cm" svg:height="0.575cm" draw:transform="rotate (-3.14159265358979) translate (2.729cm 25.235cm)">
          <draw:image xlink:href="Pictures/100000010000000100000001028F582B9643F048.png" xlink:type="simple" xlink:show="embed" xlink:actuate="onLoad" draw:mime-type="image/png">
            <text:p/>
          </draw:image>
        </draw:frame>
        <draw:frame draw:style-name="gr6" draw:text-style-name="P7" draw:layer="layout" svg:width="0.21cm" svg:height="0.247cm" svg:x="2.129cm" svg:y="24.865cm">
          <draw:text-box>
            <text:p text:style-name="P2"><text:span text:style-name="T15">3</text:span></text:p>
          </draw:text-box>
        </draw:frame>
        <draw:frame draw:style-name="gr3" draw:text-style-name="P4" draw:layer="layout" svg:width="2.241cm" svg:height="0.446cm" svg:x="4.453cm" svg:y="24.703cm">
          <draw:text-box>
            <text:p text:style-name="P2"><text:span text:style-name="T7">return</text:span><text:span text:style-name="T8"> ......</text:span></text:p>
          </draw:text-box>
        </draw:frame>
        <draw:frame draw:style-name="gr1" draw:text-style-name="P1" draw:layer="layout" svg:width="0.05cm" svg:height="0.575cm" draw:transform="rotate (-3.14159265358979) translate (2.729cm 25.806cm)">
          <draw:image xlink:href="Pictures/100000010000000100000001028F582B9643F048.png" xlink:type="simple" xlink:show="embed" xlink:actuate="onLoad" draw:mime-type="image/png">
            <text:p/>
          </draw:image>
        </draw:frame>
        <draw:frame draw:style-name="gr6" draw:text-style-name="P7" draw:layer="layout" svg:width="0.21cm" svg:height="0.247cm" svg:x="2.129cm" svg:y="25.441cm">
          <draw:text-box>
            <text:p text:style-name="P2"><text:span text:style-name="T15">4</text:span></text:p>
          </draw:text-box>
        </draw:frame>
        <draw:frame draw:style-name="gr3" draw:text-style-name="P4" draw:layer="layout" svg:width="1.018cm" svg:height="0.446cm" svg:x="3.442cm" svg:y="25.279cm">
          <draw:text-box>
            <text:p text:style-name="P2"><text:span text:style-name="T7">else</text:span><text:span text:style-name="T6">:</text:span></text:p>
          </draw:text-box>
        </draw:frame>
        <draw:frame draw:style-name="gr1" draw:text-style-name="P1" draw:layer="layout" svg:width="0.05cm" svg:height="0.575cm" draw:transform="rotate (-3.14159265358979) translate (2.729cm 26.382cm)">
          <draw:image xlink:href="Pictures/100000010000000100000001028F582B9643F048.png" xlink:type="simple" xlink:show="embed" xlink:actuate="onLoad" draw:mime-type="image/png">
            <text:p/>
          </draw:image>
        </draw:frame>
        <draw:frame draw:style-name="gr6" draw:text-style-name="P7" draw:layer="layout" svg:width="0.21cm" svg:height="0.247cm" svg:x="2.129cm" svg:y="26.012cm">
          <draw:text-box>
            <text:p text:style-name="P2"><text:span text:style-name="T15">5</text:span></text:p>
          </draw:text-box>
        </draw:frame>
        <draw:frame draw:style-name="gr3" draw:text-style-name="P4" draw:layer="layout" svg:width="8.783cm" svg:height="0.446cm" svg:x="4.453cm" svg:y="25.851cm">
          <draw:text-box>
            <text:p text:style-name="P2"><text:span text:style-name="T6">balance</text:span><text:span text:style-name="T8"> =</text:span><text:span text:style-name="T6"> myst(arbre,</text:span><text:span text:style-name="T8"> .....</text:span><text:span text:style-name="T6">)</text:span><text:span text:style-name="T8"> -</text:span><text:span text:style-name="T6"> myst(arbre,</text:span><text:span text:style-name="T8"> .....</text:span><text:span text:style-name="T6">)</text:span></text:p>
          </draw:text-box>
        </draw:frame>
        <draw:frame draw:style-name="gr1" draw:text-style-name="P1" draw:layer="layout" svg:width="0.05cm" svg:height="0.575cm" draw:transform="rotate (-3.14159265358979) translate (2.729cm 26.953cm)">
          <draw:image xlink:href="Pictures/100000010000000100000001028F582B9643F048.png" xlink:type="simple" xlink:show="embed" xlink:actuate="onLoad" draw:mime-type="image/png">
            <text:p/>
          </draw:image>
        </draw:frame>
        <draw:frame draw:style-name="gr6" draw:text-style-name="P7" draw:layer="layout" svg:width="0.21cm" svg:height="0.247cm" svg:x="2.129cm" svg:y="26.588cm">
          <draw:text-box>
            <text:p text:style-name="P2"><text:span text:style-name="T15">6</text:span></text:p>
          </draw:text-box>
        </draw:frame>
        <draw:frame draw:style-name="gr3" draw:text-style-name="P4" draw:layer="layout" svg:width="6.213cm" svg:height="0.446cm" svg:x="4.453cm" svg:y="26.426cm">
          <draw:text-box>
            <text:p text:style-name="P2"><text:span text:style-name="T6">reponse</text:span><text:span text:style-name="T8"> =</text:span><text:span text:style-name="T6"> balance</text:span><text:span text:style-name="T18"> in</text:span><text:span text:style-name="T6"> [</text:span><text:span text:style-name="T8">...</text:span><text:span text:style-name="T6">,</text:span><text:span text:style-name="T8"> ...</text:span><text:span text:style-name="T6">,</text:span><text:span text:style-name="T8"> ...</text:span><text:span text:style-name="T6">]</text:span></text:p>
          </draw:text-box>
        </draw:frame>
        <draw:frame draw:style-name="gr1" draw:text-style-name="P1" draw:layer="layout" svg:width="0.05cm" svg:height="0.575cm" draw:transform="rotate (-3.14159265358979) translate (2.729cm 27.529cm)">
          <draw:image xlink:href="Pictures/100000010000000100000001028F582B9643F048.png" xlink:type="simple" xlink:show="embed" xlink:actuate="onLoad" draw:mime-type="image/png">
            <text:p/>
          </draw:image>
        </draw:frame>
        <draw:frame draw:style-name="gr6" draw:text-style-name="P7" draw:layer="layout" svg:width="0.21cm" svg:height="0.247cm" svg:x="2.129cm" svg:y="27.159cm">
          <draw:text-box>
            <text:p text:style-name="P2"><text:span text:style-name="T15">7</text:span></text:p>
          </draw:text-box>
        </draw:frame>
        <draw:frame draw:style-name="gr3" draw:text-style-name="P4" draw:layer="layout" svg:width="12.99cm" svg:height="0.446cm" svg:x="4.453cm" svg:y="26.998cm">
          <draw:text-box>
            <text:p text:style-name="P2"><text:span text:style-name="T7">return</text:span><text:span text:style-name="T6"> reponse</text:span><text:span text:style-name="T18"> and</text:span><text:span text:style-name="T6"> est_equilibre(arbre,</text:span><text:span text:style-name="T8">.....</text:span><text:span text:style-name="T6">)</text:span><text:span text:style-name="T18"> and</text:span><text:span text:style-name="T8"> .............</text:span><text:span text:style-name="T6">(</text:span><text:span text:style-name="T8">.....</text:span><text:span text:style-name="T6">,</text:span><text:span text:style-name="T8">.....</text:span><text:span text:style-name="T6">)</text:span></text:p>
          </draw:text-box>
        </draw:frame>
        <draw:frame draw:style-name="gr4" draw:text-style-name="P5" draw:layer="layout" svg:width="0.569cm" svg:height="0.412cm" svg:x="10.287cm" svg:y="28.633cm">
          <draw:text-box>
            <text:p text:style-name="P2"><text:span text:style-name="T9">6/8</text:span></text:p>
          </draw:text-box>
        </draw:frame>
        <draw:frame draw:style-name="gr4" draw:text-style-name="P5" draw:layer="layout" svg:width="4.434cm" svg:height="0.501cm" svg:x="15.634cm" svg:y="28.563cm">
          <draw:text-box>
            <text:p text:style-name="P2"><text:span text:style-name="T10">Bac Blanc NSI - Mars 2022</text:span></text:p>
          </draw:text-box>
        </draw:frame>
      </draw:page>
      <draw:page draw:name="page7" draw:style-name="dp1" draw:master-page-name="master-page3">
        <draw:frame draw:style-name="gr1" draw:text-style-name="P1" draw:layer="layout" svg:width="18.901cm" svg:height="0.054cm" draw:transform="rotate (-3.14159265358979) translate (20.001cm -0.026cm)">
          <draw:image xlink:href="Pictures/100000010000000100000001028F582B9643F048.png" xlink:type="simple" xlink:show="embed" xlink:actuate="onLoad" draw:mime-type="image/png">
            <text:p/>
          </draw:image>
        </draw:frame>
        <draw:frame draw:style-name="gr3" draw:text-style-name="P4" draw:layer="layout" svg:width="1.509cm" svg:height="0.446cm" svg:x="1.101cm" svg:y="0.832cm">
          <draw:text-box>
            <text:p text:style-name="P2"><text:span text:style-name="T12">Partie B</text:span></text:p>
          </draw:text-box>
        </draw:frame>
        <draw:frame draw:style-name="gr3" draw:text-style-name="P4" draw:layer="layout" svg:width="21.575cm" svg:height="0.446cm" svg:x="1.626cm" svg:y="1.522cm">
          <draw:text-box>
            <text:p text:style-name="P2"><text:span text:style-name="T5">On s’intéresse dans cette sous-partie aux arbres binaires de recherche. On rappelle que dans un tel arbre, quel</text:span></text:p>
          </draw:text-box>
        </draw:frame>
        <draw:frame draw:style-name="gr3" draw:text-style-name="P4" draw:layer="layout" svg:width="22.049cm" svg:height="0.446cm" svg:x="1.101cm" svg:y="2cm">
          <draw:text-box>
            <text:p text:style-name="P2"><text:span text:style-name="T5">que soit le nœud considéré, son fils gauche, s’il existe, a une valeur qui lui est inférieure ou égale et son fils droit,</text:span></text:p>
          </draw:text-box>
        </draw:frame>
        <draw:frame draw:style-name="gr3" draw:text-style-name="P4" draw:layer="layout" svg:width="0.535cm" svg:height="0.446cm" svg:x="1.101cm" svg:y="2.478cm">
          <draw:text-box>
            <text:p text:style-name="P2"><text:span text:style-name="T5">s’il</text:span></text:p>
          </draw:text-box>
        </draw:frame>
        <draw:frame draw:style-name="gr3" draw:text-style-name="P4" draw:layer="layout" svg:width="1.285cm" svg:height="0.446cm" svg:x="1.732cm" svg:y="2.478cm">
          <draw:text-box>
            <text:p text:style-name="P2"><text:span text:style-name="T5">existe,</text:span></text:p>
          </draw:text-box>
        </draw:frame>
        <draw:frame draw:style-name="gr3" draw:text-style-name="P4" draw:layer="layout" svg:width="2.783cm" svg:height="0.446cm" svg:x="2.955cm" svg:y="2.478cm">
          <draw:text-box>
            <text:p text:style-name="P2"><text:span text:style-name="T5">une valeur qui</text:span></text:p>
          </draw:text-box>
        </draw:frame>
        <draw:frame draw:style-name="gr3" draw:text-style-name="P4" draw:layer="layout" svg:width="0.459cm" svg:height="0.446cm" svg:x="5.576cm" svg:y="2.478cm">
          <draw:text-box>
            <text:p text:style-name="P2"><text:span text:style-name="T5">lui</text:span></text:p>
          </draw:text-box>
        </draw:frame>
        <draw:frame draw:style-name="gr3" draw:text-style-name="P4" draw:layer="layout" svg:width="5.251cm" svg:height="0.446cm" svg:x="6.165cm" svg:y="2.478cm">
          <draw:text-box>
            <text:p text:style-name="P2"><text:span text:style-name="T5">est strictement supérieure.</text:span></text:p>
          </draw:text-box>
        </draw:frame>
        <draw:frame draw:style-name="gr3" draw:text-style-name="P4" draw:layer="layout" svg:width="10.408cm" svg:height="0.446cm" svg:x="10.846cm" svg:y="2.478cm">
          <draw:text-box>
            <text:p text:style-name="P2"><text:span text:style-name="T5">Les différents arbres dessinés plus haut sont tous des</text:span></text:p>
          </draw:text-box>
        </draw:frame>
        <draw:frame draw:style-name="gr3" draw:text-style-name="P4" draw:layer="layout" svg:width="5.679cm" svg:height="0.446cm" svg:x="1.101cm" svg:y="2.957cm">
          <draw:text-box>
            <text:p text:style-name="P2"><text:span text:style-name="T5">arbres binaires de recherche.</text:span></text:p>
          </draw:text-box>
        </draw:frame>
        <draw:frame draw:style-name="gr3" draw:text-style-name="P4" draw:layer="layout" svg:width="0.384cm" svg:height="0.551cm" svg:x="2.146cm" svg:y="3.765cm">
          <draw:text-box>
            <text:p text:style-name="P2"><text:span text:style-name="T3">5.</text:span></text:p>
          </draw:text-box>
        </draw:frame>
        <draw:frame draw:style-name="gr3" draw:text-style-name="P4" draw:layer="layout" svg:width="3.897cm" svg:height="0.446cm" svg:x="2.68cm" svg:y="3.842cm">
          <draw:text-box>
            <text:p text:style-name="P2"><text:span text:style-name="T5">Donner les parcours</text:span></text:p>
          </draw:text-box>
        </draw:frame>
        <draw:frame draw:style-name="gr3" draw:text-style-name="P4" draw:layer="layout" svg:width="1.141cm" svg:height="0.551cm" svg:x="6.168cm" svg:y="3.765cm">
          <draw:text-box>
            <text:p text:style-name="P2"><text:span text:style-name="T2">préfixe</text:span></text:p>
          </draw:text-box>
        </draw:frame>
        <draw:frame draw:style-name="gr3" draw:text-style-name="P4" draw:layer="layout" svg:width="0.384cm" svg:height="0.446cm" svg:x="7.252cm" svg:y="3.842cm">
          <draw:text-box>
            <text:p text:style-name="P2"><text:span text:style-name="T5">,</text:span></text:p>
          </draw:text-box>
        </draw:frame>
        <draw:frame draw:style-name="gr3" draw:text-style-name="P4" draw:layer="layout" svg:width="0.938cm" svg:height="0.551cm" svg:x="7.493cm" svg:y="3.765cm">
          <draw:text-box>
            <text:p text:style-name="P2"><text:span text:style-name="T2">infixe</text:span></text:p>
          </draw:text-box>
        </draw:frame>
        <draw:frame draw:style-name="gr3" draw:text-style-name="P4" draw:layer="layout" svg:width="0.391cm" svg:height="0.446cm" svg:x="8.539cm" svg:y="3.842cm">
          <draw:text-box>
            <text:p text:style-name="P2"><text:span text:style-name="T5">et</text:span></text:p>
          </draw:text-box>
        </draw:frame>
        <draw:frame draw:style-name="gr3" draw:text-style-name="P4" draw:layer="layout" svg:width="1.289cm" svg:height="0.551cm" svg:x="8.992cm" svg:y="3.765cm">
          <draw:text-box>
            <text:p text:style-name="P2"><text:span text:style-name="T2">postfixe</text:span></text:p>
          </draw:text-box>
        </draw:frame>
        <draw:frame draw:style-name="gr3" draw:text-style-name="P4" draw:layer="layout" svg:width="4.68cm" svg:height="0.446cm" svg:x="10.363cm" svg:y="3.842cm">
          <draw:text-box>
            <text:p text:style-name="P2"><text:span text:style-name="T5">de l’arbre de la figure 4.</text:span></text:p>
          </draw:text-box>
        </draw:frame>
        <draw:frame draw:style-name="gr3" draw:text-style-name="P4" draw:layer="layout" svg:width="21.575cm" svg:height="0.446cm" svg:x="1.626cm" svg:y="4.731cm">
          <draw:text-box>
            <text:p text:style-name="P2"><text:span text:style-name="T5">Dans le cas où un arbre binaire de recherche n’est pas équilibré, la méthode ci-dessous permet d’équilibrer cet</text:span></text:p>
          </draw:text-box>
        </draw:frame>
        <draw:frame draw:style-name="gr3" draw:text-style-name="P4" draw:layer="layout" svg:width="22.278cm" svg:height="0.446cm" svg:x="1.101cm" svg:y="5.209cm">
          <draw:text-box>
            <text:p text:style-name="P2"><text:span text:style-name="T5">arbre : elle construit une nouvelle liste contenant les mêmes valeurs que l’arbre de départ, mais cette fois dans un</text:span></text:p>
          </draw:text-box>
        </draw:frame>
        <draw:frame draw:style-name="gr3" draw:text-style-name="P4" draw:layer="layout" svg:width="18.54cm" svg:height="0.446cm" svg:x="1.101cm" svg:y="5.687cm">
          <draw:text-box>
            <text:p text:style-name="P2"><text:span text:style-name="T5">ordre donnant un arbre binaire de recherche équilibré (contenant bien sûr les mêmes valeurs) :</text:span></text:p>
          </draw:text-box>
        </draw:frame>
        <draw:frame draw:style-name="gr3" draw:text-style-name="P4" draw:layer="layout" svg:width="4.523cm" svg:height="0.551cm" svg:x="8.357cm" svg:y="6.614cm">
          <draw:text-box>
            <text:p text:style-name="P2"><text:span text:style-name="T3">Équilibrage d’un arbre</text:span></text:p>
          </draw:text-box>
        </draw:frame>
        <draw:frame draw:style-name="gr4" draw:text-style-name="P5" draw:layer="layout" svg:width="0.497cm" svg:height="0.412cm" svg:x="1.571cm" svg:y="7.319cm">
          <draw:text-box>
            <text:p text:style-name="P2"><text:span text:style-name="T9">(1)</text:span></text:p>
          </draw:text-box>
        </draw:frame>
        <draw:frame draw:style-name="gr3" draw:text-style-name="P4" draw:layer="layout" svg:width="6.471cm" svg:height="0.446cm" svg:x="2.214cm" svg:y="7.288cm">
          <draw:text-box>
            <text:p text:style-name="P2"><text:span text:style-name="T5">On détermine l’ordre de parcours</text:span></text:p>
          </draw:text-box>
        </draw:frame>
        <draw:frame draw:style-name="gr3" draw:text-style-name="P4" draw:layer="layout" svg:width="0.938cm" svg:height="0.551cm" svg:x="7.95cm" svg:y="7.211cm">
          <draw:text-box>
            <text:p text:style-name="P2"><text:span text:style-name="T2">infixe</text:span></text:p>
          </draw:text-box>
        </draw:frame>
        <draw:frame draw:style-name="gr3" draw:text-style-name="P4" draw:layer="layout" svg:width="8.617cm" svg:height="0.446cm" svg:x="9cm" svg:y="7.288cm">
          <draw:text-box>
            <text:p text:style-name="P2"><text:span text:style-name="T5">de l’arbre. On le stocke dans une liste</text:span><text:span text:style-name="T6"> ordre</text:span><text:span text:style-name="T5">.</text:span></text:p>
          </draw:text-box>
        </draw:frame>
        <draw:frame draw:style-name="gr4" draw:text-style-name="P5" draw:layer="layout" svg:width="0.497cm" svg:height="0.412cm" svg:x="1.571cm" svg:y="7.932cm">
          <draw:text-box>
            <text:p text:style-name="P2"><text:span text:style-name="T9">(2)</text:span></text:p>
          </draw:text-box>
        </draw:frame>
        <draw:frame draw:style-name="gr3" draw:text-style-name="P4" draw:layer="layout" svg:width="19.827cm" svg:height="0.446cm" svg:x="2.214cm" svg:y="7.901cm">
          <draw:text-box>
            <text:p text:style-name="P2"><text:span text:style-name="T5">On crée un arbre vide nommé</text:span><text:span text:style-name="T6"> nouveau</text:span><text:span text:style-name="T5"> (une liste contenant la valeur 0 selon l’implémentation choisie</text:span></text:p>
          </draw:text-box>
        </draw:frame>
        <draw:frame draw:style-name="gr3" draw:text-style-name="P4" draw:layer="layout" svg:width="0.701cm" svg:height="0.446cm" svg:x="2.214cm" svg:y="8.38cm">
          <draw:text-box>
            <text:p text:style-name="P2"><text:span text:style-name="T5">ici).</text:span></text:p>
          </draw:text-box>
        </draw:frame>
        <draw:frame draw:style-name="gr3" draw:text-style-name="P4" draw:layer="layout" svg:width="18.51cm" svg:height="0.446cm" svg:x="3.027cm" svg:y="8.38cm">
          <draw:text-box>
            <text:p text:style-name="P2"><text:span text:style-name="T5">La liste</text:span><text:span text:style-name="T6"> nouveau</text:span><text:span text:style-name="T5"> sera réutilisée dans la suite de l’algorithme sans avoir besoin d’être passée en</text:span></text:p>
          </draw:text-box>
        </draw:frame>
        <draw:frame draw:style-name="gr3" draw:text-style-name="P4" draw:layer="layout" svg:width="2.021cm" svg:height="0.446cm" svg:x="2.214cm" svg:y="8.854cm">
          <draw:text-box>
            <text:p text:style-name="P2"><text:span text:style-name="T5">argument.</text:span></text:p>
          </draw:text-box>
        </draw:frame>
        <draw:frame draw:style-name="gr4" draw:text-style-name="P5" draw:layer="layout" svg:width="0.497cm" svg:height="0.412cm" svg:x="1.571cm" svg:y="9.499cm">
          <draw:text-box>
            <text:p text:style-name="P2"><text:span text:style-name="T9">(3)</text:span></text:p>
          </draw:text-box>
        </draw:frame>
        <draw:frame draw:style-name="gr3" draw:text-style-name="P4" draw:layer="layout" svg:width="13.278cm" svg:height="0.446cm" svg:x="2.214cm" svg:y="9.468cm">
          <draw:text-box>
            <text:p text:style-name="P2"><text:span text:style-name="T5">On donne à la variable</text:span><text:span text:style-name="T6"> i</text:span><text:span text:style-name="T5"> la valeur 1 (indice de la racine de</text:span><text:span text:style-name="T6"> nouveau</text:span><text:span text:style-name="T5">).</text:span></text:p>
          </draw:text-box>
        </draw:frame>
        <draw:frame draw:style-name="gr4" draw:text-style-name="P5" draw:layer="layout" svg:width="0.497cm" svg:height="0.412cm" svg:x="1.571cm" svg:y="10.108cm">
          <draw:text-box>
            <text:p text:style-name="P2"><text:span text:style-name="T9">(4)</text:span></text:p>
          </draw:text-box>
        </draw:frame>
        <draw:frame draw:style-name="gr3" draw:text-style-name="P4" draw:layer="layout" svg:width="12.009cm" svg:height="0.446cm" svg:x="2.214cm" svg:y="10.077cm">
          <draw:text-box>
            <text:p text:style-name="P2"><text:span text:style-name="T5">On apppele la fonction récursive</text:span><text:span text:style-name="T6"> construire_ABR(i, ordre)</text:span><text:span text:style-name="T5"> qui :</text:span></text:p>
          </draw:text-box>
        </draw:frame>
        <draw:frame draw:style-name="gr4" draw:text-style-name="P5" draw:layer="layout" svg:width="0.489cm" svg:height="0.412cm" svg:x="2.417cm" svg:y="10.718cm">
          <draw:text-box>
            <text:p text:style-name="P2"><text:span text:style-name="T9">(a)</text:span></text:p>
          </draw:text-box>
        </draw:frame>
        <draw:frame draw:style-name="gr3" draw:text-style-name="P4" draw:layer="layout" svg:width="15.552cm" svg:height="0.446cm" svg:x="3.061cm" svg:y="10.687cm">
          <draw:text-box>
            <text:p text:style-name="P2"><text:span text:style-name="T5">Ajoute la valeur</text:span><text:span text:style-name="T7"> None</text:span><text:span text:style-name="T5"> à la liste</text:span><text:span text:style-name="T6"> nouveau</text:span><text:span text:style-name="T5"> jusqu’à ce qu’elle soit de longueur</text:span><text:span text:style-name="T6"> i</text:span><text:span text:style-name="T8">+1</text:span><text:span text:style-name="T5">.</text:span></text:p>
          </draw:text-box>
        </draw:frame>
        <draw:frame draw:style-name="gr4" draw:text-style-name="P5" draw:layer="layout" svg:width="0.497cm" svg:height="0.412cm" svg:x="2.4cm" svg:y="11.328cm">
          <draw:text-box>
            <text:p text:style-name="P2"><text:span text:style-name="T9">(b)</text:span></text:p>
          </draw:text-box>
        </draw:frame>
        <draw:frame draw:style-name="gr3" draw:text-style-name="P4" draw:layer="layout" svg:width="10.15cm" svg:height="0.446cm" svg:x="3.061cm" svg:y="11.297cm">
          <draw:text-box>
            <text:p text:style-name="P2"><text:span text:style-name="T5">Donne la valeur du « milieu » de</text:span><text:span text:style-name="T6"> ordre</text:span><text:span text:style-name="T5"> à</text:span><text:span text:style-name="T6"> nouveau[i]</text:span><text:span text:style-name="T5">.</text:span></text:p>
          </draw:text-box>
        </draw:frame>
        <draw:frame draw:style-name="gr4" draw:text-style-name="P5" draw:layer="layout" svg:width="0.468cm" svg:height="0.412cm" svg:x="2.438cm" svg:y="11.941cm">
          <draw:text-box>
            <text:p text:style-name="P2"><text:span text:style-name="T9">(c)</text:span></text:p>
          </draw:text-box>
        </draw:frame>
        <draw:frame draw:style-name="gr3" draw:text-style-name="P4" draw:layer="layout" svg:width="7.279cm" svg:height="0.446cm" svg:x="3.061cm" svg:y="11.91cm">
          <draw:text-box>
            <text:p text:style-name="P2"><text:span text:style-name="T5">Détermine la</text:span><text:span text:style-name="T6"> moitié gauche de ordre</text:span><text:span text:style-name="T5">.</text:span></text:p>
          </draw:text-box>
        </draw:frame>
        <draw:frame draw:style-name="gr4" draw:text-style-name="P5" draw:layer="layout" svg:width="0.497cm" svg:height="0.412cm" svg:x="2.4cm" svg:y="12.551cm">
          <draw:text-box>
            <text:p text:style-name="P2"><text:span text:style-name="T9">(d)</text:span></text:p>
          </draw:text-box>
        </draw:frame>
        <draw:frame draw:style-name="gr3" draw:text-style-name="P4" draw:layer="layout" svg:width="14.806cm" svg:height="0.446cm" svg:x="3.061cm" svg:y="12.52cm">
          <draw:text-box>
            <text:p text:style-name="P2"><text:span text:style-name="T5">Si celle-ci est non-vide, appelle</text:span><text:span text:style-name="T6"> construire_ABR(</text:span><text:span text:style-name="T8">2*</text:span><text:span text:style-name="T6">i, moitié gauche de ordre)</text:span><text:span text:style-name="T5">.</text:span></text:p>
          </draw:text-box>
        </draw:frame>
        <draw:frame draw:style-name="gr4" draw:text-style-name="P5" draw:layer="layout" svg:width="0.489cm" svg:height="0.412cm" svg:x="2.438cm" svg:y="13.161cm">
          <draw:text-box>
            <text:p text:style-name="P2"><text:span text:style-name="T9">(e)</text:span></text:p>
          </draw:text-box>
        </draw:frame>
        <draw:frame draw:style-name="gr3" draw:text-style-name="P4" draw:layer="layout" svg:width="6.991cm" svg:height="0.446cm" svg:x="3.061cm" svg:y="13.13cm">
          <draw:text-box>
            <text:p text:style-name="P2"><text:span text:style-name="T5">Détermine la</text:span><text:span text:style-name="T6"> moitié droite de ordre</text:span><text:span text:style-name="T5">.</text:span></text:p>
          </draw:text-box>
        </draw:frame>
        <draw:frame draw:style-name="gr4" draw:text-style-name="P5" draw:layer="layout" svg:width="0.396cm" svg:height="0.412cm" svg:x="2.477cm" svg:y="13.77cm">
          <draw:text-box>
            <text:p text:style-name="P2"><text:span text:style-name="T9">(f)</text:span></text:p>
          </draw:text-box>
        </draw:frame>
        <draw:frame draw:style-name="gr1" draw:text-style-name="P1" draw:layer="layout" svg:width="18.524cm" svg:height="0.05cm" draw:transform="rotate (-3.14159265358979) translate (19.811cm 7.209cm)">
          <draw:image xlink:href="Pictures/100000010000000100000001028F582B9643F048.png" xlink:type="simple" xlink:show="embed" xlink:actuate="onLoad" draw:mime-type="image/png">
            <text:p/>
          </draw:image>
        </draw:frame>
        <draw:frame draw:style-name="gr1" draw:text-style-name="P1" draw:layer="layout" svg:width="0.05cm" svg:height="7.132cm" draw:transform="rotate (-3.14159265358979) translate (1.337cm 14.317cm)">
          <draw:image xlink:href="Pictures/100000010000000100000001028F582B9643F048.png" xlink:type="simple" xlink:show="embed" xlink:actuate="onLoad" draw:mime-type="image/png">
            <text:p/>
          </draw:image>
        </draw:frame>
        <draw:frame draw:style-name="gr1" draw:text-style-name="P1" draw:layer="layout" svg:width="0.05cm" svg:height="7.132cm" draw:transform="rotate (-3.14159265358979) translate (19.811cm 14.317cm)">
          <draw:image xlink:href="Pictures/100000010000000100000001028F582B9643F048.png" xlink:type="simple" xlink:show="embed" xlink:actuate="onLoad" draw:mime-type="image/png">
            <text:p/>
          </draw:image>
        </draw:frame>
        <draw:frame draw:style-name="gr1" draw:text-style-name="P1" draw:layer="layout" svg:width="18.524cm" svg:height="0.05cm" draw:transform="rotate (-3.14159265358979) translate (19.811cm 14.342cm)">
          <draw:image xlink:href="Pictures/100000010000000100000001028F582B9643F048.png" xlink:type="simple" xlink:show="embed" xlink:actuate="onLoad" draw:mime-type="image/png">
            <text:p/>
          </draw:image>
        </draw:frame>
        <draw:frame draw:style-name="gr3" draw:text-style-name="P4" draw:layer="layout" svg:width="15.085cm" svg:height="0.446cm" svg:x="3.061cm" svg:y="13.739cm">
          <draw:text-box>
            <text:p text:style-name="P2"><text:span text:style-name="T5">Si celle-ci est non-vide, appelle</text:span><text:span text:style-name="T6"> construire_ABR(</text:span><text:span text:style-name="T8">2*</text:span><text:span text:style-name="T6">i</text:span><text:span text:style-name="T8">+1</text:span><text:span text:style-name="T6">, moitié droite de ordre)</text:span><text:span text:style-name="T5">.</text:span></text:p>
          </draw:text-box>
        </draw:frame>
        <draw:frame draw:style-name="gr3" draw:text-style-name="P4" draw:layer="layout" svg:width="6.335cm" svg:height="0.446cm" svg:x="1.626cm" svg:y="14.836cm">
          <draw:text-box>
            <text:p text:style-name="P2"><text:span text:style-name="T5">La</text:span><text:span text:style-name="T6"> moitié gauche de ordre</text:span><text:span text:style-name="T5"> (resp.</text:span></text:p>
          </draw:text-box>
        </draw:frame>
        <draw:frame draw:style-name="gr3" draw:text-style-name="P4" draw:layer="layout" svg:width="12.228cm" svg:height="0.446cm" svg:x="8.022cm" svg:y="14.836cm">
          <draw:text-box>
            <text:p text:style-name="P2"><text:span text:style-name="T6">moitié droite de ordre</text:span><text:span text:style-name="T5">) est la liste des valeurs de</text:span><text:span text:style-name="T6"> ordre</text:span><text:span text:style-name="T5"> d’indice</text:span></text:p>
          </draw:text-box>
        </draw:frame>
        <draw:frame draw:style-name="gr3" draw:text-style-name="P4" draw:layer="layout" svg:width="21.079cm" svg:height="0.446cm" svg:x="1.101cm" svg:y="15.314cm">
          <draw:text-box>
            <text:p text:style-name="P2"><text:span text:style-name="T5">strictement inférieur (resp. supérieur) à celui du milieu. On la crée facilement en faisant</text:span><text:span text:style-name="T6"> ordre[:</text:span><text:span text:style-name="T21">len</text:span><text:span text:style-name="T6">(ordre)</text:span><text:span text:style-name="T8">//2</text:span><text:span text:style-name="T6">]</text:span></text:p>
          </draw:text-box>
        </draw:frame>
        <draw:frame draw:style-name="gr3" draw:text-style-name="P4" draw:layer="layout" svg:width="6.165cm" svg:height="0.446cm" svg:x="1.101cm" svg:y="15.792cm">
          <draw:text-box>
            <text:p text:style-name="P2"><text:span text:style-name="T5">(resp.</text:span><text:span text:style-name="T6"> ordre[(</text:span><text:span text:style-name="T21">len</text:span><text:span text:style-name="T6">(ordre)</text:span><text:span text:style-name="T8">//2+1</text:span><text:span text:style-name="T6">):]</text:span><text:span text:style-name="T5">)</text:span></text:p>
          </draw:text-box>
        </draw:frame>
        <draw:frame draw:style-name="gr3" draw:text-style-name="P4" draw:layer="layout" svg:width="15.89cm" svg:height="0.446cm" svg:x="1.626cm" svg:y="16.478cm">
          <draw:text-box>
            <text:p text:style-name="P2"><text:span text:style-name="T5">Appliquons cette méthode à l’arbre</text:span><text:span text:style-name="T6"> [</text:span><text:span text:style-name="T8">0</text:span><text:span text:style-name="T6">,</text:span><text:span text:style-name="T8"> 17</text:span><text:span text:style-name="T6">,</text:span><text:span text:style-name="T8"> 15</text:span><text:span text:style-name="T6">,</text:span><text:span text:style-name="T7"> None</text:span><text:span text:style-name="T6">,</text:span><text:span text:style-name="T8"> 10</text:span><text:span text:style-name="T6">,</text:span><text:span text:style-name="T7"> None</text:span><text:span text:style-name="T6">,</text:span><text:span text:style-name="T7"> None</text:span><text:span text:style-name="T6">,</text:span><text:span text:style-name="T7"> None</text:span><text:span text:style-name="T6">,</text:span><text:span text:style-name="T8"> 8</text:span><text:span text:style-name="T6">]</text:span><text:span text:style-name="T5">.</text:span></text:p>
          </draw:text-box>
        </draw:frame>
        <draw:frame draw:style-name="gr3" draw:text-style-name="P4" draw:layer="layout" svg:width="3.52cm" svg:height="0.446cm" svg:x="16.756cm" svg:y="16.478cm">
          <draw:text-box>
            <text:p text:style-name="P2"><text:span text:style-name="T5">Cet arbre est non-</text:span></text:p>
          </draw:text-box>
        </draw:frame>
        <draw:path draw:style-name="gr7" draw:text-style-name="P1" draw:layer="layout" svg:width="0.733cm" svg:height="0.734cm" svg:x="11.063cm" svg:y="18.275cm" svg:viewBox="0 0 734 735" svg:d="M734 367c0-202-164-367-366-367-204 0-368 165-368 367 0 204 164 368 368 368 202 0 366-164 366-368z">
          <text:p/>
        </draw:path>
        <draw:frame draw:style-name="gr3" draw:text-style-name="P4" draw:layer="layout" svg:width="1.941cm" svg:height="0.446cm" svg:x="1.101cm" svg:y="16.956cm">
          <draw:text-box>
            <text:p text:style-name="P2"><text:span text:style-name="T5">équilibré :</text:span></text:p>
          </draw:text-box>
        </draw:frame>
        <draw:path draw:style-name="gr7" draw:text-style-name="P1" draw:layer="layout" svg:width="0.733cm" svg:height="0.734cm" svg:x="9.063cm" svg:y="19.275cm" svg:viewBox="0 0 734 735" svg:d="M734 368c0-202-164-368-367-368-202 0-367 166-367 368 0 203 165 367 367 367 203 0 367-164 367-367z">
          <text:p/>
        </draw:path>
        <draw:frame draw:style-name="gr3" draw:text-style-name="P4" draw:layer="layout" svg:width="0.493cm" svg:height="0.446cm" svg:x="11.238cm" svg:y="18.407cm">
          <draw:text-box>
            <text:p text:style-name="P2"><text:span text:style-name="T5">17</text:span></text:p>
          </draw:text-box>
        </draw:frame>
        <draw:line draw:style-name="gr7" draw:text-style-name="P1" draw:layer="layout" svg:x1="11.096cm" svg:y1="18.81cm" svg:x2="9.764cm" svg:y2="19.476cm">
          <text:p/>
        </draw:line>
        <draw:path draw:style-name="gr7" draw:text-style-name="P1" draw:layer="layout" svg:width="0.734cm" svg:height="0.734cm" svg:x="8.062cm" svg:y="20.275cm" svg:viewBox="0 0 735 735" svg:d="M735 367c0-202-164-367-368-367-202 0-367 165-367 367 0 203 165 368 367 368 204 0 368-165 368-368z">
          <text:p/>
        </draw:path>
        <draw:frame draw:style-name="gr3" draw:text-style-name="P4" draw:layer="layout" svg:width="0.493cm" svg:height="0.446cm" svg:x="9.238cm" svg:y="19.407cm">
          <draw:text-box>
            <text:p text:style-name="P2"><text:span text:style-name="T5">15</text:span></text:p>
          </draw:text-box>
        </draw:frame>
        <draw:line draw:style-name="gr7" draw:text-style-name="P1" draw:layer="layout" svg:x1="9.166cm" svg:y1="19.907cm" svg:x2="8.694cm" svg:y2="20.379cm">
          <text:p/>
        </draw:line>
        <draw:path draw:style-name="gr7" draw:text-style-name="P1" draw:layer="layout" svg:width="0.7cm" svg:height="0.7cm" svg:x="7.329cm" svg:y="21.292cm" svg:viewBox="0 0 701 701" svg:d="M701 351c0-193-156-351-350-351-193 0-351 158-351 351 0 194 158 350 351 350 194 0 350-156 350-350z">
          <text:p/>
        </draw:path>
        <draw:frame draw:style-name="gr3" draw:text-style-name="P4" draw:layer="layout" svg:width="0.493cm" svg:height="0.446cm" svg:x="8.238cm" svg:y="20.407cm">
          <draw:text-box>
            <text:p text:style-name="P2"><text:span text:style-name="T5">10</text:span></text:p>
          </draw:text-box>
        </draw:frame>
        <draw:line draw:style-name="gr7" draw:text-style-name="P1" draw:layer="layout" svg:x1="8.206cm" svg:y1="20.942cm" svg:x2="7.894cm" svg:y2="21.358cm">
          <text:p/>
        </draw:line>
        <draw:frame draw:style-name="gr3" draw:text-style-name="P4" draw:layer="layout" svg:width="0.384cm" svg:height="0.446cm" svg:x="7.584cm" svg:y="21.407cm">
          <draw:text-box>
            <text:p text:style-name="P2"><text:span text:style-name="T5">8</text:span></text:p>
          </draw:text-box>
        </draw:frame>
        <draw:frame draw:style-name="gr3" draw:text-style-name="P4" draw:layer="layout" svg:width="5.738cm" svg:height="0.446cm" svg:x="7.857cm" svg:y="22.473cm">
          <draw:text-box>
            <text:p text:style-name="P2"><text:span text:style-name="T12">Figure</text:span><text:span text:style-name="T5"> 5 – Arbre non équilibré</text:span></text:p>
          </draw:text-box>
        </draw:frame>
        <draw:frame draw:style-name="gr3" draw:text-style-name="P4" draw:layer="layout" svg:width="7.792cm" svg:height="0.446cm" svg:x="1.571cm" svg:y="24.555cm">
          <draw:text-box>
            <text:p text:style-name="P2"><text:span text:style-name="T5">• </text:span><text:span text:style-name="T5">Son parcours infixe est</text:span><text:span text:style-name="T6"> [</text:span><text:span text:style-name="T8">8</text:span><text:span text:style-name="T6">,</text:span><text:span text:style-name="T8"> 10</text:span><text:span text:style-name="T6">,</text:span><text:span text:style-name="T8"> 15</text:span><text:span text:style-name="T6">,</text:span><text:span text:style-name="T8"> 17</text:span><text:span text:style-name="T6">]</text:span><text:span text:style-name="T5">.</text:span></text:p>
          </draw:text-box>
        </draw:frame>
        <draw:frame draw:style-name="gr3" draw:text-style-name="P4" draw:layer="layout" svg:width="20.716cm" svg:height="0.446cm" svg:x="1.571cm" svg:y="25.165cm">
          <draw:text-box>
            <text:p text:style-name="P2"><text:span text:style-name="T5">• </text:span><text:span text:style-name="T5">La méthode d’équilibrage présentée ci-dessus renverra la liste</text:span><text:span text:style-name="T6"> [</text:span><text:span text:style-name="T8">0</text:span><text:span text:style-name="T6">,</text:span><text:span text:style-name="T8"> 15</text:span><text:span text:style-name="T6">,</text:span><text:span text:style-name="T8"> 10</text:span><text:span text:style-name="T6">,</text:span><text:span text:style-name="T8"> 17</text:span><text:span text:style-name="T6">,</text:span><text:span text:style-name="T8"> 8</text:span><text:span text:style-name="T6">]</text:span><text:span text:style-name="T5">, qui correspond à l’arbre</text:span></text:p>
          </draw:text-box>
        </draw:frame>
        <draw:frame draw:style-name="gr3" draw:text-style-name="P4" draw:layer="layout" svg:width="4.083cm" svg:height="0.446cm" svg:x="2.062cm" svg:y="25.643cm">
          <draw:text-box>
            <text:p text:style-name="P2"><text:span text:style-name="T5">équilibré ci-dessous :</text:span></text:p>
          </draw:text-box>
        </draw:frame>
        <draw:frame draw:style-name="gr4" draw:text-style-name="P5" draw:layer="layout" svg:width="0.569cm" svg:height="0.412cm" svg:x="10.287cm" svg:y="28.633cm">
          <draw:text-box>
            <text:p text:style-name="P2"><text:span text:style-name="T9">7/8</text:span></text:p>
          </draw:text-box>
        </draw:frame>
        <draw:frame draw:style-name="gr4" draw:text-style-name="P5" draw:layer="layout" svg:width="4.434cm" svg:height="0.501cm" svg:x="15.634cm" svg:y="28.563cm">
          <draw:text-box>
            <text:p text:style-name="P2"><text:span text:style-name="T10">Bac Blanc NSI - Mars 2022</text:span></text:p>
          </draw:text-box>
        </draw:frame>
      </draw:page>
      <draw:page draw:name="page8" draw:style-name="dp1" draw:master-page-name="master-page72">
        <draw:frame draw:style-name="gr1" draw:text-style-name="P1" draw:layer="layout" svg:width="18.901cm" svg:height="0.054cm" draw:transform="rotate (-3.14159265358979) translate (20.001cm -0.026cm)">
          <draw:image xlink:href="Pictures/100000010000000100000001028F582B9643F048.png" xlink:type="simple" xlink:show="embed" xlink:actuate="onLoad" draw:mime-type="image/png">
            <text:p/>
          </draw:image>
        </draw:frame>
        <draw:path draw:style-name="gr7" draw:text-style-name="P1" draw:layer="layout" svg:width="0.699cm" svg:height="0.7cm" svg:x="5.492cm" svg:y="0.809cm" svg:viewBox="0 0 700 701" svg:d="M700 351c0-195-156-351-350-351s-350 156-350 351c0 193 156 350 350 350s350-157 350-350z">
          <text:p/>
        </draw:path>
        <draw:path draw:style-name="gr7" draw:text-style-name="P1" draw:layer="layout" svg:width="0.7cm" svg:height="0.7cm" svg:x="3.991cm" svg:y="2.309cm" svg:viewBox="0 0 701 701" svg:d="M701 351c0-194-157-351-351-351-193 0-350 157-350 351 0 193 157 350 350 350 194 0 351-157 351-350z">
          <text:p/>
        </draw:path>
        <draw:frame draw:style-name="gr9" draw:text-style-name="P9" draw:layer="layout" svg:width="0.408cm" svg:height="0.374cm" svg:x="5.679cm" svg:y="0.966cm">
          <draw:text-box>
            <text:p text:style-name="P2"><text:span text:style-name="T20">15</text:span></text:p>
          </draw:text-box>
        </draw:frame>
        <draw:line draw:style-name="gr7" draw:text-style-name="P1" draw:layer="layout" svg:x1="5.59cm" svg:y1="1.411cm" svg:x2="4.594cm" svg:y2="2.407cm">
          <text:p/>
        </draw:line>
        <draw:path draw:style-name="gr7" draw:text-style-name="P1" draw:layer="layout" svg:width="0.7cm" svg:height="0.7cm" svg:x="2.991cm" svg:y="3.809cm" svg:viewBox="0 0 701 701" svg:d="M701 351c0-194-156-351-350-351-193 0-351 157-351 351 0 193 158 350 351 350 194 0 350-157 350-350z">
          <text:p/>
        </draw:path>
        <draw:frame draw:style-name="gr9" draw:text-style-name="P9" draw:layer="layout" svg:width="0.408cm" svg:height="0.374cm" svg:x="4.179cm" svg:y="2.466cm">
          <draw:text-box>
            <text:p text:style-name="P2"><text:span text:style-name="T20">1</text:span><text:span text:style-name="T20">0</text:span></text:p>
          </draw:text-box>
        </draw:frame>
        <draw:line draw:style-name="gr7" draw:text-style-name="P1" draw:layer="layout" svg:x1="4.144cm" svg:y1="2.956cm" svg:x2="3.539cm" svg:y2="3.863cm">
          <text:p/>
        </draw:line>
        <draw:path draw:style-name="gr7" draw:text-style-name="P1" draw:layer="layout" svg:width="0.7cm" svg:height="0.7cm" svg:x="6.992cm" svg:y="2.309cm" svg:viewBox="0 0 701 701" svg:d="M701 351c0-194-157-351-351-351s-350 157-350 351c0 193 156 350 350 350s351-157 351-350z">
          <text:p/>
        </draw:path>
        <draw:frame draw:style-name="gr9" draw:text-style-name="P9" draw:layer="layout" svg:width="0.315cm" svg:height="0.374cm" svg:x="3.261cm" svg:y="3.966cm">
          <draw:text-box>
            <text:p text:style-name="P2"><text:span text:style-name="T20">8</text:span></text:p>
          </draw:text-box>
        </draw:frame>
        <draw:line draw:style-name="gr7" draw:text-style-name="P1" draw:layer="layout" svg:x1="6.094cm" svg:y1="1.411cm" svg:x2="7.09cm" svg:y2="2.407cm">
          <text:p/>
        </draw:line>
        <draw:polygon draw:style-name="gr11" draw:text-style-name="P10" draw:layer="layout" svg:width="0.7cm" svg:height="0.7cm" svg:x="14.206cm" svg:y="0.809cm" svg:viewBox="0 0 701 701" draw:points="0,701 701,701 701,0 0,0">
          <text:p/>
        </draw:polygon>
        <draw:frame draw:style-name="gr9" draw:text-style-name="P9" draw:layer="layout" svg:width="0.408cm" svg:height="0.374cm" svg:x="7.179cm" svg:y="2.466cm">
          <draw:text-box>
            <text:p text:style-name="P2"><text:span text:style-name="T20">17</text:span></text:p>
          </draw:text-box>
        </draw:frame>
        <draw:polygon draw:style-name="gr7" draw:text-style-name="P1" draw:layer="layout" svg:width="0.7cm" svg:height="0.7cm" svg:x="13.492cm" svg:y="0.809cm" svg:viewBox="0 0 701 701" draw:points="0,701 701,701 701,0 0,0">
          <text:p/>
        </draw:polygon>
        <draw:frame draw:style-name="gr9" draw:text-style-name="P9" draw:layer="layout" svg:width="0.408cm" svg:height="0.374cm" svg:x="14.394cm" svg:y="0.966cm">
          <draw:text-box>
            <text:p text:style-name="P2"><text:span text:style-name="T20">15</text:span></text:p>
          </draw:text-box>
        </draw:frame>
        <draw:polygon draw:style-name="gr7" draw:text-style-name="P1" draw:layer="layout" svg:width="0.7cm" svg:height="0.7cm" svg:x="12.778cm" svg:y="0.809cm" svg:viewBox="0 0 701 701" draw:points="0,701 701,701 701,0 0,0">
          <text:p/>
        </draw:polygon>
        <draw:frame draw:style-name="gr9" draw:text-style-name="P9" draw:layer="layout" svg:width="0.408cm" svg:height="0.374cm" svg:x="13.68cm" svg:y="0.966cm">
          <draw:text-box>
            <text:p text:style-name="P2"><text:span text:style-name="T20">10</text:span></text:p>
          </draw:text-box>
        </draw:frame>
        <draw:polygon draw:style-name="gr7" draw:text-style-name="P1" draw:layer="layout" svg:width="0.7cm" svg:height="0.7cm" svg:x="14.92cm" svg:y="0.809cm" svg:viewBox="0 0 701 701" draw:points="0,701 701,701 701,0 0,0">
          <text:p/>
        </draw:polygon>
        <draw:frame draw:style-name="gr9" draw:text-style-name="P9" draw:layer="layout" svg:width="0.315cm" svg:height="0.374cm" svg:x="13.047cm" svg:y="0.966cm">
          <draw:text-box>
            <text:p text:style-name="P2"><text:span text:style-name="T20">8</text:span></text:p>
          </draw:text-box>
        </draw:frame>
        <draw:polygon draw:style-name="gr11" draw:text-style-name="P10" draw:layer="layout" svg:width="0.7cm" svg:height="0.7cm" svg:x="12.292cm" svg:y="2.309cm" svg:viewBox="0 0 701 701" draw:points="0,701 701,701 701,0 0,0">
          <text:p/>
        </draw:polygon>
        <draw:frame draw:style-name="gr9" draw:text-style-name="P9" draw:layer="layout" svg:width="0.408cm" svg:height="0.374cm" svg:x="15.108cm" svg:y="0.966cm">
          <draw:text-box>
            <text:p text:style-name="P2"><text:span text:style-name="T20">17</text:span></text:p>
          </draw:text-box>
        </draw:frame>
        <draw:polygon draw:style-name="gr7" draw:text-style-name="P1" draw:layer="layout" svg:width="0.7cm" svg:height="0.7cm" svg:x="11.578cm" svg:y="2.309cm" svg:viewBox="0 0 701 701" draw:points="0,701 701,701 701,0 0,0">
          <text:p/>
        </draw:polygon>
        <draw:frame draw:style-name="gr9" draw:text-style-name="P9" draw:layer="layout" svg:width="0.408cm" svg:height="0.374cm" svg:x="12.48cm" svg:y="2.466cm">
          <draw:text-box>
            <text:p text:style-name="P2"><text:span text:style-name="T20">1</text:span><text:span text:style-name="T20">0</text:span></text:p>
          </draw:text-box>
        </draw:frame>
        <draw:polygon draw:style-name="gr11" draw:text-style-name="P10" draw:layer="layout" svg:width="0.7cm" svg:height="0.7cm" svg:x="16.12cm" svg:y="2.309cm" svg:viewBox="0 0 701 701" draw:points="0,701 701,701 701,0 0,0">
          <text:p/>
        </draw:polygon>
        <draw:frame draw:style-name="gr9" draw:text-style-name="P9" draw:layer="layout" svg:width="0.315cm" svg:height="0.374cm" svg:x="11.847cm" svg:y="2.466cm">
          <draw:text-box>
            <text:p text:style-name="P2"><text:span text:style-name="T20">8</text:span></text:p>
          </draw:text-box>
        </draw:frame>
        <draw:polygon draw:style-name="gr11" draw:text-style-name="P10" draw:layer="layout" svg:width="0.7cm" svg:height="0.7cm" svg:x="10.978cm" svg:y="3.809cm" svg:viewBox="0 0 701 701" draw:points="0,701 701,701 701,0 0,0">
          <text:p/>
        </draw:polygon>
        <draw:frame draw:style-name="gr9" draw:text-style-name="P9" draw:layer="layout" svg:width="0.408cm" svg:height="0.374cm" svg:x="16.308cm" svg:y="2.466cm">
          <draw:text-box>
            <text:p text:style-name="P2"><text:span text:style-name="T20">1</text:span><text:span text:style-name="T20">7</text:span></text:p>
          </draw:text-box>
        </draw:frame>
        <draw:line draw:style-name="gr12" draw:text-style-name="P1" draw:layer="layout" svg:x1="13.486cm" svg:y1="1.516cm" svg:x2="12.422cm" svg:y2="2.213cm">
          <text:p/>
        </draw:line>
        <draw:path draw:style-name="gr13" draw:text-style-name="P8" draw:layer="layout" svg:width="0.19cm" svg:height="0.158cm" svg:x="12.285cm" svg:y="2.144cm" svg:viewBox="0 0 191 159" svg:d="M0 159c45-19 127-41 191-44l-76-115c-28 57-80 123-115 159z">
          <text:p/>
        </draw:path>
        <draw:frame draw:style-name="gr9" draw:text-style-name="P9" draw:layer="layout" svg:width="0.315cm" svg:height="0.374cm" svg:x="11.247cm" svg:y="3.966cm">
          <draw:text-box>
            <text:p text:style-name="P2"><text:span text:style-name="T20">8</text:span></text:p>
          </draw:text-box>
        </draw:frame>
        <draw:line draw:style-name="gr12" draw:text-style-name="P1" draw:layer="layout" svg:x1="11.929cm" svg:y1="3.016cm" svg:x2="11.427cm" svg:y2="3.672cm">
          <text:p/>
        </draw:line>
        <draw:path draw:style-name="gr13" draw:text-style-name="P8" draw:layer="layout" svg:width="0.165cm" svg:height="0.187cm" svg:x="11.328cm" svg:y="3.615cm" svg:viewBox="0 0 166 188" svg:d="M0 188c36-33 106-80 166-104l-110-84c-8 64-34 143-56 188z">
          <text:p/>
        </draw:path>
        <draw:frame draw:style-name="gr9" draw:text-style-name="P9" draw:layer="layout" svg:width="1.962cm" svg:height="0.454cm" svg:x="10.701cm" svg:y="1.631cm">
          <draw:text-box>
            <text:p text:style-name="P2"><text:span text:style-name="T22">moitié gauche</text:span></text:p>
          </draw:text-box>
        </draw:frame>
        <draw:line draw:style-name="gr12" draw:text-style-name="P1" draw:layer="layout" svg:x1="15.27cm" svg:y1="1.516cm" svg:x2="16.333cm" svg:y2="2.213cm">
          <text:p/>
        </draw:line>
        <draw:path draw:style-name="gr13" draw:text-style-name="P8" draw:layer="layout" svg:width="0.191cm" svg:height="0.158cm" svg:x="16.279cm" svg:y="2.144cm" svg:viewBox="0 0 192 159" svg:d="M192 159c-37-36-88-102-117-159l-75 115c64 3 145 25 192 44z">
          <text:p/>
        </draw:path>
        <draw:frame draw:style-name="gr9" draw:text-style-name="P9" draw:layer="layout" svg:width="1.962cm" svg:height="0.454cm" svg:x="9.544cm" svg:y="3.131cm">
          <draw:text-box>
            <text:p text:style-name="P2"><text:span text:style-name="T22">m</text:span><text:span text:style-name="T22">o</text:span><text:span text:style-name="T22">it</text:span><text:span text:style-name="T22">i</text:span><text:span text:style-name="T22">é </text:span><text:span text:style-name="T22">g</text:span><text:span text:style-name="T22">a</text:span><text:span text:style-name="T22">u</text:span><text:span text:style-name="T22">c</text:span><text:span text:style-name="T22">h</text:span><text:span text:style-name="T22">e</text:span></text:p>
          </draw:text-box>
        </draw:frame>
        <draw:frame draw:style-name="gr9" draw:text-style-name="P9" draw:layer="layout" svg:width="1.839cm" svg:height="0.454cm" svg:x="16.084cm" svg:y="1.661cm">
          <draw:text-box>
            <text:p text:style-name="P2"><text:span text:style-name="T22">moitié droite</text:span></text:p>
          </draw:text-box>
        </draw:frame>
        <draw:frame draw:style-name="gr3" draw:text-style-name="P4" draw:layer="layout" svg:width="13.185cm" svg:height="0.446cm" svg:x="4.593cm" svg:y="4.989cm">
          <draw:text-box>
            <text:p text:style-name="P2"><text:span text:style-name="T12">F</text:span><text:span text:style-name="T12">i</text:span><text:span text:style-name="T12">g</text:span><text:span text:style-name="T12">u</text:span><text:span text:style-name="T12">r</text:span><text:span text:style-name="T12">e</text:span><text:span text:style-name="T5"> </text:span><text:span text:style-name="T5">6</text:span><text:span text:style-name="T5"> </text:span><text:span text:style-name="T5">– </text:span><text:span text:style-name="T5">A</text:span><text:span text:style-name="T5">r</text:span><text:span text:style-name="T5">b</text:span><text:span text:style-name="T5">r</text:span><text:span text:style-name="T5">e</text:span><text:span text:style-name="T5"> </text:span><text:span text:style-name="T5">é</text:span><text:span text:style-name="T5">q</text:span><text:span text:style-name="T5">u</text:span><text:span text:style-name="T5">il</text:span><text:span text:style-name="T5">i</text:span><text:span text:style-name="T5">b</text:span><text:span text:style-name="T5">r</text:span><text:span text:style-name="T5">é</text:span><text:span text:style-name="T5"> </text:span><text:span text:style-name="T5">c</text:span><text:span text:style-name="T5">o</text:span><text:span text:style-name="T5">r</text:span><text:span text:style-name="T5">r</text:span><text:span text:style-name="T5">e</text:span><text:span text:style-name="T5">s</text:span><text:span text:style-name="T5">p</text:span><text:span text:style-name="T5">o</text:span><text:span text:style-name="T5">n</text:span><text:span text:style-name="T5">d</text:span><text:span text:style-name="T5">a</text:span><text:span text:style-name="T5">n</text:span><text:span text:style-name="T5">t </text:span><text:span text:style-name="T5">- </text:span><text:span text:style-name="T5">Il</text:span><text:span text:style-name="T5">l</text:span><text:span text:style-name="T5">u</text:span><text:span text:style-name="T5">s</text:span><text:span text:style-name="T5">t</text:span><text:span text:style-name="T5">r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d</text:span><text:span text:style-name="T5">e</text:span><text:span text:style-name="T5"> </text:span><text:span text:style-name="T5">l</text:span><text:span text:style-name="T5">a</text:span><text:span text:style-name="T5"> </text:span><text:span text:style-name="T5">m</text:span><text:span text:style-name="T5">é</text:span><text:span text:style-name="T5">t</text:span><text:span text:style-name="T5">h</text:span><text:span text:style-name="T5">o</text:span><text:span text:style-name="T5">d</text:span><text:span text:style-name="T5">e</text:span></text:p>
          </draw:text-box>
        </draw:frame>
        <draw:frame draw:style-name="gr3" draw:text-style-name="P4" draw:layer="layout" svg:width="0.384cm" svg:height="0.551cm" svg:x="2.146cm" svg:y="5.886cm">
          <draw:text-box>
            <text:p text:style-name="P2"><text:span text:style-name="T3">6</text:span><text:span text:style-name="T3">.</text:span></text:p>
          </draw:text-box>
        </draw:frame>
        <draw:frame draw:style-name="gr3" draw:text-style-name="P4" draw:layer="layout" svg:width="18.806cm" svg:height="0.446cm" svg:x="2.68cm" svg:y="5.963cm">
          <draw:text-box>
            <text:p text:style-name="P2"><text:span text:style-name="T5">Dessiner l’arbre </text:span><text:span text:style-name="T5">équilibré construit </text:span><text:span text:style-name="T5">par cette méthode </text:span><text:span text:style-name="T5">lorsque l’ordre infixe </text:span><text:span text:style-name="T5">de l’arbre original </text:span><text:span text:style-name="T5">est</text:span></text:p>
          </draw:text-box>
        </draw:frame>
        <draw:frame draw:style-name="gr3" draw:text-style-name="P4" draw:layer="layout" svg:width="4.482cm" svg:height="0.446cm" svg:x="8.915cm" svg:y="6.97cm">
          <draw:text-box>
            <text:p text:style-name="P2"><text:span text:style-name="T6">[</text:span><text:span text:style-name="T8">2</text:span><text:span text:style-name="T8">0</text:span><text:span text:style-name="T6">,</text:span><text:span text:style-name="T8"> </text:span><text:span text:style-name="T8">2</text:span><text:span text:style-name="T8">1</text:span><text:span text:style-name="T6">,</text:span><text:span text:style-name="T8"> </text:span><text:span text:style-name="T8">2</text:span><text:span text:style-name="T8">2</text:span><text:span text:style-name="T6">,</text:span><text:span text:style-name="T8"> </text:span><text:span text:style-name="T8">2</text:span><text:span text:style-name="T8">3</text:span><text:span text:style-name="T6">,</text:span><text:span text:style-name="T8"> </text:span><text:span text:style-name="T8">2</text:span><text:span text:style-name="T8">4</text:span><text:span text:style-name="T6">,</text:span><text:span text:style-name="T8"> </text:span><text:span text:style-name="T8">2</text:span><text:span text:style-name="T8">5</text:span><text:span text:style-name="T6">]</text:span></text:p>
          </draw:text-box>
        </draw:frame>
        <draw:frame draw:style-name="gr3" draw:text-style-name="P4" draw:layer="layout" svg:width="21.473cm" svg:height="0.446cm" svg:x="1.626cm" svg:y="7.973cm">
          <draw:text-box>
            <text:p text:style-name="P2"><text:span text:style-name="T5">O</text:span><text:span text:style-name="T5">n </text:span><text:span text:style-name="T5">d</text:span><text:span text:style-name="T5">o</text:span><text:span text:style-name="T5">n</text:span><text:span text:style-name="T5">n</text:span><text:span text:style-name="T5">e </text:span><text:span text:style-name="T5">ci</text:span><text:span text:style-name="T5">-</text:span><text:span text:style-name="T5">d</text:span><text:span text:style-name="T5">e</text:span><text:span text:style-name="T5">s</text:span><text:span text:style-name="T5">s</text:span><text:span text:style-name="T5">o</text:span><text:span text:style-name="T5">u</text:span><text:span text:style-name="T5">s </text:span><text:span text:style-name="T5">le </text:span><text:span text:style-name="T5">p</text:span><text:span text:style-name="T5">s</text:span><text:span text:style-name="T5">e</text:span><text:span text:style-name="T5">u</text:span><text:span text:style-name="T5">d</text:span><text:span text:style-name="T5">o-</text:span><text:span text:style-name="T5">c</text:span><text:span text:style-name="T5">o</text:span><text:span text:style-name="T5">d</text:span><text:span text:style-name="T5">e </text:span><text:span text:style-name="T5">d’</text:span><text:span text:style-name="T5">u</text:span><text:span text:style-name="T5">n</text:span><text:span text:style-name="T5">e </text:span><text:span text:style-name="T5">fo</text:span><text:span text:style-name="T5">n</text:span><text:span text:style-name="T5">ct</text:span><text:span text:style-name="T5">io</text:span><text:span text:style-name="T5">n </text:span><text:span text:style-name="T5">re</text:span><text:span text:style-name="T5">n</text:span><text:span text:style-name="T5">v</text:span><text:span text:style-name="T5">o</text:span><text:span text:style-name="T5">y</text:span><text:span text:style-name="T5">a</text:span><text:span text:style-name="T5">n</text:span><text:span text:style-name="T5">t </text:span><text:span text:style-name="T5">l’</text:span><text:span text:style-name="T5">or</text:span><text:span text:style-name="T5">d</text:span><text:span text:style-name="T5">re </text:span><text:span text:style-name="T5">d</text:span><text:span text:style-name="T5">e </text:span><text:span text:style-name="T5">p</text:span><text:span text:style-name="T5">ar</text:span><text:span text:style-name="T5">c</text:span><text:span text:style-name="T5">o</text:span><text:span text:style-name="T5">u</text:span><text:span text:style-name="T5">rs </text:span><text:span text:style-name="T5">in</text:span><text:span text:style-name="T5">fi</text:span><text:span text:style-name="T5">x</text:span><text:span text:style-name="T5">e </text:span><text:span text:style-name="T5">d’</text:span><text:span text:style-name="T5">u</text:span><text:span text:style-name="T5">n </text:span><text:span text:style-name="T5">ar</text:span><text:span text:style-name="T5">b</text:span><text:span text:style-name="T5">re </text:span><text:span text:style-name="T5">fo</text:span><text:span text:style-name="T5">u</text:span><text:span text:style-name="T5">r</text:span><text:span text:style-name="T5">ni </text:span><text:span text:style-name="T5">s</text:span><text:span text:style-name="T5">o</text:span><text:span text:style-name="T5">u</text:span><text:span text:style-name="T5">s</text:span></text:p>
          </draw:text-box>
        </draw:frame>
        <draw:frame draw:style-name="gr3" draw:text-style-name="P4" draw:layer="layout" svg:width="10.806cm" svg:height="0.446cm" svg:x="1.101cm" svg:y="8.452cm">
          <draw:text-box>
            <text:p text:style-name="P2"><text:span text:style-name="T5">forme d’une liste</text:span><text:span text:style-name="T6"> </text:span><text:span text:style-name="T6">Python</text:span><text:span text:style-name="T5">. Cette </text:span><text:span text:style-name="T5">fonction utilise une </text:span><text:span text:style-name="T5">pile.</text:span></text:p>
          </draw:text-box>
        </draw:frame>
        <draw:frame draw:style-name="gr1" draw:text-style-name="P1" draw:layer="layout" svg:width="0.05cm" svg:height="0.477cm" draw:transform="rotate (-3.14159265358979) translate (1.15cm 9.961cm)">
          <draw:image xlink:href="Pictures/100000010000000100000001028F582B9643F048.png" xlink:type="simple" xlink:show="embed" xlink:actuate="onLoad" draw:mime-type="image/png">
            <text:p/>
          </draw:image>
        </draw:frame>
        <draw:frame draw:style-name="gr6" draw:text-style-name="P7" draw:layer="layout" svg:width="0.21cm" svg:height="0.247cm" svg:x="0.55cm" svg:y="9.621cm">
          <draw:text-box>
            <text:p text:style-name="P2"><text:span text:style-name="T15">1</text:span></text:p>
          </draw:text-box>
        </draw:frame>
        <draw:frame draw:style-name="gr3" draw:text-style-name="P4" draw:layer="layout" svg:width="4.43cm" svg:height="0.446cm" svg:x="1.257cm" svg:y="9.459cm">
          <draw:text-box>
            <text:p text:style-name="P2"><text:span text:style-name="T6">Fon</text:span><text:span text:style-name="T6">ctio</text:span><text:span text:style-name="T6">n </text:span><text:span text:style-name="T6">infi</text:span><text:span text:style-name="T6">xe(</text:span><text:span text:style-name="T6">arbr</text:span><text:span text:style-name="T6">e) :</text:span></text:p>
          </draw:text-box>
        </draw:frame>
        <draw:frame draw:style-name="gr1" draw:text-style-name="P1" draw:layer="layout" svg:width="0.05cm" svg:height="0.477cm" draw:transform="rotate (-3.14159265358979) translate (1.15cm 10.435cm)">
          <draw:image xlink:href="Pictures/100000010000000100000001028F582B9643F048.png" xlink:type="simple" xlink:show="embed" xlink:actuate="onLoad" draw:mime-type="image/png">
            <text:p/>
          </draw:image>
        </draw:frame>
        <draw:frame draw:style-name="gr6" draw:text-style-name="P7" draw:layer="layout" svg:width="0.21cm" svg:height="0.247cm" svg:x="0.55cm" svg:y="10.099cm">
          <draw:text-box>
            <text:p text:style-name="P2"><text:span text:style-name="T15">2</text:span></text:p>
          </draw:text-box>
        </draw:frame>
        <draw:frame draw:style-name="gr3" draw:text-style-name="P4" draw:layer="layout" svg:width="3.554cm" svg:height="0.446cm" svg:x="2.062cm" svg:y="9.938cm">
          <draw:text-box>
            <text:p text:style-name="P2"><text:span text:style-name="T6">p</text:span><text:span text:style-name="T6"> </text:span><text:span text:style-name="T6">e</text:span><text:span text:style-name="T6">s</text:span><text:span text:style-name="T6">t</text:span><text:span text:style-name="T6"> </text:span><text:span text:style-name="T6">u</text:span><text:span text:style-name="T6">n</text:span><text:span text:style-name="T6">e</text:span><text:span text:style-name="T6"> </text:span><text:span text:style-name="T6">P</text:span><text:span text:style-name="T6">i</text:span><text:span text:style-name="T6">l</text:span><text:span text:style-name="T6">e</text:span><text:span text:style-name="T6"> </text:span><text:span text:style-name="T6">v</text:span><text:span text:style-name="T6">i</text:span><text:span text:style-name="T6">d</text:span><text:span text:style-name="T6">e</text:span></text:p>
          </draw:text-box>
        </draw:frame>
        <draw:frame draw:style-name="gr1" draw:text-style-name="P1" draw:layer="layout" svg:width="0.05cm" svg:height="0.477cm" draw:transform="rotate (-3.14159265358979) translate (1.15cm 10.913cm)">
          <draw:image xlink:href="Pictures/100000010000000100000001028F582B9643F048.png" xlink:type="simple" xlink:show="embed" xlink:actuate="onLoad" draw:mime-type="image/png">
            <text:p/>
          </draw:image>
        </draw:frame>
        <draw:frame draw:style-name="gr6" draw:text-style-name="P7" draw:layer="layout" svg:width="0.21cm" svg:height="0.247cm" svg:x="0.55cm" svg:y="10.577cm">
          <draw:text-box>
            <text:p text:style-name="P2"><text:span text:style-name="T15">3</text:span></text:p>
          </draw:text-box>
        </draw:frame>
        <draw:frame draw:style-name="gr3" draw:text-style-name="P4" draw:layer="layout" svg:width="4.654cm" svg:height="0.446cm" svg:x="2.062cm" svg:y="10.416cm">
          <draw:text-box>
            <text:p text:style-name="P2"><text:span text:style-name="T6">visites est une liste vide</text:span></text:p>
          </draw:text-box>
        </draw:frame>
        <draw:frame draw:style-name="gr1" draw:text-style-name="P1" draw:layer="layout" svg:width="0.05cm" svg:height="0.477cm" draw:transform="rotate (-3.14159265358979) translate (1.15cm 11.392cm)">
          <draw:image xlink:href="Pictures/100000010000000100000001028F582B9643F048.png" xlink:type="simple" xlink:show="embed" xlink:actuate="onLoad" draw:mime-type="image/png">
            <text:p/>
          </draw:image>
        </draw:frame>
        <draw:frame draw:style-name="gr6" draw:text-style-name="P7" draw:layer="layout" svg:width="0.21cm" svg:height="0.247cm" svg:x="0.55cm" svg:y="11.052cm">
          <draw:text-box>
            <text:p text:style-name="P2"><text:span text:style-name="T15">4</text:span></text:p>
          </draw:text-box>
        </draw:frame>
        <draw:frame draw:style-name="gr3" draw:text-style-name="P4" draw:layer="layout" svg:width="9.984cm" svg:height="0.446cm" svg:x="2.062cm" svg:y="10.89cm">
          <draw:text-box>
            <text:p text:style-name="P2"><text:span text:style-name="T6">n est égal à 1 # l'indice du nœud étudié dans arbre</text:span></text:p>
          </draw:text-box>
        </draw:frame>
        <draw:frame draw:style-name="gr1" draw:text-style-name="P1" draw:layer="layout" svg:width="0.05cm" svg:height="0.477cm" draw:transform="rotate (-3.14159265358979) translate (1.15cm 11.87cm)">
          <draw:image xlink:href="Pictures/100000010000000100000001028F582B9643F048.png" xlink:type="simple" xlink:show="embed" xlink:actuate="onLoad" draw:mime-type="image/png">
            <text:p/>
          </draw:image>
        </draw:frame>
        <draw:frame draw:style-name="gr6" draw:text-style-name="P7" draw:layer="layout" svg:width="0.21cm" svg:height="0.247cm" svg:x="0.55cm" svg:y="11.53cm">
          <draw:text-box>
            <text:p text:style-name="P2"><text:span text:style-name="T15">5</text:span></text:p>
          </draw:text-box>
        </draw:frame>
        <draw:frame draw:style-name="gr3" draw:text-style-name="P4" draw:layer="layout" svg:width="4.781cm" svg:height="0.446cm" svg:x="2.062cm" svg:y="11.368cm">
          <draw:text-box>
            <text:p text:style-name="P2"><text:span text:style-name="T6">repetition est égal à Vrai</text:span></text:p>
          </draw:text-box>
        </draw:frame>
        <draw:frame draw:style-name="gr1" draw:text-style-name="P1" draw:layer="layout" svg:width="0.05cm" svg:height="0.477cm" draw:transform="rotate (-3.14159265358979) translate (1.15cm 12.348cm)">
          <draw:image xlink:href="Pictures/100000010000000100000001028F582B9643F048.png" xlink:type="simple" xlink:show="embed" xlink:actuate="onLoad" draw:mime-type="image/png">
            <text:p/>
          </draw:image>
        </draw:frame>
        <draw:frame draw:style-name="gr6" draw:text-style-name="P7" draw:layer="layout" svg:width="0.21cm" svg:height="0.247cm" svg:x="0.55cm" svg:y="12.008cm">
          <draw:text-box>
            <text:p text:style-name="P2"><text:span text:style-name="T15">6</text:span></text:p>
          </draw:text-box>
        </draw:frame>
        <draw:frame draw:style-name="gr3" draw:text-style-name="P4" draw:layer="layout" svg:width="5.573cm" svg:height="0.446cm" svg:x="2.062cm" svg:y="11.847cm">
          <draw:text-box>
            <text:p text:style-name="P2"><text:span text:style-name="T6">Tant que repetition est Vrai :</text:span></text:p>
          </draw:text-box>
        </draw:frame>
        <draw:frame draw:style-name="gr1" draw:text-style-name="P1" draw:layer="layout" svg:width="0.05cm" svg:height="0.477cm" draw:transform="rotate (-3.14159265358979) translate (1.15cm 12.827cm)">
          <draw:image xlink:href="Pictures/100000010000000100000001028F582B9643F048.png" xlink:type="simple" xlink:show="embed" xlink:actuate="onLoad" draw:mime-type="image/png">
            <text:p/>
          </draw:image>
        </draw:frame>
        <draw:frame draw:style-name="gr6" draw:text-style-name="P7" draw:layer="layout" svg:width="0.21cm" svg:height="0.247cm" svg:x="0.55cm" svg:y="12.487cm">
          <draw:text-box>
            <text:p text:style-name="P2"><text:span text:style-name="T15">7</text:span></text:p>
          </draw:text-box>
        </draw:frame>
        <draw:frame draw:style-name="gr3" draw:text-style-name="P4" draw:layer="layout" svg:width="11.186cm" svg:height="0.446cm" svg:x="2.87cm" svg:y="12.325cm">
          <draw:text-box>
            <text:p text:style-name="P2"><text:span text:style-name="T6">Tant que n &lt; longueur(arbre) et arbre[n] n'est pas None :</text:span></text:p>
          </draw:text-box>
        </draw:frame>
        <draw:frame draw:style-name="gr1" draw:text-style-name="P1" draw:layer="layout" svg:width="0.05cm" svg:height="0.477cm" draw:transform="rotate (-3.14159265358979) translate (1.15cm 13.305cm)">
          <draw:image xlink:href="Pictures/100000010000000100000001028F582B9643F048.png" xlink:type="simple" xlink:show="embed" xlink:actuate="onLoad" draw:mime-type="image/png">
            <text:p/>
          </draw:image>
        </draw:frame>
        <draw:frame draw:style-name="gr6" draw:text-style-name="P7" draw:layer="layout" svg:width="0.21cm" svg:height="0.247cm" svg:x="0.55cm" svg:y="12.965cm">
          <draw:text-box>
            <text:p text:style-name="P2"><text:span text:style-name="T15">8</text:span></text:p>
          </draw:text-box>
        </draw:frame>
        <draw:frame draw:style-name="gr3" draw:text-style-name="P4" draw:layer="layout" svg:width="3.41cm" svg:height="0.446cm" svg:x="3.679cm" svg:y="12.804cm">
          <draw:text-box>
            <text:p text:style-name="P2"><text:span text:style-name="T6">Ajouter n à la pile</text:span></text:p>
          </draw:text-box>
        </draw:frame>
        <draw:frame draw:style-name="gr1" draw:text-style-name="P1" draw:layer="layout" svg:width="0.05cm" svg:height="0.477cm" draw:transform="rotate (-3.14159265358979) translate (1.15cm 13.783cm)">
          <draw:image xlink:href="Pictures/100000010000000100000001028F582B9643F048.png" xlink:type="simple" xlink:show="embed" xlink:actuate="onLoad" draw:mime-type="image/png">
            <text:p/>
          </draw:image>
        </draw:frame>
        <draw:frame draw:style-name="gr6" draw:text-style-name="P7" draw:layer="layout" svg:width="0.21cm" svg:height="0.247cm" svg:x="0.55cm" svg:y="13.443cm">
          <draw:text-box>
            <text:p text:style-name="P2"><text:span text:style-name="T15">9</text:span></text:p>
          </draw:text-box>
        </draw:frame>
        <draw:frame draw:style-name="gr3" draw:text-style-name="P4" draw:layer="layout" svg:width="10.441cm" svg:height="0.446cm" svg:x="3.679cm" svg:y="13.282cm">
          <draw:text-box>
            <text:p text:style-name="P2"><text:span text:style-name="T6">n est égal à l'indice du fils gauche du nœud d'indice n</text:span></text:p>
          </draw:text-box>
        </draw:frame>
        <draw:frame draw:style-name="gr1" draw:text-style-name="P1" draw:layer="layout" svg:width="0.05cm" svg:height="0.477cm" draw:transform="rotate (-3.14159265358979) translate (1.15cm 14.262cm)">
          <draw:image xlink:href="Pictures/100000010000000100000001028F582B9643F048.png" xlink:type="simple" xlink:show="embed" xlink:actuate="onLoad" draw:mime-type="image/png">
            <text:p/>
          </draw:image>
        </draw:frame>
        <draw:frame draw:style-name="gr6" draw:text-style-name="P7" draw:layer="layout" svg:width="0.273cm" svg:height="0.247cm" svg:x="0.419cm" svg:y="13.922cm">
          <draw:text-box>
            <text:p text:style-name="P2"><text:span text:style-name="T15">10</text:span></text:p>
          </draw:text-box>
        </draw:frame>
        <draw:frame draw:style-name="gr3" draw:text-style-name="P4" draw:layer="layout" svg:width="6.576cm" svg:height="0.446cm" svg:x="2.87cm" svg:y="13.76cm">
          <draw:text-box>
            <text:p text:style-name="P2"><text:span text:style-name="T6">Si la longueur de la pile est nulle :</text:span></text:p>
          </draw:text-box>
        </draw:frame>
        <draw:frame draw:style-name="gr1" draw:text-style-name="P1" draw:layer="layout" svg:width="0.05cm" svg:height="0.477cm" draw:transform="rotate (-3.14159265358979) translate (1.15cm 14.74cm)">
          <draw:image xlink:href="Pictures/100000010000000100000001028F582B9643F048.png" xlink:type="simple" xlink:show="embed" xlink:actuate="onLoad" draw:mime-type="image/png">
            <text:p/>
          </draw:image>
        </draw:frame>
        <draw:frame draw:style-name="gr6" draw:text-style-name="P7" draw:layer="layout" svg:width="0.273cm" svg:height="0.247cm" svg:x="0.419cm" svg:y="14.4cm">
          <draw:text-box>
            <text:p text:style-name="P2"><text:span text:style-name="T15">11</text:span></text:p>
          </draw:text-box>
        </draw:frame>
        <draw:frame draw:style-name="gr3" draw:text-style-name="P4" draw:layer="layout" svg:width="4.951cm" svg:height="0.446cm" svg:x="3.679cm" svg:y="14.239cm">
          <draw:text-box>
            <text:p text:style-name="P2"><text:span text:style-name="T6">repetition est égal à Faux</text:span></text:p>
          </draw:text-box>
        </draw:frame>
        <draw:frame draw:style-name="gr1" draw:text-style-name="P1" draw:layer="layout" svg:width="0.05cm" svg:height="0.477cm" draw:transform="rotate (-3.14159265358979) translate (1.15cm 15.219cm)">
          <draw:image xlink:href="Pictures/100000010000000100000001028F582B9643F048.png" xlink:type="simple" xlink:show="embed" xlink:actuate="onLoad" draw:mime-type="image/png">
            <text:p/>
          </draw:image>
        </draw:frame>
        <draw:frame draw:style-name="gr6" draw:text-style-name="P7" draw:layer="layout" svg:width="0.273cm" svg:height="0.247cm" svg:x="0.419cm" svg:y="14.879cm">
          <draw:text-box>
            <text:p text:style-name="P2"><text:span text:style-name="T15">12</text:span></text:p>
          </draw:text-box>
        </draw:frame>
        <draw:frame draw:style-name="gr3" draw:text-style-name="P4" draw:layer="layout" svg:width="1.336cm" svg:height="0.446cm" svg:x="2.87cm" svg:y="14.717cm">
          <draw:text-box>
            <text:p text:style-name="P2"><text:span text:style-name="T6">Sinon :</text:span></text:p>
          </draw:text-box>
        </draw:frame>
        <draw:frame draw:style-name="gr1" draw:text-style-name="P1" draw:layer="layout" svg:width="0.05cm" svg:height="0.477cm" draw:transform="rotate (-3.14159265358979) translate (1.15cm 15.693cm)">
          <draw:image xlink:href="Pictures/100000010000000100000001028F582B9643F048.png" xlink:type="simple" xlink:show="embed" xlink:actuate="onLoad" draw:mime-type="image/png">
            <text:p/>
          </draw:image>
        </draw:frame>
        <draw:frame draw:style-name="gr6" draw:text-style-name="P7" draw:layer="layout" svg:width="0.273cm" svg:height="0.247cm" svg:x="0.419cm" svg:y="15.357cm">
          <draw:text-box>
            <text:p text:style-name="P2"><text:span text:style-name="T15">13</text:span></text:p>
          </draw:text-box>
        </draw:frame>
        <draw:frame draw:style-name="gr3" draw:text-style-name="P4" draw:layer="layout" svg:width="6.877cm" svg:height="0.446cm" svg:x="3.679cm" svg:y="15.195cm">
          <draw:text-box>
            <text:p text:style-name="P2"><text:span text:style-name="T6">Dépiler une valeur de la pile dans n</text:span></text:p>
          </draw:text-box>
        </draw:frame>
        <draw:frame draw:style-name="gr1" draw:text-style-name="P1" draw:layer="layout" svg:width="0.05cm" svg:height="0.477cm" draw:transform="rotate (-3.14159265358979) translate (1.15cm 16.171cm)">
          <draw:image xlink:href="Pictures/100000010000000100000001028F582B9643F048.png" xlink:type="simple" xlink:show="embed" xlink:actuate="onLoad" draw:mime-type="image/png">
            <text:p/>
          </draw:image>
        </draw:frame>
        <draw:frame draw:style-name="gr6" draw:text-style-name="P7" draw:layer="layout" svg:width="0.273cm" svg:height="0.247cm" svg:x="0.419cm" svg:y="15.835cm">
          <draw:text-box>
            <text:p text:style-name="P2"><text:span text:style-name="T15">14</text:span></text:p>
          </draw:text-box>
        </draw:frame>
        <draw:frame draw:style-name="gr3" draw:text-style-name="P4" draw:layer="layout" svg:width="6.496cm" svg:height="0.446cm" svg:x="3.679cm" svg:y="15.674cm">
          <draw:text-box>
            <text:p text:style-name="P2"><text:span text:style-name="T6">Ajouter arbre[n] à la fin de visites</text:span></text:p>
          </draw:text-box>
        </draw:frame>
        <draw:frame draw:style-name="gr1" draw:text-style-name="P1" draw:layer="layout" svg:width="0.05cm" svg:height="0.477cm" draw:transform="rotate (-3.14159265358979) translate (1.15cm 16.649cm)">
          <draw:image xlink:href="Pictures/100000010000000100000001028F582B9643F048.png" xlink:type="simple" xlink:show="embed" xlink:actuate="onLoad" draw:mime-type="image/png">
            <text:p/>
          </draw:image>
        </draw:frame>
        <draw:frame draw:style-name="gr6" draw:text-style-name="P7" draw:layer="layout" svg:width="0.273cm" svg:height="0.247cm" svg:x="0.419cm" svg:y="16.309cm">
          <draw:text-box>
            <text:p text:style-name="P2"><text:span text:style-name="T15">15</text:span></text:p>
          </draw:text-box>
        </draw:frame>
        <draw:frame draw:style-name="gr3" draw:text-style-name="P4" draw:layer="layout" svg:width="9.916cm" svg:height="0.446cm" svg:x="3.679cm" svg:y="16.148cm">
          <draw:text-box>
            <text:p text:style-name="P2"><text:span text:style-name="T6">n est égal à l'indice du fils droit du nœud d'indice n</text:span></text:p>
          </draw:text-box>
        </draw:frame>
        <draw:frame draw:style-name="gr1" draw:text-style-name="P1" draw:layer="layout" svg:width="0.05cm" svg:height="0.477cm" draw:transform="rotate (-3.14159265358979) translate (1.15cm 17.128cm)">
          <draw:image xlink:href="Pictures/100000010000000100000001028F582B9643F048.png" xlink:type="simple" xlink:show="embed" xlink:actuate="onLoad" draw:mime-type="image/png">
            <text:p/>
          </draw:image>
        </draw:frame>
        <draw:frame draw:style-name="gr6" draw:text-style-name="P7" draw:layer="layout" svg:width="0.273cm" svg:height="0.247cm" svg:x="0.419cm" svg:y="16.788cm">
          <draw:text-box>
            <text:p text:style-name="P2"><text:span text:style-name="T15">16</text:span></text:p>
          </draw:text-box>
        </draw:frame>
        <draw:frame draw:style-name="gr3" draw:text-style-name="P4" draw:layer="layout" svg:width="3.19cm" svg:height="0.446cm" svg:x="2.062cm" svg:y="16.626cm">
          <draw:text-box>
            <text:p text:style-name="P2"><text:span text:style-name="T6">Renvoyer visites</text:span></text:p>
          </draw:text-box>
        </draw:frame>
        <draw:frame draw:style-name="gr3" draw:text-style-name="P4" draw:layer="layout" svg:width="0.384cm" svg:height="0.551cm" svg:x="2.146cm" svg:y="17.438cm">
          <draw:text-box>
            <text:p text:style-name="P2"><text:span text:style-name="T3">7.</text:span></text:p>
          </draw:text-box>
        </draw:frame>
        <draw:frame draw:style-name="gr3" draw:text-style-name="P4" draw:layer="layout" svg:width="19.849cm" svg:height="0.446cm" svg:x="2.68cm" svg:y="17.515cm">
          <draw:text-box>
            <text:p text:style-name="P2"><text:span text:style-name="T5">Transcrire cette fonction en</text:span><text:span text:style-name="T6"> Python</text:span><text:span text:style-name="T5">. On pourra utiliser une liste</text:span><text:span text:style-name="T6"> Python</text:span><text:span text:style-name="T5"> afin d’implémenter la structure</text:span></text:p>
          </draw:text-box>
        </draw:frame>
        <draw:frame draw:style-name="gr3" draw:text-style-name="P4" draw:layer="layout" svg:width="1.424cm" svg:height="0.446cm" svg:x="2.68cm" svg:y="17.994cm">
          <draw:text-box>
            <text:p text:style-name="P2"><text:span text:style-name="T5">de pile.</text:span></text:p>
          </draw:text-box>
        </draw:frame>
        <draw:frame draw:style-name="gr3" draw:text-style-name="P4" draw:layer="layout" svg:width="0.384cm" svg:height="0.551cm" svg:x="2.146cm" svg:y="18.789cm">
          <draw:text-box>
            <text:p text:style-name="P2"><text:span text:style-name="T3">8.</text:span></text:p>
          </draw:text-box>
        </draw:frame>
        <draw:frame draw:style-name="gr3" draw:text-style-name="P4" draw:layer="layout" svg:width="17.494cm" svg:height="0.446cm" svg:x="2.68cm" svg:y="18.866cm">
          <draw:text-box>
            <text:p text:style-name="P2"><text:span text:style-name="T5">Écrire en</text:span><text:span text:style-name="T6"> Python</text:span><text:span text:style-name="T5"> le code de la fonction</text:span><text:span text:style-name="T6"> construire_ABR</text:span><text:span text:style-name="T5"> décrite à la page précédente (point</text:span></text:p>
          </draw:text-box>
        </draw:frame>
        <draw:frame draw:style-name="gr4" draw:text-style-name="P5" draw:layer="layout" svg:width="1.048cm" svg:height="0.412cm" svg:x="19.037cm" svg:y="18.897cm">
          <draw:text-box>
            <text:p text:style-name="P2"><text:span text:style-name="T9">(4) de</text:span></text:p>
          </draw:text-box>
        </draw:frame>
        <draw:frame draw:style-name="gr4" draw:text-style-name="P5" draw:layer="layout" svg:width="6.36cm" svg:height="0.412cm" svg:x="2.68cm" svg:y="19.32cm">
          <draw:text-box>
            <text:p text:style-name="P2"><text:span text:style-name="T9">l’encadré «équilibrage d’un arbre»).</text:span></text:p>
          </draw:text-box>
        </draw:frame>
        <draw:frame draw:style-name="gr4" draw:text-style-name="P5" draw:layer="layout" svg:width="0.569cm" svg:height="0.412cm" svg:x="10.287cm" svg:y="28.633cm">
          <draw:text-box>
            <text:p text:style-name="P2"><text:span text:style-name="T9">8/8</text:span></text:p>
          </draw:text-box>
        </draw:frame>
        <draw:frame draw:style-name="gr4" draw:text-style-name="P5" draw:layer="layout" svg:width="4.434cm" svg:height="0.501cm" svg:x="15.634cm" svg:y="28.563cm">
          <draw:text-box>
            <text:p text:style-name="P2"><text:span text:style-name="T10">Bac Blanc NSI - Mars 2022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MMath10ular" svg:font-family="LMMath10ular" style:font-pitch="variable"/>
    <style:font-face style:name="LMMath10ular1" svg:font-family="LMMath10ular"/>
    <style:font-face style:name="LMMath8ular" svg:font-family="LMMath8ular" style:font-pitch="variable"/>
    <style:font-face style:name="LMMath8ular1" svg:font-family="LMMath8ular"/>
    <style:font-face style:name="LMMathSymbols10ular" svg:font-family="LMMathSymbols10ular" style:font-pitch="variable"/>
    <style:font-face style:name="LMMathSymbols10ular1" svg:font-family="LMMathSymbols10ular"/>
    <style:font-face style:name="LMMono10" svg:font-family="LMMono10"/>
    <style:font-face style:name="LMMono101" svg:font-family="LMMono10" style:font-pitch="variable"/>
    <style:font-face style:name="LMMono10ular" svg:font-family="LMMono10ular" style:font-pitch="variable"/>
    <style:font-face style:name="LMMono10ular1" svg:font-family="LMMono10ular"/>
    <style:font-face style:name="LMMonoLt10" svg:font-family="LMMonoLt10"/>
    <style:font-face style:name="LMMonoLt101" svg:font-family="LMMonoLt10" style:font-pitch="variable"/>
    <style:font-face style:name="LMRoman10" svg:font-family="LMRoman10" style:font-pitch="variable"/>
    <style:font-face style:name="LMRoman101" svg:font-family="LMRoman10"/>
    <style:font-face style:name="LMRoman10ular" svg:font-family="LMRoman10ular" style:font-pitch="variable"/>
    <style:font-face style:name="LMRoman10ular1" svg:font-family="LMRoman10ular"/>
    <style:font-face style:name="LMRoman12" svg:font-family="LMRoman12" style:font-pitch="variable"/>
    <style:font-face style:name="LMRoman121" svg:font-family="LMRoman12"/>
    <style:font-face style:name="LMRoman6ular" svg:font-family="LMRoman6ular" style:font-pitch="variable"/>
    <style:font-face style:name="LMRoman6ular1" svg:font-family="LMRoman6ular"/>
    <style:font-face style:name="LMRoman8" svg:font-family="LMRoman8" style:font-pitch="variable"/>
    <style:font-face style:name="LMRoman81" svg:font-family="LMRoman8"/>
    <style:font-face style:name="LMRoman9" svg:font-family="LMRoman9" style:font-pitch="variable"/>
    <style:font-face style:name="LMRoman91" svg:font-family="LMRoman9"/>
    <style:font-face style:name="LMRoman9ular" svg:font-family="LMRoman9ular" style:font-pitch="variable"/>
    <style:font-face style:name="LMRoman9ular1" svg:font-family="LMRoman9ular"/>
    <style:font-face style:name="LMRomanCaps10ular" svg:font-family="LMRomanCaps10ular" style:font-pitch="variable"/>
    <style:font-face style:name="LMRomanCaps10ular1" svg:font-family="LMRomanCaps10ular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1.1cm" fo:margin-right="1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72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4-13T06:53:19.497151649</dc:date>
    <meta:editing-duration>PT45S</meta:editing-duration>
    <meta:editing-cycles>1</meta:editing-cycles>
    <meta:document-statistic meta:object-count="739"/>
    <meta:generator>LibreOffice/7.2.6.2$Linux_X86_64 LibreOffice_project/20$Build-2</meta:generator>
  </office:meta>
</office:document-meta>
</file>